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674cm"/>
    </style:style>
    <style:style style:name="co3" style:family="table-column">
      <style:table-column-properties fo:break-before="auto" style:column-width="2.678cm"/>
    </style:style>
    <style:style style:name="co4" style:family="table-column">
      <style:table-column-properties fo:break-before="auto" style:column-width="0.688cm"/>
    </style:style>
    <style:style style:name="co5" style:family="table-column">
      <style:table-column-properties fo:break-before="auto" style:column-width="9.779cm"/>
    </style:style>
    <style:style style:name="co6" style:family="table-column">
      <style:table-column-properties fo:break-before="auto" style:column-width="2.258cm"/>
    </style:style>
    <style:style style:name="co7" style:family="table-column">
      <style:table-column-properties fo:break-before="auto" style:column-width="0.693cm"/>
    </style:style>
    <style:style style:name="co8" style:family="table-column">
      <style:table-column-properties fo:break-before="auto" style:column-width="3cm"/>
    </style:style>
    <style:style style:name="co9" style:family="table-column">
      <style:table-column-properties fo:break-before="auto" style:column-width="2.477cm"/>
    </style:style>
    <style:style style:name="co10" style:family="table-column">
      <style:table-column-properties fo:break-before="auto" style:column-width="1.102cm"/>
    </style:style>
    <style:style style:name="co11" style:family="table-column">
      <style:table-column-properties fo:break-before="auto" style:column-width="10.416cm"/>
    </style:style>
    <style:style style:name="co12" style:family="table-column">
      <style:table-column-properties fo:break-before="auto" style:column-width="3.551cm"/>
    </style:style>
    <style:style style:name="co13" style:family="table-column">
      <style:table-column-properties fo:break-before="auto" style:column-width="2.946cm"/>
    </style:style>
    <style:style style:name="co14" style:family="table-column">
      <style:table-column-properties fo:break-before="auto" style:column-width="0.926cm"/>
    </style:style>
    <style:style style:name="co15" style:family="table-column">
      <style:table-column-properties fo:break-before="auto" style:column-width="0.891cm"/>
    </style:style>
    <style:style style:name="co16" style:family="table-column">
      <style:table-column-properties fo:break-before="auto" style:column-width="8.433cm"/>
    </style:style>
    <style:style style:name="co17" style:family="table-column">
      <style:table-column-properties fo:break-before="auto" style:column-width="0.848cm"/>
    </style:style>
    <style:style style:name="co18" style:family="table-column">
      <style:table-column-properties fo:break-before="auto" style:column-width="5.731cm"/>
    </style:style>
    <style:style style:name="co19" style:family="table-column">
      <style:table-column-properties fo:break-before="auto" style:column-width="3.078cm"/>
    </style:style>
    <style:style style:name="co20" style:family="table-column">
      <style:table-column-properties fo:break-before="auto" style:column-width="4.378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ro3" style:family="table-row">
      <style:table-row-properties style:row-height="1.236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3.29cm" fo:break-before="auto" style:use-optimal-row-height="true"/>
    </style:style>
    <style:style style:name="ro6" style:family="table-row">
      <style:table-row-properties style:row-height="1.868cm" fo:break-before="auto" style:use-optimal-row-height="true"/>
    </style:style>
    <style:style style:name="ro7" style:family="table-row">
      <style:table-row-properties style:row-height="1.699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1.339cm" fo:break-before="auto" style:use-optimal-row-height="false"/>
    </style:style>
    <style:style style:name="ro10" style:family="table-row">
      <style:table-row-properties style:row-height="1.111cm" fo:break-before="auto" style:use-optimal-row-height="false"/>
    </style:style>
    <style:style style:name="ro11" style:family="table-row">
      <style:table-row-properties style:row-height="1.268cm" fo:break-before="auto" style:use-optimal-row-height="true"/>
    </style:style>
    <style:style style:name="ro12" style:family="table-row">
      <style:table-row-properties style:row-height="0.861cm" fo:break-before="auto" style:use-optimal-row-height="true"/>
    </style:style>
    <style:style style:name="ro13" style:family="table-row">
      <style:table-row-properties style:row-height="1.674cm" fo:break-before="auto" style:use-optimal-row-height="true"/>
    </style:style>
    <style:style style:name="ro14" style:family="table-row">
      <style:table-row-properties style:row-height="0.499cm" fo:break-before="auto" style:use-optimal-row-height="false"/>
    </style:style>
    <style:style style:name="ro15" style:family="table-row">
      <style:table-row-properties style:row-height="0.452cm" fo:break-before="auto" style:use-optimal-row-height="false"/>
    </style:style>
    <style:style style:name="ro16" style:family="table-row">
      <style:table-row-properties style:row-height="1.503cm" fo:break-before="auto" style:use-optimal-row-height="false"/>
    </style:style>
    <style:style style:name="ro17" style:family="table-row">
      <style:table-row-properties style:row-height="2.348cm" fo:break-before="auto" style:use-optimal-row-height="true"/>
    </style:style>
    <style:style style:name="ro18" style:family="table-row">
      <style:table-row-properties style:row-height="0.487cm" fo:break-before="auto" style:use-optimal-row-height="true"/>
    </style:style>
    <style:style style:name="ro19" style:family="table-row">
      <style:table-row-properties style:row-height="0.57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style:style style:name="ce76" style:family="table-cell" style:parent-style-name="Default">
      <style:text-properties style:font-name="Liberation Sans" fo:font-size="10pt" style:font-size-asian="10pt" style:font-size-complex="10pt"/>
    </style:style>
    <style:style style:name="ce84" style:family="table-cell" style:parent-style-name="Default">
      <style:table-cell-properties fo:background-color="#8cfaf7"/>
    </style:style>
    <style:style style:name="ce86" style:family="table-cell" style:parent-style-name="Default">
      <style:table-cell-properties fo:background-color="#8cfaf7"/>
      <style:text-properties style:font-name="Liberation Sans" fo:font-size="10pt" style:font-size-asian="10pt" style:font-size-complex="10pt"/>
    </style:style>
    <style:style style:name="ce87"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88"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beration Sans" fo:font-size="10pt" fo:font-weight="normal" style:font-size-asian="10pt" style:font-weight-asian="normal" style:font-size-complex="10pt" style:font-weight-complex="normal"/>
    </style:style>
    <style:style style:name="ce106" style:family="table-cell" style:parent-style-name="Default">
      <style:table-cell-properties style:vertical-align="top"/>
      <style:text-properties style:font-name="Liberation Sans" fo:font-size="10pt" style:font-size-asian="10pt" style:font-size-complex="10pt"/>
    </style:style>
    <style:style style:name="ce10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112"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16" style:family="table-cell" style:parent-style-name="Default" style:data-style-name="N116"/>
    <style:style style:name="ce17" style:family="table-cell" style:parent-style-name="Default" style:data-style-name="N116">
      <style:table-cell-properties fo:background-color="#8cfaf7"/>
      <style:text-properties style:font-name="Liberation Sans" fo:font-size="10pt" style:font-size-asian="10pt" style:font-size-complex="10pt"/>
    </style:style>
    <style:style style:name="ce18" style:family="table-cell" style:parent-style-name="Default" style:data-style-name="N116">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data-style-name="N116">
      <style:text-properties style:font-name="Liberation Sans" fo:font-size="10pt" style:font-size-asian="10pt" style:font-size-complex="10pt"/>
    </style:style>
    <style:style style:name="ce20" style:family="table-cell" style:parent-style-name="Default" style:data-style-name="N116">
      <style:table-cell-properties style:vertical-align="bottom"/>
      <style:text-properties style:font-name="Liberation Sans" fo:font-size="10pt" style:font-size-asian="10pt" style:font-size-complex="10pt"/>
    </style:style>
    <style:style style:name="ce21" style:family="table-cell" style:parent-style-name="Default" style:data-style-name="N116">
      <style:table-cell-properties fo:background-color="#8cfaf7"/>
    </style:style>
    <style:style style:name="ce22" style:family="table-cell" style:parent-style-name="Default" style:data-style-name="N116">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16">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data-style-name="N2">
      <style:text-properties style:font-name="Liberation Sans" fo:font-size="10pt" style:font-size-asian="10pt" style:font-size-complex="10pt"/>
    </style:style>
    <style:style style:name="ce117" style:family="table-cell" style:parent-style-name="Default" style:data-style-name="N2">
      <style:table-cell-properties fo:background-color="#8cfaf7"/>
      <style:text-properties style:font-name="Liberation Sans" fo:font-size="10pt" style:font-size-asian="10pt" style:font-size-complex="10pt"/>
    </style:style>
    <style:style style:name="ce118"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data-style-name="N2">
      <style:table-cell-properties style:vertical-align="bottom"/>
      <style:text-properties style:font-name="Liberation Sans" fo:font-size="10pt" style:font-size-asian="10pt" style:font-size-complex="10pt"/>
    </style:style>
    <style:style style:name="ce121"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transparent"/>
    </style:style>
    <style:style style:name="ce31" style:family="table-cell" style:parent-style-name="Default">
      <style:table-cell-properties fo:wrap-option="wrap"/>
      <style:text-properties style:font-name="Liberation Sans" fo:font-size="10pt" style:font-size-asian="10pt" style:font-size-complex="10pt"/>
    </style:style>
    <style:style style:name="ce125" style:family="table-cell" style:parent-style-name="Default">
      <style:text-properties style:font-name="Liberation Sans" fo:font-size="10pt" fo:font-weight="bold" style:font-size-asian="10pt" style:font-weight-asian="bold" style:font-size-complex="10pt" style:font-weight-complex="bold"/>
    </style:style>
    <style:style style:name="ce126" style:family="table-cell" style:parent-style-name="Default">
      <style:table-cell-properties fo:background-color="#05ecfa"/>
      <style:text-properties style:font-name="Liberation Sans" fo:font-size="10pt" fo:font-weight="bold" style:font-size-asian="10pt" style:font-weight-asian="bold" style:font-size-complex="10pt" style:font-weight-complex="bold"/>
    </style:style>
    <style:style style:name="ce127"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31" style:family="table-cell" style:parent-style-name="Default" style:data-style-name="N100">
      <style:text-properties style:font-name="Liberation Sans" fo:font-size="10pt" style:font-size-asian="10pt" style:font-size-complex="10pt"/>
    </style:style>
    <style:style style:name="ce132" style:family="table-cell" style:parent-style-name="Default" style:data-style-name="N100">
      <style:text-properties style:font-name="Liberation Sans" fo:font-size="10pt" style:font-name-asian="Segoe UI" style:font-size-asian="10pt" style:font-name-complex="Tahoma" style:font-size-complex="10pt"/>
    </style:style>
    <style:style style:name="ce13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data-style-name="N116">
      <style:text-properties style:font-name="Liberation Sans" fo:font-size="10pt" fo:font-weight="bold" style:font-size-asian="10pt" style:font-weight-asian="bold" style:font-size-complex="10pt" style:font-weight-complex="bold"/>
    </style:style>
    <style:style style:name="ce136" style:family="table-cell" style:parent-style-name="Default" style:data-style-name="N116">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data-style-name="N116">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fo:wrap-option="wrap"/>
      <style:text-properties style:font-name="Liberation Sans" fo:font-size="10pt" style:font-size-asian="10pt" style:font-size-complex="10pt"/>
    </style:style>
    <style:style style:name="ce141" style:family="table-cell" style:parent-style-name="Default" style:data-style-name="N116">
      <style:table-cell-properties fo:background-color="#bdbdbd"/>
      <style:text-properties style:font-name="Liberation Sans" fo:font-size="10pt" fo:font-weight="bold" style:font-size-asian="10pt" style:font-weight-asian="bold" style:font-size-complex="10pt" style:font-weight-complex="bold"/>
    </style:style>
    <style:style style:name="ce146" style:family="table-cell" style:parent-style-name="Default" style:data-style-name="N116">
      <style:table-cell-properties style:vertical-align="top"/>
      <style:text-properties style:font-name="Liberation Sans" fo:font-size="10pt" style:font-size-asian="10pt" style:font-size-complex="10pt"/>
    </style:style>
    <style:style style:name="ce128"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148"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149"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style:font-size-asian="10pt" style:font-size-complex="10pt"/>
    </style:style>
    <style:style style:name="ce150"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name-asian="Segoe UI" style:font-size-asian="10pt" style:font-name-complex="Tahoma" style:font-size-complex="10pt"/>
    </style:style>
    <style:style style:name="ce151"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52"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55" style:family="table-cell" style:parent-style-name="Default" style:data-style-name="N2">
      <style:text-properties style:font-name="Liberation Sans" fo:font-size="10pt" fo:font-weight="bold" style:font-size-asian="10pt" style:font-weight-asian="bold" style:font-size-complex="10pt" style:font-weight-complex="bold"/>
    </style:style>
    <style:style style:name="ce56" style:family="table-cell" style:parent-style-name="Default" style:data-style-name="N2">
      <style:table-cell-properties fo:wrap-option="wrap"/>
      <style:text-properties style:font-name="Liberation Sans" fo:font-size="10pt" style:font-size-asian="10pt" style:font-size-complex="10pt"/>
    </style:style>
    <style:style style:name="ce161" style:family="table-cell" style:parent-style-name="Default" style:data-style-name="N2">
      <style:table-cell-properties fo:background-color="#bdbdbd"/>
      <style:text-properties style:font-name="Liberation Sans" fo:font-size="10pt" fo:font-weight="bold" style:font-size-asian="10pt" style:font-weight-asian="bold" style:font-size-complex="10pt" style:font-weight-complex="bold"/>
    </style:style>
    <style:style style:name="ce162" style:family="table-cell" style:parent-style-name="Default" style:data-style-name="N2">
      <style:table-cell-properties fo:border-bottom="0.74pt solid #000000" fo:border-left="none" fo:border-right="none" fo:border-top="none"/>
      <style:text-properties style:font-name="Liberation Sans" fo:font-size="10pt" fo:font-weight="bold" style:font-size-asian="10pt" style:font-weight-asian="bold" style:font-size-complex="10pt" style:font-weight-complex="bold"/>
    </style:style>
    <style:style style:name="ce166" style:family="table-cell" style:parent-style-name="Default" style:data-style-name="N2">
      <style:table-cell-properties fo:border="none"/>
      <style:text-properties style:font-name="Liberation Sans" fo:font-size="10pt" style:font-size-asian="10pt" style:font-size-complex="10pt"/>
    </style:style>
    <style:style style:name="ce167" style:family="table-cell" style:parent-style-name="Default" style:data-style-name="N2">
      <style:table-cell-properties fo:border-bottom="0.74pt solid #000000" fo:border-left="none" fo:border-right="none" fo:border-top="none"/>
      <style:text-properties style:font-name="Liberation Sans" fo:font-size="10pt" style:font-size-asian="10pt" style:font-size-complex="10pt"/>
    </style:style>
    <style:style style:name="ce169" style:family="table-cell" style:parent-style-name="Default" style:data-style-name="N2">
      <style:table-cell-properties fo:border="none"/>
      <style:text-properties style:font-name="Liberation Sans" fo:font-size="10pt" fo:font-weight="bold" style:font-size-asian="10pt" style:font-weight-asian="bold" style:font-size-complex="10pt" style:font-weight-complex="bold"/>
    </style:style>
    <style:style style:name="ce170" style:family="table-cell" style:parent-style-name="Default" style:data-style-name="N2">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72" style:family="table-cell" style:parent-style-name="Default">
      <style:table-cell-properties fo:border="none"/>
      <style:text-properties style:font-name="Liberation Sans" fo:font-size="10pt" style:font-size-asian="10pt" style:font-size-complex="10pt"/>
    </style:style>
    <style:style style:name="ce175" style:family="table-cell" style:parent-style-name="Default">
      <style:table-cell-properties fo:border-bottom="0.74pt solid #000000" fo:border-left="none" fo:border-right="none" fo:border-top="none"/>
      <style:text-properties style:font-name="Liberation Sans" fo:font-size="10pt" style:font-size-asian="10pt" style:font-size-complex="10pt"/>
    </style:style>
    <style:style style:name="ce177"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178"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79"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68"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81"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184"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71"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4"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05"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06" style:family="table-cell" style:parent-style-name="Default" style:data-style-name="N1">
      <style:table-cell-properties style:text-align-source="fix" style:repeat-content="false"/>
      <style:paragraph-properties fo:text-align="end" fo:margin-left="0cm"/>
      <style:text-properties style:font-name="Liberation Sans" fo:font-size="10pt" style:font-size-asian="10pt" style:font-size-complex="10pt"/>
    </style:style>
    <style:style style:name="ce207"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209"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210"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211"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222"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228"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229"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234"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220" style:family="table-cell" style:parent-style-name="Default">
      <style:text-properties style:font-name="Liberation Sans Narrow" fo:font-size="11pt" style:font-size-asian="11pt" style:font-size-complex="11pt"/>
    </style:style>
    <style:style style:name="ce221" style:family="table-cell" style:parent-style-name="Default">
      <style:table-cell-properties fo:background-color="#00ffff" style:text-align-source="fix" style:repeat-content="false" style:vertical-align="middle"/>
      <style:paragraph-properties fo:text-align="start" fo:margin-left="0cm"/>
      <style:text-properties style:font-name="Liberation Sans Narrow" fo:font-size="11pt" fo:font-weight="bold" style:font-size-asian="11pt" style:font-weight-asian="bold" style:font-size-complex="11pt" style:font-weight-complex="bold"/>
    </style:style>
    <style:style style:name="ce223" style:family="table-cell" style:parent-style-name="Default">
      <style:text-properties style:font-name="Liberation Sans Narrow" fo:font-size="11pt" fo:font-weight="bold" style:font-size-asian="11pt" style:font-weight-asian="bold" style:font-size-complex="11pt" style:font-weight-complex="bold"/>
    </style:style>
    <style:style style:name="ce224" style:family="table-cell" style:parent-style-name="Default">
      <style:table-cell-properties style:text-align-source="fix" style:repeat-content="false"/>
      <style:paragraph-properties fo:text-align="center" fo:margin-left="0cm"/>
      <style:text-properties style:font-name="Liberation Sans Narrow" fo:font-size="11pt" style:font-size-asian="11pt" style:font-size-complex="11pt"/>
    </style:style>
    <style:style style:name="ce225" style:family="table-cell" style:parent-style-name="Default">
      <style:table-cell-properties fo:background-color="#00ffff"/>
      <style:text-properties style:font-name="Liberation Sans Narrow" fo:font-size="11pt" fo:font-weight="bold" style:font-size-asian="11pt" style:font-weight-asian="bold" style:font-size-complex="11pt" style:font-weight-complex="bold"/>
    </style:style>
    <style:style style:name="ce226" style:family="table-cell" style:parent-style-name="Default">
      <style:table-cell-properties style:text-align-source="fix" style:repeat-content="false" style:vertical-align="middle"/>
      <style:paragraph-properties fo:text-align="center"/>
      <style:text-properties style:font-name="Liberation Sans Narrow" fo:font-size="11pt" style:font-size-asian="11pt" style:font-size-complex="11pt"/>
    </style:style>
    <style:style style:name="ce227" style:family="table-cell" style:parent-style-name="Default" style:data-style-name="N11">
      <style:text-properties style:font-name="Liberation Sans Narrow" fo:font-size="11pt" style:font-size-asian="11pt" style:font-size-complex="11pt"/>
    </style:style>
    <style:style style:name="ce95" style:family="table-cell" style:parent-style-name="Default">
      <style:table-cell-properties style:text-align-source="fix" style:repeat-content="false"/>
      <style:paragraph-properties fo:text-align="end" fo:margin-left="0cm"/>
      <style:text-properties style:font-name="Liberation Sans Narrow" fo:font-size="11pt" fo:font-weight="bold" style:font-size-asian="11pt" style:font-weight-asian="bold" style:font-size-complex="11pt" style:font-weight-complex="bold"/>
    </style:style>
    <style:style style:name="ce96" style:family="table-cell" style:parent-style-name="Default">
      <style:table-cell-properties fo:border-bottom="0.74pt dotted #000000" fo:border-left="none" fo:border-right="none" fo:border-top="none"/>
      <style:text-properties style:font-name="Liberation Sans Narrow" fo:font-size="11pt" style:font-size-asian="11pt" style:font-size-complex="11pt"/>
    </style:style>
    <style:style style:name="ce230" style:family="table-cell" style:parent-style-name="Default">
      <style:table-cell-properties style:text-align-source="fix" style:repeat-content="false"/>
      <style:paragraph-properties fo:text-align="end" fo:margin-left="0cm"/>
      <style:text-properties style:font-name="Liberation Sans Narrow" fo:font-size="11pt" style:font-size-asian="11pt" style:font-size-complex="11pt"/>
    </style:style>
    <style:style style:name="ce231" style:family="table-cell" style:parent-style-name="Default" style:data-style-name="N4">
      <style:text-properties style:font-name="Liberation Sans Narrow" fo:font-size="11pt" style:font-size-asian="11pt" style:font-size-complex="11pt"/>
    </style:style>
    <style:style style:name="ce232" style:family="table-cell" style:parent-style-name="Default" style:data-style-name="N4">
      <style:table-cell-properties fo:border-bottom="0.74pt solid #000000" fo:border-left="none" fo:border-right="none" fo:border-top="none"/>
      <style:text-properties style:font-name="Liberation Sans Narrow" fo:font-size="11pt" style:font-size-asian="11pt" style:font-size-complex="11pt"/>
    </style:style>
    <style:style style:name="ce233" style:family="table-cell" style:parent-style-name="Default" style:data-style-name="N4">
      <style:table-cell-properties fo:border-bottom="none" fo:border-left="none" fo:border-right="none" fo:border-top="0.74pt solid #000000"/>
      <style:text-properties style:font-name="Liberation Sans Narrow" fo:font-size="11pt" fo:font-weight="bold" style:font-size-asian="11pt" style:font-weight-asian="bold" style:font-size-complex="11pt" style:font-weight-complex="bold"/>
    </style:style>
    <style:style style:name="ce235" style:family="table-cell" style:parent-style-name="Default">
      <style:table-cell-properties fo:border-bottom="0.74pt solid #000000" fo:border-left="none" fo:border-right="none" fo:border-top="none"/>
      <style:text-properties style:font-name="Liberation Sans Narrow" fo:font-size="11pt" style:font-size-asian="11pt" style:font-size-complex="11pt"/>
    </style:style>
    <style:style style:name="ce236" style:family="table-cell" style:parent-style-name="Default" style:data-style-name="N4">
      <style:text-properties style:font-name="Liberation Sans Narrow" fo:font-size="11pt" fo:font-weight="bold" style:font-size-asian="11pt" style:font-weight-asian="bold" style:font-size-complex="11pt" style:font-weight-complex="bold"/>
    </style:style>
    <style:style style:name="T1"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Unicode M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font-weight="bold"/>
    </style:style>
    <style:style style:name="T6" style:family="text">
      <style:text-properties fo:language="es" fo:country="ES"/>
    </style:style>
  </office:automatic-styles>
  <office:body>
    <office:spreadsheet>
      <table:calculation-settings table:automatic-find-labels="false" table:use-regular-expressions="false" table:use-wildcards="true"/>
      <table:table table:name="preus unitaris" table:style-name="ta1">
        <table:table-column table:style-name="co1" table:default-cell-style-name="Default"/>
        <table:table-column table:style-name="co2"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6"/>
        <table:table-column table:style-name="co6" table:visibility="collapse" table:default-cell-style-name="Default"/>
        <table:table-column table:style-name="co6" table:visibility="collapse" table:default-cell-style-name="ce123"/>
        <table:table-column table:style-name="co6" table:visibility="collapse" table:number-columns-repeated="2" table:default-cell-style-name="Default"/>
        <table:table-row table:style-name="ro1">
          <table:table-cell table:number-columns-repeated="8"/>
          <table:table-cell table:style-name="Default" office:value-type="string" calcext:value-type="string">
            <text:p>Preus antics</text:p>
          </table:table-cell>
          <table:table-cell table:style-name="ce123" office:value-type="string" calcext:value-type="string">
            <text:p>Preus alternatius</text:p>
          </table:table-cell>
          <table:table-cell/>
        </table:table-row>
        <table:table-row table:style-name="ro1">
          <table:table-cell/>
          <table:table-cell table:style-name="ce84" office:value-type="string" calcext:value-type="string">
            <text:p>MATERIAL ENLLAÇ – CGP+CS</text:p>
          </table:table-cell>
          <table:table-cell table:style-name="ce84" table:number-columns-repeated="2"/>
          <table:table-cell table:style-name="ce86" table:number-columns-repeated="2"/>
          <table:table-cell table:style-name="ce17"/>
          <table:table-cell/>
          <table:table-cell table:style-name="ce117"/>
          <table:table-cell table:style-name="ce123"/>
          <table:table-cell/>
        </table:table-row>
        <table:table-row table:style-name="ro1">
          <table:table-cell table:number-columns-repeated="2"/>
          <table:table-cell office:value-type="string" calcext:value-type="string">
            <text:p>01</text:p>
          </table:table-cell>
          <table:table-cell office:value-type="string" calcext:value-type="string">
            <text:p>CS400</text:p>
          </table:table-cell>
          <table:table-cell table:style-name="ce76" office:value-type="string" calcext:value-type="string">
            <text:p>ud</text:p>
          </table:table-cell>
          <table:table-cell table:style-name="ce111" office:value-type="string" calcext:value-type="string">
            <text:p>Caixa de seccionament</text:p>
          </table:table-cell>
          <table:table-cell table:style-name="ce18" office:value-type="float" office:value="338" calcext:value-type="float">
            <text:p>338,000</text:p>
          </table:table-cell>
          <table:table-cell office:value-type="string" calcext:value-type="string">
            <text:p>Biel B</text:p>
          </table:table-cell>
          <table:table-cell table:style-name="ce118" office:value-type="float" office:value="338" calcext:value-type="float">
            <text:p>338,00</text:p>
          </table:table-cell>
          <table:table-cell table:style-name="ce123"/>
          <table:table-cell/>
        </table:table-row>
        <table:table-row table:style-name="ro1">
          <table:table-cell table:number-columns-repeated="2"/>
          <table:table-cell office:value-type="string" calcext:value-type="string">
            <text:p>01</text:p>
          </table:table-cell>
          <table:table-cell office:value-type="string" calcext:value-type="string">
            <text:p>CGP9160</text:p>
          </table:table-cell>
          <table:table-cell table:style-name="ce76" office:value-type="string" calcext:value-type="string">
            <text:p>ud</text:p>
          </table:table-cell>
          <table:table-cell table:style-name="ce112" office:value-type="string" calcext:value-type="string">
            <text:p>Caixa general de protecció PNZ-CGP 9-160A</text:p>
          </table:table-cell>
          <table:table-cell table:style-name="ce18" office:value-type="float" office:value="128.53" calcext:value-type="float">
            <text:p>128,530</text:p>
          </table:table-cell>
          <table:table-cell office:value-type="string" calcext:value-type="string">
            <text:p>Biel B</text:p>
          </table:table-cell>
          <table:table-cell table:style-name="ce118" office:value-type="float" office:value="199.21" calcext:value-type="float">
            <text:p>199,21</text:p>
          </table:table-cell>
          <table:table-cell table:style-name="ce123"/>
          <table:table-cell/>
        </table:table-row>
        <table:table-row table:style-name="ro1">
          <table:table-cell table:number-columns-repeated="2"/>
          <table:table-cell office:value-type="string" calcext:value-type="string">
            <text:p>01</text:p>
          </table:table-cell>
          <table:table-cell office:value-type="string" calcext:value-type="string">
            <text:p>FUS160</text:p>
          </table:table-cell>
          <table:table-cell table:style-name="ce76" office:value-type="string" calcext:value-type="string">
            <text:p>ud</text:p>
          </table:table-cell>
          <table:table-cell table:style-name="ce112" office:value-type="string" calcext:value-type="string">
            <text:p>Fusible de fulles gG 160 A T2, poder de tall 120 kA, mida T2</text:p>
          </table:table-cell>
          <table:table-cell table:style-name="ce134" office:value-type="float" office:value="25.24" calcext:value-type="float">
            <text:p>25,240</text:p>
          </table:table-cell>
          <table:table-cell office:value-type="string" calcext:value-type="string">
            <text:p>Joan Marc</text:p>
          </table:table-cell>
          <table:table-cell table:style-name="ce119" office:value-type="float" office:value="21" calcext:value-type="float">
            <text:p>21,00</text:p>
          </table:table-cell>
          <table:table-cell table:style-name="ce123" office:value-type="string" calcext:value-type="string">
            <text:p>(pemdent fitxa tècnica)</text:p>
          </table:table-cell>
          <table:table-cell/>
        </table:table-row>
        <table:table-row table:style-name="ro1">
          <table:table-cell table:number-columns-repeated="2"/>
          <table:table-cell office:value-type="string" calcext:value-type="string">
            <text:p>01</text:p>
          </table:table-cell>
          <table:table-cell office:value-type="string" calcext:value-type="string">
            <text:p>NIX_01</text:p>
          </table:table-cell>
          <table:table-cell table:style-name="ce76" office:value-type="string" calcext:value-type="string">
            <text:p>ud</text:p>
          </table:table-cell>
          <table:table-cell table:style-name="ce112" office:value-type="string" calcext:value-type="string">
            <text:p>Marc i porta metàl·lica</text:p>
          </table:table-cell>
          <table:table-cell table:style-name="ce20"/>
          <table:table-cell office:value-type="string" calcext:value-type="string">
            <text:p>Marc</text:p>
          </table:table-cell>
          <table:table-cell table:style-name="ce120" office:value-type="float" office:value="110" calcext:value-type="float">
            <text:p>110,00</text:p>
          </table:table-cell>
          <table:table-cell table:style-name="ce123"/>
          <table:table-cell/>
        </table:table-row>
        <table:table-row table:style-name="ro1">
          <table:table-cell table:number-columns-repeated="4"/>
          <table:table-cell table:style-name="ce76"/>
          <table:table-cell table:style-name="ce112"/>
          <table:table-cell table:style-name="ce20"/>
          <table:table-cell/>
          <table:table-cell table:style-name="ce120"/>
          <table:table-cell table:style-name="ce123"/>
          <table:table-cell/>
        </table:table-row>
        <table:table-row table:style-name="ro1">
          <table:table-cell/>
          <table:table-cell table:style-name="ce84" office:value-type="string" calcext:value-type="string">
            <text:p>MATERIAL ENLLAÇ – CC</text:p>
          </table:table-cell>
          <table:table-cell table:style-name="ce84" table:number-columns-repeated="4"/>
          <table:table-cell table:style-name="ce21"/>
          <table:table-cell/>
          <table:table-cell table:style-name="ce84"/>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IGM160</text:p>
          </table:table-cell>
          <table:table-cell table:style-name="ce76" office:value-type="string" calcext:value-type="string">
            <text:p>ud</text:p>
          </table:table-cell>
          <table:table-cell table:style-name="ce112" office:value-type="string" calcext:value-type="string">
            <text:p>Mòdul d'interruptor general de maniobra de 160 A</text:p>
          </table:table-cell>
          <table:table-cell table:style-name="ce18" office:value-type="float" office:value="163.59" calcext:value-type="float">
            <text:p>163,590</text:p>
          </table:table-cell>
          <table:table-cell office:value-type="string" calcext:value-type="string">
            <text:p>Miquel B</text:p>
          </table:table-cell>
          <table:table-cell table:style-name="ce118" office:value-type="float" office:value="135.23" calcext:value-type="float">
            <text:p>135,23</text:p>
          </table:table-cell>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3TE</text:p>
          </table:table-cell>
          <table:table-cell table:style-name="ce76" office:value-type="string" calcext:value-type="string">
            <text:p>ud</text:p>
          </table:table-cell>
          <table:table-cell table:style-name="ce112" office:value-type="string" calcext:value-type="string">
            <text:p>Mòdul per a la ubicació de tres comptadors trifàsics</text:p>
          </table:table-cell>
          <table:table-cell table:style-name="ce18"/>
          <table:table-cell office:value-type="string" calcext:value-type="string">
            <text:p>Azzedine</text:p>
          </table:table-cell>
          <table:table-cell table:style-name="ce118" office:value-type="float" office:value="75.13" calcext:value-type="float">
            <text:p>75,13</text:p>
          </table:table-cell>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EMB</text:p>
          </table:table-cell>
          <table:table-cell table:style-name="ce76" office:value-type="string" calcext:value-type="string">
            <text:p>ud</text:p>
          </table:table-cell>
          <table:table-cell table:style-name="ce112" office:value-type="string" calcext:value-type="string">
            <text:p>Mòdul d'embarrat general</text:p>
          </table:table-cell>
          <table:table-cell table:style-name="ce18"/>
          <table:table-cell office:value-type="string" calcext:value-type="string">
            <text:p>Azzedine</text:p>
          </table:table-cell>
          <table:table-cell table:style-name="ce118" office:value-type="float" office:value="106.02" calcext:value-type="float">
            <text:p>106,02</text:p>
          </table:table-cell>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2ME</text:p>
          </table:table-cell>
          <table:table-cell table:style-name="ce76" office:value-type="string" calcext:value-type="string">
            <text:p>ud</text:p>
          </table:table-cell>
          <table:table-cell table:style-name="ce113" office:value-type="string" calcext:value-type="string">
            <text:p>Mòdul per a la ubicació de quatre comptadors monofàsics</text:p>
          </table:table-cell>
          <table:table-cell table:style-name="ce134"/>
          <table:table-cell office:value-type="string" calcext:value-type="string">
            <text:p>Azzedine</text:p>
          </table:table-cell>
          <table:table-cell table:style-name="ce119" office:value-type="float" office:value="75" calcext:value-type="float">
            <text:p>75,00</text:p>
          </table:table-cell>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FUS</text:p>
          </table:table-cell>
          <table:table-cell table:style-name="ce76" office:value-type="string" calcext:value-type="string">
            <text:p>ud</text:p>
          </table:table-cell>
          <table:table-cell table:style-name="ce112" office:value-type="string" calcext:value-type="string">
            <text:p>Mòdul de fusibles de seguretat</text:p>
          </table:table-cell>
          <table:table-cell table:style-name="ce134"/>
          <table:table-cell office:value-type="string" calcext:value-type="string">
            <text:p>Azzedine</text:p>
          </table:table-cell>
          <table:table-cell table:style-name="ce119" office:value-type="float" office:value="70.62" calcext:value-type="float">
            <text:p>70,62</text:p>
          </table:table-cell>
          <table:table-cell table:style-name="ce123"/>
          <table:table-cell/>
        </table:table-row>
        <table:table-row table:style-name="ro1">
          <table:table-cell table:number-columns-repeated="2"/>
          <table:table-cell office:value-type="string" calcext:value-type="string">
            <text:p>02</text:p>
          </table:table-cell>
          <table:table-cell office:value-type="string" calcext:value-type="string">
            <text:p>UF_ST</text:p>
          </table:table-cell>
          <table:table-cell table:style-name="ce76" office:value-type="string" calcext:value-type="string">
            <text:p>ud</text:p>
          </table:table-cell>
          <table:table-cell table:style-name="ce112" office:value-type="string" calcext:value-type="string">
            <text:p>Mòdul de borns de sortida i posada a terra</text:p>
          </table:table-cell>
          <table:table-cell table:style-name="ce134"/>
          <table:table-cell office:value-type="string" calcext:value-type="string">
            <text:p>Azzedine</text:p>
          </table:table-cell>
          <table:table-cell table:style-name="ce119" office:value-type="float" office:value="81.14" calcext:value-type="float">
            <text:p>81,14</text:p>
          </table:table-cell>
          <table:table-cell table:style-name="ce123"/>
          <table:table-cell/>
        </table:table-row>
        <table:table-row table:style-name="ro1">
          <table:table-cell table:number-columns-repeated="4"/>
          <table:table-cell table:style-name="ce76"/>
          <table:table-cell table:style-name="ce112"/>
          <table:table-cell table:style-name="ce134"/>
          <table:table-cell/>
          <table:table-cell table:style-name="ce119"/>
          <table:table-cell table:style-name="ce123"/>
          <table:table-cell/>
        </table:table-row>
        <table:table-row table:style-name="ro1">
          <table:table-cell/>
          <table:table-cell table:style-name="ce84" office:value-type="string" calcext:value-type="string">
            <text:p>CONDUCTORS</text:p>
          </table:table-cell>
          <table:table-cell table:style-name="ce84" table:number-columns-repeated="4"/>
          <table:table-cell table:style-name="ce21"/>
          <table:table-cell/>
          <table:table-cell table:style-name="ce84"/>
          <table:table-cell table:style-name="ce123"/>
          <table:table-cell/>
        </table:table-row>
        <table:table-row table:style-name="ro1">
          <table:table-cell table:number-columns-repeated="2"/>
          <table:table-cell office:value-type="string" calcext:value-type="string">
            <text:p>03</text:p>
          </table:table-cell>
          <table:table-cell office:value-type="string" calcext:value-type="string">
            <text:p>H07Z1-K_1_5</text:p>
          </table:table-cell>
          <table:table-cell table:style-name="ce76" office:value-type="string" calcext:value-type="string">
            <text:p>m</text:p>
          </table:table-cell>
          <table:table-cell table:style-name="ce112" office:value-type="string" calcext:value-type="string">
            <text:p>Cable 1,5 mm² H07Z1-K (AS) 750 / 1 kV</text:p>
          </table:table-cell>
          <table:table-cell table:style-name="ce134" office:value-type="float" office:value="0.553" calcext:value-type="float">
            <text:p>0,553</text:p>
          </table:table-cell>
          <table:table-cell office:value-type="string" calcext:value-type="string">
            <text:p>Samir</text:p>
          </table:table-cell>
          <table:table-cell table:style-name="ce119" office:value-type="float" office:value="0.54" calcext:value-type="float">
            <text:p>0,54</text:p>
          </table:table-cell>
          <table:table-cell table:style-name="ce123" office:value-type="float" office:value="0.552" calcext:value-type="float">
            <text:p>0,552</text:p>
          </table:table-cell>
          <table:table-cell office:value-type="string" calcext:value-type="string">
            <text:p>Pedro Nicolau</text:p>
          </table:table-cell>
        </table:table-row>
        <table:table-row table:style-name="ro1">
          <table:table-cell table:number-columns-repeated="2"/>
          <table:table-cell office:value-type="string" calcext:value-type="string">
            <text:p>03</text:p>
          </table:table-cell>
          <table:table-cell office:value-type="string" calcext:value-type="string">
            <text:p>H07Z1-K_2_5</text:p>
          </table:table-cell>
          <table:table-cell table:style-name="ce76" office:value-type="string" calcext:value-type="string">
            <text:p>m</text:p>
          </table:table-cell>
          <table:table-cell table:style-name="ce112" office:value-type="string" calcext:value-type="string">
            <text:p>Cable 2,5 mm² H07Z1-K (AS) 750 / 1 kV</text:p>
          </table:table-cell>
          <table:table-cell table:style-name="ce134" office:value-type="float" office:value="0.906" calcext:value-type="float">
            <text:p>0,906</text:p>
          </table:table-cell>
          <table:table-cell office:value-type="string" calcext:value-type="string">
            <text:p>Joan</text:p>
          </table:table-cell>
          <table:table-cell table:style-name="ce119" office:value-type="float" office:value="0.88" calcext:value-type="float">
            <text:p>0,88</text:p>
          </table:table-cell>
          <table:table-cell table:style-name="ce123"/>
          <table:table-cell/>
        </table:table-row>
        <table:table-row table:style-name="ro1">
          <table:table-cell table:number-columns-repeated="2"/>
          <table:table-cell office:value-type="string" calcext:value-type="string">
            <text:p>03</text:p>
          </table:table-cell>
          <table:table-cell office:value-type="string" calcext:value-type="string">
            <text:p>H07Z1-K_6</text:p>
          </table:table-cell>
          <table:table-cell table:style-name="ce76" office:value-type="string" calcext:value-type="string">
            <text:p>m</text:p>
          </table:table-cell>
          <table:table-cell table:style-name="ce112" office:value-type="string" calcext:value-type="string">
            <text:p>Cable 6 mm² H07ZK1</text:p>
          </table:table-cell>
          <table:table-cell table:style-name="ce134" office:value-type="float" office:value="1.4" calcext:value-type="float">
            <text:p>1,400</text:p>
          </table:table-cell>
          <table:table-cell office:value-type="string" calcext:value-type="string">
            <text:p>Joan Marc</text:p>
          </table:table-cell>
          <table:table-cell table:style-name="ce119" office:value-type="float" office:value="2.06" calcext:value-type="float">
            <text:p>2,06</text:p>
          </table:table-cell>
          <table:table-cell table:style-name="ce123" office:value-type="float" office:value="1.992" calcext:value-type="float">
            <text:p>1,992</text:p>
          </table:table-cell>
          <table:table-cell office:value-type="string" calcext:value-type="string">
            <text:p>Azzedine</text:p>
          </table:table-cell>
        </table:table-row>
        <table:table-row table:style-name="ro1">
          <table:table-cell table:number-columns-repeated="2"/>
          <table:table-cell office:value-type="string" calcext:value-type="string">
            <text:p>03</text:p>
          </table:table-cell>
          <table:table-cell office:value-type="string" calcext:value-type="string">
            <text:p>H07Z1-K_10</text:p>
          </table:table-cell>
          <table:table-cell table:style-name="ce76" office:value-type="string" calcext:value-type="string">
            <text:p>m</text:p>
          </table:table-cell>
          <table:table-cell table:style-name="ce112" office:value-type="string" calcext:value-type="string">
            <text:p>Cable 10 mm² H07Z1-K (AS) 750 / 1 kV</text:p>
          </table:table-cell>
          <table:table-cell table:style-name="ce18" office:value-type="float" office:value="1.97" calcext:value-type="float">
            <text:p>1,970</text:p>
          </table:table-cell>
          <table:table-cell office:value-type="string" calcext:value-type="string">
            <text:p>Marc</text:p>
          </table:table-cell>
          <table:table-cell table:style-name="ce118" office:value-type="float" office:value="3.58" calcext:value-type="float">
            <text:p>3,58</text:p>
          </table:table-cell>
          <table:table-cell table:style-name="ce123"/>
          <table:table-cell/>
        </table:table-row>
        <table:table-row table:style-name="ro1">
          <table:table-cell table:number-columns-repeated="2"/>
          <table:table-cell office:value-type="string" calcext:value-type="string">
            <text:p>03</text:p>
          </table:table-cell>
          <table:table-cell office:value-type="string" calcext:value-type="string">
            <text:p>H07Z1-K_16</text:p>
          </table:table-cell>
          <table:table-cell table:style-name="ce76" office:value-type="string" calcext:value-type="string">
            <text:p>m</text:p>
          </table:table-cell>
          <table:table-cell table:style-name="ce112" office:value-type="string" calcext:value-type="string">
            <text:p>Cable 16 mm² H07Z1-K (AS) 750 / 1 kV</text:p>
          </table:table-cell>
          <table:table-cell table:style-name="ce18" office:value-type="float" office:value="5.7" calcext:value-type="float">
            <text:p>5,700</text:p>
          </table:table-cell>
          <table:table-cell office:value-type="string" calcext:value-type="string">
            <text:p>Marc</text:p>
          </table:table-cell>
          <table:table-cell table:style-name="ce118" office:value-type="float" office:value="5.61" calcext:value-type="float">
            <text:p>5,61</text:p>
          </table:table-cell>
          <table:table-cell table:style-name="ce123"/>
          <table:table-cell/>
        </table:table-row>
        <table:table-row table:style-name="ro1">
          <table:table-cell table:number-columns-repeated="2"/>
          <table:table-cell office:value-type="string" calcext:value-type="string">
            <text:p>03</text:p>
          </table:table-cell>
          <table:table-cell office:value-type="string" calcext:value-type="string">
            <text:p>H07Z1-K_25</text:p>
          </table:table-cell>
          <table:table-cell table:style-name="ce76" office:value-type="string" calcext:value-type="string">
            <text:p>m</text:p>
          </table:table-cell>
          <table:table-cell table:style-name="ce112" office:value-type="string" calcext:value-type="string">
            <text:p>Cable 25 mm² H07Z1-K (AS) 750 / 1 kV</text:p>
          </table:table-cell>
          <table:table-cell table:style-name="ce18" office:value-type="float" office:value="8.591" calcext:value-type="float">
            <text:p>8,591</text:p>
          </table:table-cell>
          <table:table-cell office:value-type="string" calcext:value-type="string">
            <text:p>Xesc</text:p>
          </table:table-cell>
          <table:table-cell table:style-name="ce118" office:value-type="float" office:value="8.52" calcext:value-type="float">
            <text:p>8,52</text:p>
          </table:table-cell>
          <table:table-cell table:style-name="ce123"/>
          <table:table-cell/>
        </table:table-row>
        <table:table-row table:style-name="ro1">
          <table:table-cell table:number-columns-repeated="8"/>
          <table:table-cell table:style-name="Default"/>
          <table:table-cell table:style-name="ce123"/>
          <table:table-cell/>
        </table:table-row>
        <table:table-row table:style-name="ro1">
          <table:table-cell table:number-columns-repeated="3"/>
          <table:table-cell office:value-type="string" calcext:value-type="string">
            <text:p>RZ1-k 95</text:p>
          </table:table-cell>
          <table:table-cell office:value-type="string" calcext:value-type="string">
            <text:p>m</text:p>
          </table:table-cell>
          <table:table-cell table:number-columns-repeated="3"/>
          <table:table-cell table:style-name="Default"/>
          <table:table-cell table:style-name="ce123"/>
          <table:table-cell/>
        </table:table-row>
        <table:table-row table:style-name="ro1">
          <table:table-cell table:number-columns-repeated="2"/>
          <table:table-cell office:value-type="string" calcext:value-type="string">
            <text:p>03</text:p>
          </table:table-cell>
          <table:table-cell office:value-type="string" calcext:value-type="string">
            <text:p>RZ1-K 150</text:p>
          </table:table-cell>
          <table:table-cell table:style-name="ce76" office:value-type="string" calcext:value-type="string">
            <text:p>m</text:p>
          </table:table-cell>
          <table:table-cell table:style-name="ce111" office:value-type="string" calcext:value-type="string">
            <text:p>Cable unipolar RZ1-K (AS), 0,6/1 kV, 1x150 mm²</text:p>
          </table:table-cell>
          <table:table-cell table:style-name="ce18" office:value-type="float" office:value="52.727" calcext:value-type="float">
            <text:p>52,727</text:p>
          </table:table-cell>
          <table:table-cell office:value-type="string" calcext:value-type="string">
            <text:p>Toni</text:p>
          </table:table-cell>
          <table:table-cell table:style-name="ce118" office:value-type="float" office:value="31.26" calcext:value-type="float">
            <text:p>31,26</text:p>
          </table:table-cell>
          <table:table-cell table:style-name="ce123"/>
          <table:table-cell/>
        </table:table-row>
        <table:table-row table:style-name="ro1">
          <table:table-cell table:number-columns-repeated="4"/>
          <table:table-cell table:style-name="ce76"/>
          <table:table-cell table:style-name="ce111"/>
          <table:table-cell table:style-name="ce18"/>
          <table:table-cell/>
          <table:table-cell table:style-name="ce118"/>
          <table:table-cell table:style-name="ce123"/>
          <table:table-cell/>
        </table:table-row>
        <table:table-row table:style-name="ro1">
          <table:table-cell/>
          <table:table-cell table:style-name="ce84" office:value-type="string" calcext:value-type="string">
            <text:p>TUBS</text:p>
          </table:table-cell>
          <table:table-cell table:style-name="ce84" table:number-columns-repeated="4"/>
          <table:table-cell table:style-name="ce21"/>
          <table:table-cell/>
          <table:table-cell table:style-name="ce84"/>
          <table:table-cell table:style-name="ce123"/>
          <table:table-cell/>
        </table:table-row>
        <table:table-row table:style-name="ro1">
          <table:table-cell table:number-columns-repeated="2"/>
          <table:table-cell office:value-type="string" calcext:value-type="string">
            <text:p>04</text:p>
          </table:table-cell>
          <table:table-cell office:value-type="string" calcext:value-type="string">
            <text:p>TØ20_2221</text:p>
          </table:table-cell>
          <table:table-cell table:style-name="ce76" office:value-type="string" calcext:value-type="string">
            <text:p>m</text:p>
          </table:table-cell>
          <table:table-cell table:style-name="ce112" office:value-type="string" calcext:value-type="string">
            <text:p>Tub corrugat 2221 de diàmetre 20 mm</text:p>
          </table:table-cell>
          <table:table-cell table:style-name="ce18" office:value-type="float" office:value="0.81" calcext:value-type="float">
            <text:p>0,810</text:p>
          </table:table-cell>
          <table:table-cell office:value-type="string" calcext:value-type="string">
            <text:p>Pedro</text:p>
          </table:table-cell>
          <table:table-cell table:style-name="ce118" office:value-type="float" office:value="0.81" calcext:value-type="float">
            <text:p>0,81</text:p>
          </table:table-cell>
          <table:table-cell table:style-name="ce123" office:value-type="float" office:value="1.39" calcext:value-type="float">
            <text:p>1,39</text:p>
          </table:table-cell>
          <table:table-cell office:value-type="string" calcext:value-type="string">
            <text:p>Sofia</text:p>
          </table:table-cell>
        </table:table-row>
        <table:table-row table:style-name="ro1">
          <table:table-cell table:number-columns-repeated="2"/>
          <table:table-cell office:value-type="string" calcext:value-type="string">
            <text:p>04</text:p>
          </table:table-cell>
          <table:table-cell office:value-type="string" calcext:value-type="string">
            <text:p>TØ25_2221</text:p>
          </table:table-cell>
          <table:table-cell table:style-name="ce76" office:value-type="string" calcext:value-type="string">
            <text:p>m</text:p>
          </table:table-cell>
          <table:table-cell table:style-name="ce112" office:value-type="string" calcext:value-type="string">
            <text:p>Tub corrugat 2221 de diàmetre 25 mm</text:p>
          </table:table-cell>
          <table:table-cell table:style-name="ce18" office:value-type="float" office:value="1.04" calcext:value-type="float">
            <text:p>1,040</text:p>
          </table:table-cell>
          <table:table-cell office:value-type="string" calcext:value-type="string">
            <text:p>Samir</text:p>
          </table:table-cell>
          <table:table-cell table:style-name="ce118" office:value-type="float" office:value="1.04" calcext:value-type="float">
            <text:p>1,04</text:p>
          </table:table-cell>
          <table:table-cell table:style-name="ce123"/>
          <table:table-cell/>
        </table:table-row>
        <table:table-row table:style-name="ro1">
          <table:table-cell table:number-columns-repeated="2"/>
          <table:table-cell office:value-type="string" calcext:value-type="string">
            <text:p>04</text:p>
          </table:table-cell>
          <table:table-cell office:value-type="string" calcext:value-type="string">
            <text:p>TØ32_2221</text:p>
          </table:table-cell>
          <table:table-cell table:style-name="ce76" office:value-type="string" calcext:value-type="string">
            <text:p>m</text:p>
          </table:table-cell>
          <table:table-cell table:style-name="ce112" office:value-type="string" calcext:value-type="string">
            <text:p>Tub corrugat 2221 de diàmetre 32 mm</text:p>
          </table:table-cell>
          <table:table-cell table:style-name="ce18" office:value-type="float" office:value="1.62" calcext:value-type="float">
            <text:p>1,620</text:p>
          </table:table-cell>
          <table:table-cell office:value-type="string" calcext:value-type="string">
            <text:p>Joan Nicolau</text:p>
          </table:table-cell>
          <table:table-cell table:style-name="ce118" office:value-type="float" office:value="1.62" calcext:value-type="float">
            <text:p>1,62</text:p>
          </table:table-cell>
          <table:table-cell table:style-name="ce123"/>
          <table:table-cell/>
        </table:table-row>
        <table:table-row table:style-name="ro1">
          <table:table-cell table:number-columns-repeated="2"/>
          <table:table-cell office:value-type="string" calcext:value-type="string">
            <text:p>04</text:p>
          </table:table-cell>
          <table:table-cell office:value-type="string" calcext:value-type="string">
            <text:p>TØ40_2221</text:p>
          </table:table-cell>
          <table:table-cell table:style-name="ce76" office:value-type="string" calcext:value-type="string">
            <text:p>m</text:p>
          </table:table-cell>
          <table:table-cell table:style-name="ce112" office:value-type="string" calcext:value-type="string">
            <text:p>Tub corrugat 2221 de diàmetre 40 mm</text:p>
          </table:table-cell>
          <table:table-cell table:style-name="ce18" office:value-type="float" office:value="2.27" calcext:value-type="float">
            <text:p>2,270</text:p>
          </table:table-cell>
          <table:table-cell office:value-type="string" calcext:value-type="string">
            <text:p>Marc</text:p>
          </table:table-cell>
          <table:table-cell table:style-name="ce118" office:value-type="float" office:value="2.27" calcext:value-type="float">
            <text:p>2,27</text:p>
          </table:table-cell>
          <table:table-cell table:style-name="ce123" office:value-type="float" office:value="2.27" calcext:value-type="float">
            <text:p>2,27</text:p>
          </table:table-cell>
          <table:table-cell office:value-type="string" calcext:value-type="string">
            <text:p>Xesc</text:p>
          </table:table-cell>
        </table:table-row>
        <table:table-row table:style-name="ro1">
          <table:table-cell table:number-columns-repeated="4"/>
          <table:table-cell table:style-name="ce76"/>
          <table:table-cell table:style-name="ce112"/>
          <table:table-cell table:style-name="ce18"/>
          <table:table-cell/>
          <table:table-cell table:style-name="ce118"/>
          <table:table-cell table:style-name="ce123"/>
          <table:table-cell/>
        </table:table-row>
        <table:table-row table:style-name="ro1">
          <table:table-cell/>
          <table:table-cell table:style-name="ce84" office:value-type="string" calcext:value-type="string">
            <text:p>CAIXES</text:p>
          </table:table-cell>
          <table:table-cell table:style-name="ce84" table:number-columns-repeated="2"/>
          <table:table-cell table:style-name="ce86"/>
          <table:table-cell table:style-name="ce114"/>
          <table:table-cell table:style-name="ce22"/>
          <table:table-cell/>
          <table:table-cell table:style-name="ce121"/>
          <table:table-cell table:style-name="ce123"/>
          <table:table-cell/>
        </table:table-row>
        <table:table-row table:style-name="ro1">
          <table:table-cell table:number-columns-repeated="2"/>
          <table:table-cell office:value-type="string" calcext:value-type="string">
            <text:p>05</text:p>
          </table:table-cell>
          <table:table-cell office:value-type="string" calcext:value-type="string">
            <text:p>CAENC_68x46</text:p>
          </table:table-cell>
          <table:table-cell table:style-name="ce76" office:value-type="string" calcext:value-type="string">
            <text:p>ud</text:p>
          </table:table-cell>
          <table:table-cell table:style-name="ce112" office:value-type="string" calcext:value-type="string">
            <text:p>Caixa universal 68x46</text:p>
          </table:table-cell>
          <table:table-cell table:style-name="ce18" office:value-type="float" office:value="0.56" calcext:value-type="float">
            <text:p>0,560</text:p>
          </table:table-cell>
          <table:table-cell office:value-type="string" calcext:value-type="string">
            <text:p>Joan i Pedro</text:p>
          </table:table-cell>
          <table:table-cell table:style-name="ce118" office:value-type="float" office:value="1.86" calcext:value-type="float">
            <text:p>1,86</text:p>
          </table:table-cell>
          <table:table-cell table:style-name="ce123" office:value-type="float" office:value="1.86" calcext:value-type="float">
            <text:p>1,86</text:p>
          </table:table-cell>
          <table:table-cell office:value-type="string" calcext:value-type="string">
            <text:p>Joan Marc</text:p>
          </table:table-cell>
        </table:table-row>
        <table:table-row table:style-name="ro1">
          <table:table-cell table:number-columns-repeated="2"/>
          <table:table-cell office:value-type="string" calcext:value-type="string">
            <text:p>05</text:p>
          </table:table-cell>
          <table:table-cell office:value-type="string" calcext:value-type="string">
            <text:p>CAENC_EBS</text:p>
          </table:table-cell>
          <table:table-cell table:style-name="ce76" office:value-type="string" calcext:value-type="string">
            <text:p>ud</text:p>
          </table:table-cell>
          <table:table-cell table:style-name="ce112" office:value-type="string" calcext:value-type="string">
            <text:p>Caixa encastar per a ESB25-5A</text:p>
          </table:table-cell>
          <table:table-cell table:style-name="ce18" office:value-type="float" office:value="4.09" calcext:value-type="float">
            <text:p>4,090</text:p>
          </table:table-cell>
          <table:table-cell office:value-type="string" calcext:value-type="string">
            <text:p>Toni Bassa</text:p>
          </table:table-cell>
          <table:table-cell table:style-name="ce118" office:value-type="float" office:value="1.86" calcext:value-type="float">
            <text:p>1,86</text:p>
          </table:table-cell>
          <table:table-cell table:style-name="ce123"/>
          <table:table-cell/>
        </table:table-row>
        <table:table-row table:style-name="ro1">
          <table:table-cell table:number-columns-repeated="2"/>
          <table:table-cell office:value-type="string" calcext:value-type="string">
            <text:p>05</text:p>
          </table:table-cell>
          <table:table-cell office:value-type="string" calcext:value-type="string">
            <text:p>CENC</text:p>
          </table:table-cell>
          <table:table-cell table:style-name="ce76" office:value-type="string" calcext:value-type="string">
            <text:p>ud</text:p>
          </table:table-cell>
          <table:table-cell table:style-name="ce111" office:value-type="string" calcext:value-type="string">
            <text:p>Caixa per a encastrar</text:p>
          </table:table-cell>
          <table:table-cell table:style-name="ce134" office:value-type="float" office:value="11.61" calcext:value-type="float">
            <text:p>11,610</text:p>
          </table:table-cell>
          <table:table-cell office:value-type="string" calcext:value-type="string">
            <text:p>Miquel B</text:p>
          </table:table-cell>
          <table:table-cell table:style-name="ce119" office:value-type="float" office:value="5.78" calcext:value-type="float">
            <text:p>5,78</text:p>
          </table:table-cell>
          <table:table-cell table:style-name="ce123"/>
          <table:table-cell/>
        </table:table-row>
        <table:table-row table:style-name="ro1">
          <table:table-cell table:number-columns-repeated="4"/>
          <table:table-cell table:style-name="ce76"/>
          <table:table-cell table:style-name="ce111"/>
          <table:table-cell table:style-name="ce134"/>
          <table:table-cell/>
          <table:table-cell table:style-name="ce119"/>
          <table:table-cell table:style-name="ce123"/>
          <table:table-cell/>
        </table:table-row>
        <table:table-row table:style-name="ro1">
          <table:table-cell/>
          <table:table-cell table:style-name="ce84" office:value-type="string" calcext:value-type="string">
            <text:p>MECANISMES</text:p>
          </table:table-cell>
          <table:table-cell table:style-name="ce84" table:number-columns-repeated="4"/>
          <table:table-cell table:style-name="ce21"/>
          <table:table-cell/>
          <table:table-cell table:style-name="ce84"/>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ISIM</text:p>
          </table:table-cell>
          <table:table-cell table:style-name="ce76" office:value-type="string" calcext:value-type="string">
            <text:p>ud</text:p>
          </table:table-cell>
          <table:table-cell table:style-name="ce113" office:value-type="string" calcext:value-type="string">
            <text:p>Interruptor simple</text:p>
          </table:table-cell>
          <table:table-cell table:style-name="ce134" office:value-type="float" office:value="5.11" calcext:value-type="float">
            <text:p>5,110</text:p>
          </table:table-cell>
          <table:table-cell office:value-type="string" calcext:value-type="string">
            <text:p>Pedro</text:p>
          </table:table-cell>
          <table:table-cell table:style-name="ce119" office:value-type="float" office:value="7.26" calcext:value-type="float">
            <text:p>7,26</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ICOM</text:p>
          </table:table-cell>
          <table:table-cell table:style-name="ce76" office:value-type="string" calcext:value-type="string">
            <text:p>ud</text:p>
          </table:table-cell>
          <table:table-cell table:style-name="ce113" office:value-type="string" calcext:value-type="string">
            <text:p>Interruptor commutat</text:p>
          </table:table-cell>
          <table:table-cell table:style-name="ce134" office:value-type="float" office:value="9.82" calcext:value-type="float">
            <text:p>9,820</text:p>
          </table:table-cell>
          <table:table-cell office:value-type="string" calcext:value-type="string">
            <text:p>Pedro</text:p>
          </table:table-cell>
          <table:table-cell table:style-name="ce119" office:value-type="float" office:value="8.26" calcext:value-type="float">
            <text:p>8,26</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ICRE</text:p>
          </table:table-cell>
          <table:table-cell table:style-name="ce76" office:value-type="string" calcext:value-type="string">
            <text:p>ud</text:p>
          </table:table-cell>
          <table:table-cell table:style-name="ce113" office:value-type="string" calcext:value-type="string">
            <text:p>Interruptor de creuament</text:p>
          </table:table-cell>
          <table:table-cell table:style-name="ce134" office:value-type="float" office:value="15.67" calcext:value-type="float">
            <text:p>15,670</text:p>
          </table:table-cell>
          <table:table-cell office:value-type="string" calcext:value-type="string">
            <text:p>Pedro</text:p>
          </table:table-cell>
          <table:table-cell table:style-name="ce119" office:value-type="float" office:value="17.37" calcext:value-type="float">
            <text:p>17,37</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C2A</text:p>
          </table:table-cell>
          <table:table-cell table:style-name="ce76" office:value-type="string" calcext:value-type="string">
            <text:p>ud</text:p>
          </table:table-cell>
          <table:table-cell table:style-name="ce113" office:value-type="string" calcext:value-type="string">
            <text:p>Presa de corrent C2A</text:p>
          </table:table-cell>
          <table:table-cell table:style-name="ce134" office:value-type="float" office:value="12.4" calcext:value-type="float">
            <text:p>12,400</text:p>
          </table:table-cell>
          <table:table-cell office:value-type="string" calcext:value-type="string">
            <text:p>Joan Nicolau</text:p>
          </table:table-cell>
          <table:table-cell table:style-name="ce119" office:value-type="float" office:value="3" calcext:value-type="float">
            <text:p>3,00</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EBS</text:p>
          </table:table-cell>
          <table:table-cell table:style-name="ce76" office:value-type="string" calcext:value-type="string">
            <text:p>ud</text:p>
          </table:table-cell>
          <table:table-cell table:style-name="ce113" office:value-type="string" calcext:value-type="string">
            <text:p>Base endoll T.T. 25A JUNG o similar</text:p>
          </table:table-cell>
          <table:table-cell table:style-name="ce134" office:value-type="float" office:value="10.5" calcext:value-type="float">
            <text:p>10,500</text:p>
          </table:table-cell>
          <table:table-cell office:value-type="string" calcext:value-type="string">
            <text:p>Joan Marc</text:p>
          </table:table-cell>
          <table:table-cell table:style-name="ce119" office:value-type="float" office:value="12.55" calcext:value-type="float">
            <text:p>12,55</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TIMB</text:p>
          </table:table-cell>
          <table:table-cell table:style-name="ce76" office:value-type="string" calcext:value-type="string">
            <text:p>ud</text:p>
          </table:table-cell>
          <table:table-cell table:style-name="ce113" office:value-type="string" calcext:value-type="string">
            <text:p>Mecanisme per a timbre</text:p>
          </table:table-cell>
          <table:table-cell table:style-name="ce134" office:value-type="float" office:value="57.38" calcext:value-type="float">
            <text:p>57,380</text:p>
          </table:table-cell>
          <table:table-cell office:value-type="string" calcext:value-type="string">
            <text:p>Samir</text:p>
          </table:table-cell>
          <table:table-cell table:style-name="ce119" office:value-type="float" office:value="56.71" calcext:value-type="float">
            <text:p>56,71</text:p>
          </table:table-cell>
          <table:table-cell table:style-name="ce123"/>
          <table:table-cell/>
        </table:table-row>
        <table:table-row table:style-name="ro1">
          <table:table-cell table:number-columns-repeated="2"/>
          <table:table-cell office:value-type="string" calcext:value-type="string">
            <text:p>06</text:p>
          </table:table-cell>
          <table:table-cell office:value-type="string" calcext:value-type="string">
            <text:p>POLS</text:p>
          </table:table-cell>
          <table:table-cell table:style-name="ce76" office:value-type="string" calcext:value-type="string">
            <text:p>ud</text:p>
          </table:table-cell>
          <table:table-cell table:style-name="ce113" office:value-type="string" calcext:value-type="string">
            <text:p>Polsador simple</text:p>
          </table:table-cell>
          <table:table-cell table:style-name="ce134" office:value-type="float" office:value="28" calcext:value-type="float">
            <text:p>28,000</text:p>
          </table:table-cell>
          <table:table-cell office:value-type="string" calcext:value-type="string">
            <text:p>Samir</text:p>
          </table:table-cell>
          <table:table-cell table:style-name="ce119" office:value-type="float" office:value="7.35" calcext:value-type="float">
            <text:p>7,35</text:p>
          </table:table-cell>
          <table:table-cell table:style-name="ce123"/>
          <table:table-cell/>
        </table:table-row>
        <table:table-row table:style-name="ro1">
          <table:table-cell table:number-columns-repeated="4"/>
          <table:table-cell table:style-name="ce76"/>
          <table:table-cell table:style-name="ce113"/>
          <table:table-cell table:style-name="ce134"/>
          <table:table-cell/>
          <table:table-cell table:style-name="ce119"/>
          <table:table-cell table:style-name="ce123"/>
          <table:table-cell/>
        </table:table-row>
        <table:table-row table:style-name="ro1">
          <table:table-cell/>
          <table:table-cell table:style-name="ce84" office:value-type="string" calcext:value-type="string">
            <text:p>ACCESSORIS MECANISMES</text:p>
          </table:table-cell>
          <table:table-cell table:style-name="ce84" table:number-columns-repeated="4"/>
          <table:table-cell table:style-name="ce21"/>
          <table:table-cell/>
          <table:table-cell table:style-name="ce84"/>
          <table:table-cell table:style-name="ce123"/>
          <table:table-cell/>
        </table:table-row>
        <table:table-row table:style-name="ro1">
          <table:table-cell table:number-columns-repeated="2"/>
          <table:table-cell office:value-type="string" calcext:value-type="string">
            <text:p>07</text:p>
          </table:table-cell>
          <table:table-cell office:value-type="string" calcext:value-type="string">
            <text:p>TEC_INT</text:p>
          </table:table-cell>
          <table:table-cell table:style-name="ce76" office:value-type="string" calcext:value-type="string">
            <text:p>ud</text:p>
          </table:table-cell>
          <table:table-cell table:style-name="ce113" office:value-type="string" calcext:value-type="string">
            <text:p>Tecla per a interruptor/commutador</text:p>
          </table:table-cell>
          <table:table-cell table:style-name="ce134" office:value-type="float" office:value="2.43" calcext:value-type="float">
            <text:p>2,430</text:p>
          </table:table-cell>
          <table:table-cell office:value-type="string" calcext:value-type="string">
            <text:p>Samir</text:p>
          </table:table-cell>
          <table:table-cell table:style-name="ce119" office:value-type="float" office:value="4.52" calcext:value-type="float">
            <text:p>4,52</text:p>
          </table:table-cell>
          <table:table-cell table:style-name="ce123"/>
          <table:table-cell/>
        </table:table-row>
        <table:table-row table:style-name="ro1">
          <table:table-cell table:number-columns-repeated="2"/>
          <table:table-cell office:value-type="string" calcext:value-type="string">
            <text:p>07</text:p>
          </table:table-cell>
          <table:table-cell office:value-type="string" calcext:value-type="string">
            <text:p>EMB</text:p>
          </table:table-cell>
          <table:table-cell table:style-name="ce76" office:value-type="string" calcext:value-type="string">
            <text:p>ud</text:p>
          </table:table-cell>
          <table:table-cell table:style-name="ce112" office:value-type="string" calcext:value-type="string">
            <text:p>Embellidor</text:p>
          </table:table-cell>
          <table:table-cell table:style-name="ce134" office:value-type="float" office:value="3.11" calcext:value-type="float">
            <text:p>3,110</text:p>
          </table:table-cell>
          <table:table-cell office:value-type="string" calcext:value-type="string">
            <text:p>Samir</text:p>
          </table:table-cell>
          <table:table-cell table:style-name="ce119" office:value-type="float" office:value="3.72" calcext:value-type="float">
            <text:p>3,72</text:p>
          </table:table-cell>
          <table:table-cell table:style-name="ce123"/>
          <table:table-cell/>
        </table:table-row>
        <table:table-row table:style-name="ro1">
          <table:table-cell table:number-columns-repeated="2"/>
          <table:table-cell office:value-type="string" calcext:value-type="string">
            <text:p>07</text:p>
          </table:table-cell>
          <table:table-cell office:value-type="string" calcext:value-type="string">
            <text:p>TAPC2A</text:p>
          </table:table-cell>
          <table:table-cell table:style-name="ce76" office:value-type="string" calcext:value-type="string">
            <text:p>ud</text:p>
          </table:table-cell>
          <table:table-cell table:style-name="ce112" office:value-type="string" calcext:value-type="string">
            <text:p>Tapa per a endoll C2a (2P+T)</text:p>
          </table:table-cell>
          <table:table-cell table:style-name="ce134" office:value-type="float" office:value="6.74" calcext:value-type="float">
            <text:p>6,740</text:p>
          </table:table-cell>
          <table:table-cell office:value-type="string" calcext:value-type="string">
            <text:p>Joan Nicolau</text:p>
          </table:table-cell>
          <table:table-cell table:style-name="ce119" office:value-type="float" office:value="5.19" calcext:value-type="float">
            <text:p>5,19</text:p>
          </table:table-cell>
          <table:table-cell table:style-name="ce123"/>
          <table:table-cell/>
        </table:table-row>
        <table:table-row table:style-name="ro1">
          <table:table-cell table:number-columns-repeated="2"/>
          <table:table-cell office:value-type="string" calcext:value-type="string">
            <text:p>07</text:p>
          </table:table-cell>
          <table:table-cell office:value-type="string" calcext:value-type="string">
            <text:p>TEC_POLS</text:p>
          </table:table-cell>
          <table:table-cell table:style-name="ce76" office:value-type="string" calcext:value-type="string">
            <text:p>ud</text:p>
          </table:table-cell>
          <table:table-cell table:style-name="ce113" office:value-type="string" calcext:value-type="string">
            <text:p>Tecla per a Polsador amb símbol de làmpada</text:p>
          </table:table-cell>
          <table:table-cell table:style-name="ce134" office:value-type="float" office:value="6.21" calcext:value-type="float">
            <text:p>6,210</text:p>
          </table:table-cell>
          <table:table-cell office:value-type="string" calcext:value-type="string">
            <text:p>Samir</text:p>
          </table:table-cell>
          <table:table-cell table:style-name="ce119" office:value-type="float" office:value="4.52" calcext:value-type="float">
            <text:p>4,52</text:p>
          </table:table-cell>
          <table:table-cell table:style-name="ce123"/>
          <table:table-cell/>
        </table:table-row>
        <table:table-row table:style-name="ro1">
          <table:table-cell table:number-columns-repeated="2"/>
          <table:table-cell office:value-type="string" calcext:value-type="string">
            <text:p>07</text:p>
          </table:table-cell>
          <table:table-cell office:value-type="string" calcext:value-type="string">
            <text:p>REGL</text:p>
          </table:table-cell>
          <table:table-cell table:style-name="ce76" office:value-type="string" calcext:value-type="string">
            <text:p>ud</text:p>
          </table:table-cell>
          <table:table-cell table:style-name="ce111" office:value-type="string" calcext:value-type="string">
            <text:p>Regletes de connexió</text:p>
          </table:table-cell>
          <table:table-cell table:style-name="ce134" office:value-type="float" office:value="0.21" calcext:value-type="float">
            <text:p>0,210</text:p>
          </table:table-cell>
          <table:table-cell office:value-type="string" calcext:value-type="string">
            <text:p>Joan Nicolau</text:p>
          </table:table-cell>
          <table:table-cell table:style-name="ce119" office:value-type="float" office:value="0.3" calcext:value-type="float">
            <text:p>0,30</text:p>
          </table:table-cell>
          <table:table-cell table:style-name="ce123"/>
          <table:table-cell/>
        </table:table-row>
        <table:table-row table:style-name="ro1">
          <table:table-cell table:number-columns-repeated="4"/>
          <table:table-cell table:style-name="ce76"/>
          <table:table-cell table:style-name="ce111"/>
          <table:table-cell table:style-name="ce134"/>
          <table:table-cell/>
          <table:table-cell table:style-name="ce119"/>
          <table:table-cell table:style-name="ce123"/>
          <table:table-cell/>
        </table:table-row>
        <table:table-row table:style-name="ro1">
          <table:table-cell table:style-name="ce76"/>
          <table:table-cell table:style-name="ce86" office:value-type="string" calcext:value-type="string">
            <text:p>IL·LUMINACIÓ</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APL</text:p>
          </table:table-cell>
          <table:table-cell table:style-name="ce76" office:value-type="string" calcext:value-type="string">
            <text:p>ud</text:p>
          </table:table-cell>
          <table:table-cell table:style-name="ce111" office:value-type="string" calcext:value-type="string">
            <text:p>Aplic de paret ajustable per a lectura</text:p>
          </table:table-cell>
          <table:table-cell table:style-name="ce134" office:value-type="float" office:value="171.85" calcext:value-type="float">
            <text:p>171,850</text:p>
          </table:table-cell>
          <table:table-cell office:value-type="string" calcext:value-type="string">
            <text:p>Toni Vicenç</text:p>
          </table:table-cell>
          <table:table-cell table:style-name="ce76" office:value-type="float" office:value="32.99" calcext:value-type="float">
            <text:p>32,99</text:p>
          </table:table-cell>
          <table:table-cell table:style-name="ce123"/>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DOWN24</text:p>
          </table:table-cell>
          <table:table-cell table:style-name="ce76" office:value-type="string" calcext:value-type="string">
            <text:p>ud</text:p>
          </table:table-cell>
          <table:table-cell table:style-name="ce111" office:value-type="string" calcext:value-type="string">
            <text:p>Downlight LED20/840 24W 220-240V blanc càlid</text:p>
          </table:table-cell>
          <table:table-cell table:style-name="ce134" office:value-type="float" office:value="16.75" calcext:value-type="float">
            <text:p>16,750</text:p>
          </table:table-cell>
          <table:table-cell office:value-type="string" calcext:value-type="string">
            <text:p>Pedro</text:p>
          </table:table-cell>
          <table:table-cell table:style-name="ce76" office:value-type="float" office:value="10.64" calcext:value-type="float">
            <text:p>10,64</text:p>
          </table:table-cell>
          <table:table-cell table:style-name="ce123"/>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PANT</text:p>
          </table:table-cell>
          <table:table-cell table:style-name="ce76" office:value-type="string" calcext:value-type="string">
            <text:p>ud</text:p>
          </table:table-cell>
          <table:table-cell table:style-name="ce111" office:value-type="string" calcext:value-type="string">
            <text:p>Pantalla estanca</text:p>
          </table:table-cell>
          <table:table-cell table:style-name="ce134" office:value-type="float" office:value="31.24" calcext:value-type="float">
            <text:p>31,240</text:p>
          </table:table-cell>
          <table:table-cell office:value-type="string" calcext:value-type="string">
            <text:p>Joan Marc</text:p>
          </table:table-cell>
          <table:table-cell table:style-name="ce76" office:value-type="float" office:value="36.21" calcext:value-type="float">
            <text:p>36,21</text:p>
          </table:table-cell>
          <table:table-cell table:style-name="ce123" office:value-type="string" calcext:value-type="string">
            <text:p>(pendent fitxa tècnica)</text:p>
          </table:table-cell>
          <table:table-cell/>
        </table:table-row>
        <table:table-row table:style-name="ro1">
          <table:table-cell table:style-name="ce76" table:number-columns-repeated="4"/>
          <table:table-cell table:number-columns-repeated="4"/>
          <table:table-cell table:style-name="Default"/>
          <table:table-cell table:style-name="ce123"/>
          <table:table-cell/>
        </table:table-row>
        <table:table-row table:style-name="ro1">
          <table:table-cell table:style-name="ce76" table:number-columns-repeated="2"/>
          <table:table-cell table:style-name="ce76" office:value-type="string" calcext:value-type="string">
            <text:p>08</text:p>
          </table:table-cell>
          <table:table-cell table:style-name="ce76" office:value-type="string" calcext:value-type="string">
            <text:p>GU10_4W</text:p>
          </table:table-cell>
          <table:table-cell table:style-name="ce76" office:value-type="string" calcext:value-type="string">
            <text:p>ud</text:p>
          </table:table-cell>
          <table:table-cell table:style-name="ce111" office:value-type="string" calcext:value-type="string">
            <text:p>Bombeta GU10 4W</text:p>
          </table:table-cell>
          <table:table-cell table:style-name="ce134" office:value-type="float" office:value="2.9" calcext:value-type="float">
            <text:p>2,900</text:p>
          </table:table-cell>
          <table:table-cell office:value-type="string" calcext:value-type="string">
            <text:p>Joan Nicolau</text:p>
          </table:table-cell>
          <table:table-cell table:style-name="ce76" office:value-type="float" office:value="3.15" calcext:value-type="float">
            <text:p>3,15</text:p>
          </table:table-cell>
          <table:table-cell table:style-name="ce123"/>
          <table:table-cell/>
        </table:table-row>
        <table:table-row table:style-name="ro1">
          <table:table-cell table:style-name="ce76" table:number-columns-repeated="5"/>
          <table:table-cell table:style-name="ce111"/>
          <table:table-cell table:style-name="ce134"/>
          <table:table-cell/>
          <table:table-cell table:style-name="ce76"/>
          <table:table-cell table:style-name="ce123"/>
          <table:table-cell/>
        </table:table-row>
        <table:table-row table:style-name="ro1">
          <table:table-cell table:style-name="ce76"/>
          <table:table-cell table:style-name="ce86" office:value-type="string" calcext:value-type="string">
            <text:p>MATERIAL QUADRES – ENVOLUPANTS</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number-columns-repeated="2"/>
          <table:table-cell table:style-name="ce76" office:value-type="string" calcext:value-type="string">
            <text:p>09</text:p>
          </table:table-cell>
          <table:table-cell table:style-name="ce76" office:value-type="string" calcext:value-type="string">
            <text:p>ENV_3_36</text:p>
          </table:table-cell>
          <table:table-cell table:style-name="ce76" office:value-type="string" calcext:value-type="string">
            <text:p>ud</text:p>
          </table:table-cell>
          <table:table-cell table:style-name="ce112" office:value-type="string" calcext:value-type="string">
            <text:p>Caixa encastable quadre - 3 files - 36 mòduls</text:p>
          </table:table-cell>
          <table:table-cell table:style-name="ce18" office:value-type="float" office:value="114.47" calcext:value-type="float">
            <text:p>114,470</text:p>
          </table:table-cell>
          <table:table-cell office:value-type="string" calcext:value-type="string">
            <text:p>Azzedine</text:p>
          </table:table-cell>
          <table:table-cell table:style-name="ce118" office:value-type="float" office:value="114.47" calcext:value-type="float">
            <text:p>114,47</text:p>
          </table:table-cell>
          <table:table-cell table:style-name="ce123"/>
          <table:table-cell/>
        </table:table-row>
        <table:table-row table:style-name="ro1">
          <table:table-cell table:style-name="ce76" table:number-columns-repeated="2"/>
          <table:table-cell table:style-name="ce76" office:value-type="string" calcext:value-type="string">
            <text:p>09</text:p>
          </table:table-cell>
          <table:table-cell table:style-name="ce76" office:value-type="string" calcext:value-type="string">
            <text:p>ENV_2_24</text:p>
          </table:table-cell>
          <table:table-cell table:style-name="ce76" office:value-type="string" calcext:value-type="string">
            <text:p>ud</text:p>
          </table:table-cell>
          <table:table-cell table:style-name="ce112" office:value-type="string" calcext:value-type="string">
            <text:p>Caixa encastable quadre - 2 files – 24 mòduls</text:p>
          </table:table-cell>
          <table:table-cell table:style-name="ce18" office:value-type="float" office:value="173.1" calcext:value-type="float">
            <text:p>173,100</text:p>
          </table:table-cell>
          <table:table-cell office:value-type="string" calcext:value-type="string">
            <text:p>Sofia</text:p>
          </table:table-cell>
          <table:table-cell table:style-name="ce118" office:value-type="float" office:value="71.85" calcext:value-type="float">
            <text:p>71,85</text:p>
          </table:table-cell>
          <table:table-cell table:style-name="ce123"/>
          <table:table-cell/>
        </table:table-row>
        <table:table-row table:style-name="ro1">
          <table:table-cell table:style-name="ce76" table:number-columns-repeated="5"/>
          <table:table-cell table:style-name="ce112"/>
          <table:table-cell table:style-name="ce18"/>
          <table:table-cell/>
          <table:table-cell table:style-name="ce118"/>
          <table:table-cell table:style-name="ce123"/>
          <table:table-cell/>
        </table:table-row>
        <table:table-row table:style-name="ro1">
          <table:table-cell table:style-name="ce76"/>
          <table:table-cell table:style-name="ce86" office:value-type="string" calcext:value-type="string">
            <text:p>MATERIAL QUADRES – PST</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number-columns-repeated="2"/>
          <table:table-cell table:style-name="ce76" office:value-type="string" calcext:value-type="string">
            <text:p>10</text:p>
          </table:table-cell>
          <table:table-cell table:style-name="ce76" office:value-type="string" calcext:value-type="string">
            <text:p>PTS25</text:p>
          </table:table-cell>
          <table:table-cell table:style-name="ce106" office:value-type="string" calcext:value-type="string">
            <text:p>ud</text:p>
          </table:table-cell>
          <table:table-cell table:style-name="ce113" office:value-type="string" calcext:value-type="string">
            <text:p>PTS 25A</text:p>
          </table:table-cell>
          <table:table-cell table:style-name="ce23" office:value-type="float" office:value="190.02" calcext:value-type="float">
            <text:p>190,020</text:p>
          </table:table-cell>
          <table:table-cell office:value-type="string" calcext:value-type="string">
            <text:p>Azzedine</text:p>
          </table:table-cell>
          <table:table-cell table:style-name="ce122" office:value-type="float" office:value="190.43" calcext:value-type="float">
            <text:p>190,43</text:p>
          </table:table-cell>
          <table:table-cell table:style-name="ce123"/>
          <table:table-cell/>
        </table:table-row>
        <table:table-row table:style-name="ro1">
          <table:table-cell table:style-name="ce76" table:number-columns-repeated="2"/>
          <table:table-cell table:style-name="ce76" office:value-type="string" calcext:value-type="string">
            <text:p>10</text:p>
          </table:table-cell>
          <table:table-cell table:style-name="ce76" office:value-type="string" calcext:value-type="string">
            <text:p>PTS40</text:p>
          </table:table-cell>
          <table:table-cell table:style-name="ce106" office:value-type="string" calcext:value-type="string">
            <text:p>ud</text:p>
          </table:table-cell>
          <table:table-cell table:style-name="ce113" office:value-type="string" calcext:value-type="string">
            <text:p>PTS 40A</text:p>
          </table:table-cell>
          <table:table-cell table:style-name="ce23"/>
          <table:table-cell/>
          <table:table-cell table:style-name="ce122" office:value-type="float" office:value="197.43" calcext:value-type="float">
            <text:p>197,43</text:p>
          </table:table-cell>
          <table:table-cell table:style-name="ce123"/>
          <table:table-cell/>
        </table:table-row>
        <table:table-row table:style-name="ro1">
          <table:table-cell table:style-name="ce76" table:number-columns-repeated="4"/>
          <table:table-cell table:style-name="ce106"/>
          <table:table-cell table:style-name="ce113"/>
          <table:table-cell table:style-name="ce23"/>
          <table:table-cell/>
          <table:table-cell table:style-name="ce122"/>
          <table:table-cell table:style-name="ce123"/>
          <table:table-cell/>
        </table:table-row>
        <table:table-row table:style-name="ro1">
          <table:table-cell table:style-name="ce76"/>
          <table:table-cell table:style-name="ce86" office:value-type="string" calcext:value-type="string">
            <text:p>MATERIAL QUADRES – ID</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table-cell/>
          <table:table-cell table:style-name="ce76" office:value-type="string" calcext:value-type="string">
            <text:p>11</text:p>
          </table:table-cell>
          <table:table-cell table:style-name="ce76" office:value-type="string" calcext:value-type="string">
            <text:p>ID40_30</text:p>
          </table:table-cell>
          <table:table-cell table:style-name="ce76" office:value-type="string" calcext:value-type="string">
            <text:p>ud</text:p>
          </table:table-cell>
          <table:table-cell table:style-name="ce112" office:value-type="string" calcext:value-type="string">
            <text:p>ID 2P 40A 30mA AC residencial</text:p>
          </table:table-cell>
          <table:table-cell table:style-name="ce134" office:value-type="float" office:value="115.83" calcext:value-type="float">
            <text:p>115,830</text:p>
          </table:table-cell>
          <table:table-cell office:value-type="string" calcext:value-type="string">
            <text:p>Azzedine</text:p>
          </table:table-cell>
          <table:table-cell table:style-name="ce119" office:value-type="float" office:value="115.83" calcext:value-type="float">
            <text:p>115,83</text:p>
          </table:table-cell>
          <table:table-cell table:style-name="ce123"/>
          <table:table-cell/>
        </table:table-row>
        <table:table-row table:style-name="ro1">
          <table:table-cell table:style-name="ce76"/>
          <table:table-cell/>
          <table:table-cell table:style-name="ce76" table:number-columns-repeated="3"/>
          <table:table-cell table:style-name="ce112"/>
          <table:table-cell table:style-name="ce134"/>
          <table:table-cell/>
          <table:table-cell table:style-name="ce119"/>
          <table:table-cell table:style-name="ce123"/>
          <table:table-cell/>
        </table:table-row>
        <table:table-row table:style-name="ro1">
          <table:table-cell table:style-name="ce76"/>
          <table:table-cell table:style-name="ce86" office:value-type="string" calcext:value-type="string">
            <text:p>MATERIAL QUADRES – MT</text:p>
          </table:table-cell>
          <table:table-cell table:style-name="ce86" table:number-columns-repeated="3"/>
          <table:table-cell table:style-name="ce114"/>
          <table:table-cell table:style-name="ce17"/>
          <table:table-cell/>
          <table:table-cell table:style-name="ce117"/>
          <table:table-cell table:style-name="ce123"/>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10C</text:p>
          </table:table-cell>
          <table:table-cell table:style-name="ce76" office:value-type="string" calcext:value-type="string">
            <text:p>ud</text:p>
          </table:table-cell>
          <table:table-cell table:style-name="ce112" office:value-type="string" calcext:value-type="string">
            <text:p>Interruptor Magnetotèrmic; Resi9; 1P+N; 10 A</text:p>
          </table:table-cell>
          <table:table-cell table:style-name="ce134" office:value-type="float" office:value="19.87" calcext:value-type="float">
            <text:p>19,870</text:p>
          </table:table-cell>
          <table:table-cell office:value-type="string" calcext:value-type="string">
            <text:p>Azzedine</text:p>
          </table:table-cell>
          <table:table-cell table:style-name="ce119" office:value-type="float" office:value="19.87" calcext:value-type="float">
            <text:p>19,87</text:p>
          </table:table-cell>
          <table:table-cell table:style-name="ce123"/>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16C</text:p>
          </table:table-cell>
          <table:table-cell table:style-name="ce76" office:value-type="string" calcext:value-type="string">
            <text:p>ud</text:p>
          </table:table-cell>
          <table:table-cell table:style-name="ce112" office:value-type="string" calcext:value-type="string">
            <text:p>Interruptor Magnetotèrmic; Resi9; 1P+N; 16 A</text:p>
          </table:table-cell>
          <table:table-cell table:style-name="ce134" office:value-type="float" office:value="20.09" calcext:value-type="float">
            <text:p>20,090</text:p>
          </table:table-cell>
          <table:table-cell office:value-type="string" calcext:value-type="string">
            <text:p>Azzedine</text:p>
          </table:table-cell>
          <table:table-cell table:style-name="ce119" office:value-type="float" office:value="20.09" calcext:value-type="float">
            <text:p>20,09</text:p>
          </table:table-cell>
          <table:table-cell table:style-name="ce123"/>
          <table:table-cell/>
        </table:table-row>
        <table:table-row table:style-name="ro1">
          <table:table-cell table:style-name="ce76" table:number-columns-repeated="2"/>
          <table:table-cell table:style-name="ce76" office:value-type="string" calcext:value-type="string">
            <text:p>12</text:p>
          </table:table-cell>
          <table:table-cell table:style-name="ce76" office:value-type="string" calcext:value-type="string">
            <text:p>MT_25C</text:p>
          </table:table-cell>
          <table:table-cell table:style-name="ce76" office:value-type="string" calcext:value-type="string">
            <text:p>ud</text:p>
          </table:table-cell>
          <table:table-cell table:style-name="ce112" office:value-type="string" calcext:value-type="string">
            <text:p>Interruptor Magnetotèrmic; Resi9; 1P+N; 25 A</text:p>
          </table:table-cell>
          <table:table-cell table:style-name="ce134" office:value-type="float" office:value="20.45" calcext:value-type="float">
            <text:p>20,450</text:p>
          </table:table-cell>
          <table:table-cell office:value-type="string" calcext:value-type="string">
            <text:p>Azzedine</text:p>
          </table:table-cell>
          <table:table-cell table:style-name="ce119" office:value-type="float" office:value="20.45" calcext:value-type="float">
            <text:p>20,45</text:p>
          </table:table-cell>
          <table:table-cell table:style-name="ce123"/>
          <table:table-cell/>
        </table:table-row>
        <table:table-row table:style-name="ro1">
          <table:table-cell table:style-name="ce76" table:number-columns-repeated="5"/>
          <table:table-cell table:style-name="ce112"/>
          <table:table-cell table:style-name="ce134"/>
          <table:table-cell/>
          <table:table-cell table:style-name="ce119"/>
          <table:table-cell table:style-name="ce123"/>
          <table:table-cell/>
        </table:table-row>
        <table:table-row table:style-name="ro1">
          <table:table-cell table:style-name="ce76"/>
          <table:table-cell table:style-name="ce86" office:value-type="string" calcext:value-type="string">
            <text:p>MATERIAL QUADRES – AUTOMATISMES</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number-columns-repeated="2"/>
          <table:table-cell table:style-name="ce76" office:value-type="string" calcext:value-type="string">
            <text:p>13</text:p>
          </table:table-cell>
          <table:table-cell table:style-name="ce76" office:value-type="string" calcext:value-type="string">
            <text:p>MINUT</text:p>
          </table:table-cell>
          <table:table-cell table:style-name="ce76" office:value-type="string" calcext:value-type="string">
            <text:p>ud</text:p>
          </table:table-cell>
          <table:table-cell table:style-name="ce115" office:value-type="string" calcext:value-type="string">
            <text:p>Acti9 MIN - Interruptor minutero Automático</text:p>
          </table:table-cell>
          <table:table-cell table:style-name="ce134" office:value-type="float" office:value="88.7" calcext:value-type="float">
            <text:p>88,700</text:p>
          </table:table-cell>
          <table:table-cell office:value-type="string" calcext:value-type="string">
            <text:p>Sofia</text:p>
          </table:table-cell>
          <table:table-cell table:style-name="ce119" office:value-type="float" office:value="70.75" calcext:value-type="float">
            <text:p>70,75</text:p>
          </table:table-cell>
          <table:table-cell table:style-name="ce123"/>
          <table:table-cell/>
        </table:table-row>
        <table:table-row table:style-name="ro1">
          <table:table-cell table:style-name="ce76" table:number-columns-repeated="5"/>
          <table:table-cell table:style-name="ce115"/>
          <table:table-cell table:style-name="ce134"/>
          <table:table-cell/>
          <table:table-cell table:style-name="ce119"/>
          <table:table-cell table:style-name="ce123"/>
          <table:table-cell/>
        </table:table-row>
        <table:table-row table:style-name="ro1">
          <table:table-cell table:style-name="ce76"/>
          <table:table-cell table:style-name="ce86" office:value-type="string" calcext:value-type="string">
            <text:p>MA D’OBRA ELECTRICA</text:p>
          </table:table-cell>
          <table:table-cell table:style-name="ce86" table:number-columns-repeated="2"/>
          <table:table-cell table:style-name="ce84" table:number-columns-repeated="2"/>
          <table:table-cell table:style-name="ce21"/>
          <table:table-cell/>
          <table:table-cell table:style-name="ce84"/>
          <table:table-cell table:style-name="ce123"/>
          <table:table-cell/>
        </table:table-row>
        <table:table-row table:style-name="ro1">
          <table:table-cell table:style-name="ce76" table:number-columns-repeated="2"/>
          <table:table-cell table:style-name="ce76" office:value-type="string" calcext:value-type="string">
            <text:p>14</text:p>
          </table:table-cell>
          <table:table-cell table:style-name="ce76" office:value-type="string" calcext:value-type="string">
            <text:p>MO_ELEC_P</text:p>
          </table:table-cell>
          <table:table-cell table:style-name="ce76" office:value-type="string" calcext:value-type="string">
            <text:p>h</text:p>
          </table:table-cell>
          <table:table-cell table:style-name="ce116" office:value-type="string" calcext:value-type="string">
            <text:p>Peó electricista</text:p>
          </table:table-cell>
          <table:table-cell table:style-name="ce134"/>
          <table:table-cell/>
          <table:table-cell table:style-name="ce119" office:value-type="float" office:value="20" calcext:value-type="float">
            <text:p>20,00</text:p>
          </table:table-cell>
          <table:table-cell table:style-name="ce123"/>
          <table:table-cell/>
        </table:table-row>
        <table:table-row table:style-name="ro1">
          <table:table-cell table:style-name="ce76" table:number-columns-repeated="2"/>
          <table:table-cell table:style-name="ce76" office:value-type="string" calcext:value-type="string">
            <text:p>14</text:p>
          </table:table-cell>
          <table:table-cell table:style-name="ce87" office:value-type="string" calcext:value-type="string">
            <text:p>MO_ELEC_1</text:p>
          </table:table-cell>
          <table:table-cell table:style-name="ce108" office:value-type="string" calcext:value-type="string">
            <text:p>h</text:p>
          </table:table-cell>
          <table:table-cell table:style-name="ce112" office:value-type="string" calcext:value-type="string">
            <text:p>Oficial 1a electricista</text:p>
          </table:table-cell>
          <table:table-cell table:style-name="ce134"/>
          <table:table-cell/>
          <table:table-cell table:style-name="ce119" office:value-type="float" office:value="25" calcext:value-type="float">
            <text:p>25,00</text:p>
          </table:table-cell>
          <table:table-cell table:style-name="ce123"/>
          <table:table-cell/>
        </table:table-row>
        <table:table-row table:style-name="ro1">
          <table:table-cell table:style-name="ce76" table:number-columns-repeated="3"/>
          <table:table-cell table:style-name="ce87"/>
          <table:table-cell table:style-name="ce108"/>
          <table:table-cell table:style-name="ce112"/>
          <table:table-cell table:style-name="ce134"/>
          <table:table-cell/>
          <table:table-cell table:style-name="ce119"/>
          <table:table-cell table:style-name="ce123"/>
          <table:table-cell/>
        </table:table-row>
        <table:table-row table:style-name="ro1">
          <table:table-cell table:style-name="ce76"/>
          <table:table-cell table:style-name="ce86" office:value-type="string" calcext:value-type="string">
            <text:p>MA D’OBRA CONSTRUCCIO</text:p>
          </table:table-cell>
          <table:table-cell table:style-name="ce86"/>
          <table:table-cell table:style-name="ce88"/>
          <table:table-cell table:style-name="ce86"/>
          <table:table-cell table:style-name="ce114"/>
          <table:table-cell table:style-name="ce22"/>
          <table:table-cell/>
          <table:table-cell table:style-name="ce121"/>
          <table:table-cell table:style-name="ce123"/>
          <table:table-cell/>
        </table:table-row>
        <table:table-row table:style-name="ro1">
          <table:table-cell table:style-name="ce76" table:number-columns-repeated="2"/>
          <table:table-cell table:style-name="ce76" office:value-type="string" calcext:value-type="string">
            <text:p>15</text:p>
          </table:table-cell>
          <table:table-cell table:style-name="ce6" office:value-type="string" calcext:value-type="string">
            <text:p>MO_CONS_1</text:p>
          </table:table-cell>
          <table:table-cell table:style-name="ce76" office:value-type="string" calcext:value-type="string">
            <text:p>h</text:p>
          </table:table-cell>
          <table:table-cell table:style-name="ce112" office:value-type="string" calcext:value-type="string">
            <text:p>Oficial 1a construcció</text:p>
          </table:table-cell>
          <table:table-cell table:style-name="ce18"/>
          <table:table-cell/>
          <table:table-cell table:style-name="ce118" office:value-type="float" office:value="23.1" calcext:value-type="float">
            <text:p>23,10</text:p>
          </table:table-cell>
          <table:table-cell table:style-name="ce123"/>
          <table:table-cell/>
        </table:table-row>
        <table:table-row table:style-name="ro1">
          <table:table-cell table:style-name="ce76" table:number-columns-repeated="5"/>
          <table:table-cell table:style-name="ce112"/>
          <table:table-cell table:style-name="ce134"/>
          <table:table-cell/>
          <table:table-cell table:style-name="ce119"/>
          <table:table-cell table:style-name="ce123"/>
          <table:table-cell/>
        </table:table-row>
        <table:table-row table:style-name="ro1">
          <table:table-cell table:style-name="ce76" table:number-columns-repeated="3"/>
          <table:table-cell table:style-name="ce105" office:value-type="string" calcext:value-type="string">
            <text:p>%0200</text:p>
          </table:table-cell>
          <table:table-cell table:style-name="ce76" office:value-type="string" calcext:value-type="string">
            <text:p>%</text:p>
          </table:table-cell>
          <table:table-cell table:style-name="ce111" office:value-type="string" calcext:value-type="string">
            <text:p>Mitjans auxiliars</text:p>
          </table:table-cell>
          <table:table-cell table:style-name="ce134"/>
          <table:table-cell/>
          <table:table-cell table:style-name="ce119"/>
          <table:table-cell table:style-name="ce123"/>
          <table:table-cell/>
        </table:table-row>
        <table:table-row table:style-name="ro1" table:number-rows-repeated="3">
          <table:table-cell table:style-name="ce76" table:number-columns-repeated="5"/>
          <table:table-cell table:style-name="ce112"/>
          <table:table-cell table:style-name="ce134"/>
          <table:table-cell table:style-name="ce119"/>
          <table:table-cell table:number-columns-repeated="3"/>
        </table:table-row>
        <table:table-row table:style-name="ro1">
          <table:table-cell table:style-name="ce76" table:number-columns-repeated="4"/>
          <table:table-cell table:number-columns-repeated="3"/>
          <table:table-cell table:style-name="ce119"/>
          <table:table-cell table:number-columns-repeated="3"/>
        </table:table-row>
        <table:table-row table:style-name="ro1">
          <table:table-cell table:style-name="ce76" table:number-columns-repeated="4"/>
          <table:table-cell table:style-name="ce106"/>
          <table:table-cell table:style-name="ce113"/>
          <table:table-cell table:style-name="ce23"/>
          <table:table-cell table:style-name="ce119"/>
          <table:table-cell table:number-columns-repeated="3"/>
        </table:table-row>
        <table:table-row table:style-name="ro1" table:number-rows-repeated="3">
          <table:table-cell table:style-name="ce76" table:number-columns-repeated="5"/>
          <table:table-cell table:style-name="ce112"/>
          <table:table-cell table:style-name="ce134"/>
          <table:table-cell table:style-name="ce119"/>
          <table:table-cell table:number-columns-repeated="3"/>
        </table:table-row>
        <table:table-row table:style-name="ro1">
          <table:table-cell table:style-name="ce76" table:number-columns-repeated="4"/>
          <table:table-cell table:number-columns-repeated="3"/>
          <table:table-cell table:style-name="ce119"/>
          <table:table-cell table:number-columns-repeated="3"/>
        </table:table-row>
        <table:table-row table:style-name="ro1">
          <table:table-cell table:style-name="ce76" table:number-columns-repeated="5"/>
          <table:table-cell table:style-name="ce112"/>
          <table:table-cell table:style-name="ce134"/>
          <table:table-cell table:style-name="ce119"/>
          <table:table-cell table:number-columns-repeated="3"/>
        </table:table-row>
        <table:table-row table:style-name="ro1" table:number-rows-repeated="17">
          <table:table-cell table:style-name="ce76" table:number-columns-repeated="6"/>
          <table:table-cell table:style-name="ce134"/>
          <table:table-cell table:style-name="ce119"/>
          <table:table-cell table:number-columns-repeated="3"/>
        </table:table-row>
        <table:table-row table:style-name="ro1" table:number-rows-repeated="1048461">
          <table:table-cell table:number-columns-repeated="11"/>
        </table:table-row>
        <table:table-row table:style-name="ro1">
          <table:table-cell table:number-columns-repeated="11"/>
        </table:table-row>
      </table:table>
      <table:table table:name="descompost" table:style-name="ta1">
        <table:table-column table:style-name="co7" table:default-cell-style-name="ce76"/>
        <table:table-column table:style-name="co8" table:default-cell-style-name="ce76"/>
        <table:table-column table:style-name="co9" table:default-cell-style-name="ce134"/>
        <table:table-column table:style-name="co10" table:default-cell-style-name="ce76"/>
        <table:table-column table:style-name="co11" table:default-cell-style-name="ce76"/>
        <table:table-column table:style-name="co12" table:default-cell-style-name="ce76"/>
        <table:table-column table:style-name="co6" table:default-cell-style-name="ce119"/>
        <table:table-column table:style-name="co13" table:default-cell-style-name="ce119"/>
        <table:table-column table:style-name="co6" table:default-cell-style-name="ce119"/>
        <table:table-column table:style-name="co6" table:number-columns-repeated="7" table:default-cell-style-name="ce76"/>
        <table:table-column table:style-name="co6" table:number-columns-repeated="2" table:default-cell-style-name="Default"/>
        <table:table-column table:style-name="co6" table:number-columns-repeated="16366"/>
        <table:table-row table:style-name="ro2" table:number-rows-repeated="2">
          <table:table-cell table:number-columns-repeated="18"/>
          <table:table-cell table:style-name="ce76" table:number-columns-repeated="16366"/>
        </table:table-row>
        <table:table-row table:style-name="ro2">
          <table:table-cell/>
          <table:table-cell table:style-name="ce125" office:value-type="string" calcext:value-type="string">
            <text:p>CODI</text:p>
          </table:table-cell>
          <table:table-cell table:style-name="ce41" office:value-type="string" calcext:value-type="string">
            <text:p>QUANTITAT</text:p>
          </table:table-cell>
          <table:table-cell table:style-name="ce125" office:value-type="string" calcext:value-type="string">
            <text:p>UD</text:p>
          </table:table-cell>
          <table:table-cell table:style-name="ce125" office:value-type="string" calcext:value-type="string">
            <text:p>RESUM</text:p>
          </table:table-cell>
          <table:table-cell table:style-name="ce125"/>
          <table:table-cell table:style-name="ce55" office:value-type="string" calcext:value-type="string">
            <text:p>PREU</text:p>
          </table:table-cell>
          <table:table-cell table:style-name="ce55" office:value-type="string" calcext:value-type="string">
            <text:p>SUBTOTAL</text:p>
          </table:table-cell>
          <table:table-cell table:style-name="ce55" office:value-type="string" calcext:value-type="string">
            <text:p>IMPORT</text:p>
          </table:table-cell>
          <table:table-cell table:number-columns-repeated="9"/>
          <table:table-cell table:style-name="ce76" table:number-columns-repeated="16366"/>
        </table:table-row>
        <table:table-row table:style-name="ro2">
          <table:table-cell/>
          <table:table-cell table:style-name="ce126" office:value-type="string" calcext:value-type="string" table:number-columns-spanned="8" table:number-rows-spanned="1">
            <text:p>CAPÍTOL 1 INSTAL·LACIÓ D'ENLLAÇ</text:p>
          </table:table-cell>
          <table:covered-table-cell table:style-name="ce41"/>
          <table:covered-table-cell table:number-columns-repeated="3" table:style-name="ce125"/>
          <table:covered-table-cell table:number-columns-repeated="3" table:style-name="ce55"/>
          <table:table-cell table:number-columns-repeated="9"/>
          <table:table-cell table:style-name="ce76" table:number-columns-repeated="16366"/>
        </table:table-row>
        <table:table-row table:style-name="ro2">
          <table:table-cell/>
          <table:table-cell table:style-name="ce125" office:value-type="string" calcext:value-type="string">
            <text:p>01.01</text:p>
          </table:table-cell>
          <table:table-cell table:style-name="ce41"/>
          <table:table-cell table:style-name="ce125" office:value-type="string" calcext:value-type="string">
            <text:p>m</text:p>
          </table:table-cell>
          <table:table-cell table:style-name="ce125" office:value-type="string" calcext:value-type="string" table:number-columns-spanned="2" table:number-rows-spanned="1">
            <text:p>LGA</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number-columns-repeated="4"/>
          <table:table-cell table:style-name="ce148" office:value-type="string" calcext:value-type="string" table:number-columns-spanned="4"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RZ1-K 150</text:p>
          </table:table-cell>
          <table:table-cell table:style-name="ce136" office:value-type="float" office:value="4" calcext:value-type="float">
            <text:p>4,000</text:p>
          </table:table-cell>
          <table:table-cell table:formula="of:=INDEX([$'preus unitaris'.$D$1:.$G$115];MATCH([.B7];[$'preus unitaris'.$D$1:.$D$115];0);2)" office:value-type="string" office:string-value="m" calcext:value-type="string">
            <text:p>m</text:p>
          </table:table-cell>
          <table:table-cell table:formula="of:=INDEX([$'preus unitaris'.$D$1:.$G$115];MATCH([.B7];[$'preus unitaris'.$D$1:.$D$115];0);3)" office:value-type="string" office:string-value="Cable unipolar RZ1-K (AS), 0,6/1 kV, 1x150 mm²" calcext:value-type="string">
            <text:p>Cable unipolar RZ1-K (AS), 0,6/1 kV, 1x150 mm²</text:p>
          </table:table-cell>
          <table:table-cell/>
          <table:table-cell table:style-name="ce118" table:formula="of:=INDEX([$'preus unitaris'.$D$1:.$G$115];MATCH([.B7];[$'preus unitaris'.$D$1:.$D$115];0);4)" office:value-type="float" office:value="52.727" calcext:value-type="float">
            <text:p>52,73</text:p>
          </table:table-cell>
          <table:table-cell table:formula="of:=[.C7]*[.G7]" office:value-type="float" office:value="210.908" calcext:value-type="float">
            <text:p>210,91</text:p>
          </table:table-cell>
          <table:table-cell table:number-columns-repeated="10"/>
          <table:table-cell table:style-name="ce76" table:number-columns-repeated="16366"/>
        </table:table-row>
        <table:table-row table:style-name="ro2">
          <table:table-cell/>
          <table:table-cell office:value-type="string" calcext:value-type="string">
            <text:p>MO_ELEC_P</text:p>
          </table:table-cell>
          <table:table-cell office:value-type="float" office:value="0.15" calcext:value-type="float">
            <text:p>0,150</text:p>
          </table:table-cell>
          <table:table-cell table:formula="of:=INDEX([$'preus unitaris'.$D$1:.$G$115];MATCH([.B8];[$'preus unitaris'.$D$1:.$D$115];0);2)" office:value-type="string" office:string-value="h" calcext:value-type="string">
            <text:p>h</text:p>
          </table:table-cell>
          <table:table-cell table:formula="of:=INDEX([$'preus unitaris'.$D$1:.$G$115];MATCH([.B8];[$'preus unitaris'.$D$1:.$D$115];0);3)" office:value-type="string" office:string-value="Peó electricista" calcext:value-type="string">
            <text:p>Peó electricista</text:p>
          </table:table-cell>
          <table:table-cell/>
          <table:table-cell table:style-name="ce118" table:formula="of:=INDEX([$'preus unitaris'.$D$1:.$G$115];MATCH([.B8];[$'preus unitaris'.$D$1:.$D$115];0);4)" office:value-type="float" office:value="0" calcext:value-type="float">
            <text:p>0,00</text:p>
          </table:table-cell>
          <table:table-cell table:formula="of:=[.C8]*[.G8]" office:value-type="float" office:value="0" calcext:value-type="float">
            <text:p>0,00</text:p>
          </table:table-cell>
          <table:table-cell table:style-name="ce76"/>
          <table:table-cell table:number-columns-repeated="9"/>
          <table:table-cell table:style-name="ce76" table:number-columns-repeated="16366"/>
        </table:table-row>
        <table:table-row table:style-name="ro4">
          <table:table-cell/>
          <table:table-cell table:style-name="ce87" office:value-type="string" calcext:value-type="string">
            <text:p>MO_ELEC_1</text:p>
          </table:table-cell>
          <table:table-cell table:style-name="ce138" office:value-type="float" office:value="0.178" calcext:value-type="float">
            <text:p>0,178</text:p>
          </table:table-cell>
          <table:table-cell table:formula="of:=INDEX([$'preus unitaris'.$D$1:.$G$115];MATCH([.B9];[$'preus unitaris'.$D$1:.$D$115];0);2)" office:value-type="string" office:string-value="h" calcext:value-type="string">
            <text:p>h</text:p>
          </table:table-cell>
          <table:table-cell table:formula="of:=INDEX([$'preus unitaris'.$D$1:.$G$115];MATCH([.B9];[$'preus unitaris'.$D$1:.$D$115];0);3)" office:value-type="string" office:string-value="Oficial 1a electricista" calcext:value-type="string">
            <text:p>Oficial 1a electricista</text:p>
          </table:table-cell>
          <table:table-cell/>
          <table:table-cell table:style-name="ce118" table:formula="of:=INDEX([$'preus unitaris'.$D$1:.$G$115];MATCH([.B9];[$'preus unitaris'.$D$1:.$D$115];0);4)" office:value-type="float" office:value="0" calcext:value-type="float">
            <text:p>0,00</text:p>
          </table:table-cell>
          <table:table-cell table:formula="of:=[.C9]*[.G9]"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0];[$'preus unitaris'.$D$1:.$D$115];0);2)" office:value-type="string" office:string-value="%" calcext:value-type="string">
            <text:p>%</text:p>
          </table:table-cell>
          <table:table-cell table:formula="of:=INDEX([$'preus unitaris'.$D$1:.$G$115];MATCH([.B10];[$'preus unitaris'.$D$1:.$D$115];0);3)" office:value-type="string" office:string-value="Mitjans auxiliars" calcext:value-type="string">
            <text:p>Mitjans auxiliars</text:p>
          </table:table-cell>
          <table:table-cell/>
          <table:table-cell table:formula="of:=SUM([.H7:.H9])" office:value-type="float" office:value="210.908" calcext:value-type="float">
            <text:p>210,91</text:p>
          </table:table-cell>
          <table:table-cell table:formula="of:=[.G10]*[.C10]/100" office:value-type="float" office:value="4.21816" calcext:value-type="float">
            <text:p>4,22</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7:.H10])" office:value-type="float" office:value="215.12616" calcext:value-type="float">
            <text:p>215,13</text:p>
          </table:table-cell>
          <table:table-cell table:number-columns-repeated="9"/>
          <table:table-cell table:style-name="ce76" table:number-columns-repeated="16366"/>
        </table:table-row>
        <table:table-row table:style-name="ro2">
          <table:table-cell table:number-columns-repeated="2"/>
          <table:table-cell table:style-name="ce76"/>
          <table:table-cell table:number-columns-repeated="3"/>
          <table:table-cell table:style-name="ce76" table:number-columns-repeated="3"/>
          <table:table-cell table:number-columns-repeated="9"/>
          <table:table-cell table:style-name="ce76" table:number-columns-repeated="16366"/>
        </table:table-row>
        <table:table-row table:style-name="ro2">
          <table:table-cell/>
          <table:table-cell table:style-name="ce125" office:value-type="string" calcext:value-type="string">
            <text:p>01.02</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Nicho CGP+CS</text:p>
          </table:table-cell>
          <table:covered-table-cell table:style-name="ce125"/>
          <table:table-cell table:style-name="ce55" table:number-columns-repeated="3"/>
          <table:table-cell table:number-columns-repeated="9"/>
          <table:table-cell table:style-name="ce76" table:number-columns-repeated="16366"/>
        </table:table-row>
        <table:table-row table:style-name="ro5">
          <table:table-cell table:number-columns-repeated="4"/>
          <table:table-cell table:style-name="ce149" office:value-type="string" calcext:value-type="string" table:number-columns-spanned="4" table:number-rows-spanned="1">
            <text:p><text:span text:style-name="T1">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text:span><text:span text:style-name="T2">arc i porta metàl·lica amb pany o cadenat, amb grau de protecció IK10 segons UNE-EN 50102, protegits de la corrosió i normalitzats per l'empresa subministradora. </text:span><text:span text:style-name="T3">Totalment instal·lat i en funcionament. Inclou material auxiliar i treballs nocturns i en cap de setmana si fosin necessaris.</text:span></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CGP9160</text:p>
          </table:table-cell>
          <table:table-cell office:value-type="float" office:value="1" calcext:value-type="float">
            <text:p>1,000</text:p>
          </table:table-cell>
          <table:table-cell table:formula="of:=INDEX([$'preus unitaris'.$D$1:.$G$115];MATCH([.B16];[$'preus unitaris'.$D$1:.$D$115];0);2)" office:value-type="string" office:string-value="ud" calcext:value-type="string">
            <text:p>ud</text:p>
          </table:table-cell>
          <table:table-cell table:formula="of:=INDEX([$'preus unitaris'.$D$1:.$G$115];MATCH([.B16];[$'preus unitaris'.$D$1:.$D$115];0);3)" office:value-type="string" office:string-value="Caixa general de protecció PNZ-CGP 9-160A" calcext:value-type="string">
            <text:p>Caixa general de protecció PNZ-CGP 9-160A</text:p>
          </table:table-cell>
          <table:table-cell/>
          <table:table-cell table:style-name="ce118" table:formula="of:=INDEX([$'preus unitaris'.$D$1:.$G$115];MATCH([.B16];[$'preus unitaris'.$D$1:.$D$115];0);4)" office:value-type="float" office:value="128.53" calcext:value-type="float">
            <text:p>128,53</text:p>
          </table:table-cell>
          <table:table-cell table:formula="of:=[.C16]*[.G16]" office:value-type="float" office:value="128.53" calcext:value-type="float">
            <text:p>128,53</text:p>
          </table:table-cell>
          <table:table-cell table:number-columns-repeated="10"/>
          <table:table-cell table:style-name="ce76" table:number-columns-repeated="16366"/>
        </table:table-row>
        <table:table-row table:style-name="ro2">
          <table:table-cell/>
          <table:table-cell table:style-name="ce6" office:value-type="string" calcext:value-type="string">
            <text:p>CS400</text:p>
          </table:table-cell>
          <table:table-cell office:value-type="float" office:value="1" calcext:value-type="float">
            <text:p>1,000</text:p>
          </table:table-cell>
          <table:table-cell table:formula="of:=INDEX([$'preus unitaris'.$D$1:.$G$115];MATCH([.B17];[$'preus unitaris'.$D$1:.$D$115];0);2)" office:value-type="string" office:string-value="ud" calcext:value-type="string">
            <text:p>ud</text:p>
          </table:table-cell>
          <table:table-cell table:formula="of:=INDEX([$'preus unitaris'.$D$1:.$G$115];MATCH([.B17];[$'preus unitaris'.$D$1:.$D$115];0);3)" office:value-type="string" office:string-value="Caixa de seccionament" calcext:value-type="string">
            <text:p>Caixa de seccionament</text:p>
          </table:table-cell>
          <table:table-cell/>
          <table:table-cell table:style-name="ce118" table:formula="of:=INDEX([$'preus unitaris'.$D$1:.$G$115];MATCH([.B17];[$'preus unitaris'.$D$1:.$D$115];0);4)" office:value-type="float" office:value="338" calcext:value-type="float">
            <text:p>338,00</text:p>
          </table:table-cell>
          <table:table-cell table:formula="of:=[.C17]*[.G17]" office:value-type="float" office:value="338" calcext:value-type="float">
            <text:p>338,00</text:p>
          </table:table-cell>
          <table:table-cell table:number-columns-repeated="10"/>
          <table:table-cell table:style-name="ce76" table:number-columns-repeated="16366"/>
        </table:table-row>
        <table:table-row table:style-name="ro4">
          <table:table-cell/>
          <table:table-cell table:style-name="ce6" office:value-type="string" calcext:value-type="string">
            <text:p>FUS160</text:p>
          </table:table-cell>
          <table:table-cell office:value-type="float" office:value="3" calcext:value-type="float">
            <text:p>3,000</text:p>
          </table:table-cell>
          <table:table-cell table:formula="of:=INDEX([$'preus unitaris'.$D$1:.$G$115];MATCH([.B18];[$'preus unitaris'.$D$1:.$D$115];0);2)" office:value-type="string" office:string-value="ud" calcext:value-type="string">
            <text:p>ud</text:p>
          </table:table-cell>
          <table:table-cell table:formula="of:=INDEX([$'preus unitaris'.$D$1:.$G$115];MATCH([.B18];[$'preus unitaris'.$D$1:.$D$115];0);3)" office:value-type="string" office:string-value="Fusible de fulles gG 160 A T2, poder de tall 120 kA, mida T2" calcext:value-type="string">
            <text:p>Fusible de fulles gG 160 A T2, poder de tall 120 kA, mida T2</text:p>
          </table:table-cell>
          <table:table-cell/>
          <table:table-cell table:style-name="ce118" table:formula="of:=INDEX([$'preus unitaris'.$D$1:.$G$115];MATCH([.B18];[$'preus unitaris'.$D$1:.$D$115];0);4)" office:value-type="float" office:value="25.24" calcext:value-type="float">
            <text:p>25,24</text:p>
          </table:table-cell>
          <table:table-cell table:formula="of:=[.C18]*[.G18]" office:value-type="float" office:value="75.72" calcext:value-type="float">
            <text:p>75,72</text:p>
          </table:table-cell>
          <table:table-cell table:number-columns-repeated="10"/>
          <table:table-cell table:style-name="ce76" table:number-columns-repeated="16366"/>
        </table:table-row>
        <table:table-row table:style-name="ro4">
          <table:table-cell/>
          <table:table-cell table:style-name="ce6" office:value-type="string" calcext:value-type="string">
            <text:p>NIX_01</text:p>
          </table:table-cell>
          <table:table-cell office:value-type="float" office:value="1" calcext:value-type="float">
            <text:p>1,000</text:p>
          </table:table-cell>
          <table:table-cell table:formula="of:=INDEX([$'preus unitaris'.$D$1:.$G$115];MATCH([.B19];[$'preus unitaris'.$D$1:.$D$115];0);2)" office:value-type="string" office:string-value="ud" calcext:value-type="string">
            <text:p>ud</text:p>
          </table:table-cell>
          <table:table-cell table:formula="of:=INDEX([$'preus unitaris'.$D$1:.$G$115];MATCH([.B19];[$'preus unitaris'.$D$1:.$D$115];0);3)" office:value-type="string" office:string-value="Marc i porta metàl·lica" calcext:value-type="string">
            <text:p>Marc i porta metàl·lica</text:p>
          </table:table-cell>
          <table:table-cell/>
          <table:table-cell table:style-name="ce118" table:formula="of:=INDEX([$'preus unitaris'.$D$1:.$G$115];MATCH([.B19];[$'preus unitaris'.$D$1:.$D$115];0);4)" office:value-type="float" office:value="0" calcext:value-type="float">
            <text:p>0,00</text:p>
          </table:table-cell>
          <table:table-cell table:style-name="ce120" table:formula="of:=[.C19]*[.G19]"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CONS_1</text:p>
          </table:table-cell>
          <table:table-cell office:value-type="float" office:value="2" calcext:value-type="float">
            <text:p>2,000</text:p>
          </table:table-cell>
          <table:table-cell table:formula="of:=INDEX([$'preus unitaris'.$D$1:.$G$115];MATCH([.B20];[$'preus unitaris'.$D$1:.$D$115];0);2)" office:value-type="string" office:string-value="h" calcext:value-type="string">
            <text:p>h</text:p>
          </table:table-cell>
          <table:table-cell table:formula="of:=INDEX([$'preus unitaris'.$D$1:.$G$115];MATCH([.B20];[$'preus unitaris'.$D$1:.$D$115];0);3)" office:value-type="string" office:string-value="Oficial 1a construcció" calcext:value-type="string">
            <text:p>Oficial 1a construcció</text:p>
          </table:table-cell>
          <table:table-cell/>
          <table:table-cell table:style-name="ce118" table:formula="of:=INDEX([$'preus unitaris'.$D$1:.$G$115];MATCH([.B20];[$'preus unitaris'.$D$1:.$D$115];0);4)" office:value-type="float" office:value="0" calcext:value-type="float">
            <text:p>0,00</text:p>
          </table:table-cell>
          <table:table-cell table:formula="of:=[.C20]*[.G20]"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87" office:value-type="string" calcext:value-type="string">
            <text:p>MO_ELEC_1</text:p>
          </table:table-cell>
          <table:table-cell office:value-type="float" office:value="1" calcext:value-type="float">
            <text:p>1,000</text:p>
          </table:table-cell>
          <table:table-cell table:formula="of:=INDEX([$'preus unitaris'.$D$1:.$G$115];MATCH([.B21];[$'preus unitaris'.$D$1:.$D$115];0);2)" office:value-type="string" office:string-value="h" calcext:value-type="string">
            <text:p>h</text:p>
          </table:table-cell>
          <table:table-cell table:formula="of:=INDEX([$'preus unitaris'.$D$1:.$G$115];MATCH([.B21];[$'preus unitaris'.$D$1:.$D$115];0);3)" office:value-type="string" office:string-value="Oficial 1a electricista" calcext:value-type="string">
            <text:p>Oficial 1a electricista</text:p>
          </table:table-cell>
          <table:table-cell table:style-name="ce155"/>
          <table:table-cell table:style-name="ce118" table:formula="of:=INDEX([$'preus unitaris'.$D$1:.$G$115];MATCH([.B21];[$'preus unitaris'.$D$1:.$D$115];0);4)" office:value-type="float" office:value="0" calcext:value-type="float">
            <text:p>0,00</text:p>
          </table:table-cell>
          <table:table-cell table:formula="of:=[.C21]*[.G21]"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2];[$'preus unitaris'.$D$1:.$D$115];0);2)" office:value-type="string" office:string-value="%" calcext:value-type="string">
            <text:p>%</text:p>
          </table:table-cell>
          <table:table-cell table:formula="of:=INDEX([$'preus unitaris'.$D$1:.$G$115];MATCH([.B22];[$'preus unitaris'.$D$1:.$D$115];0);3)" office:value-type="string" office:string-value="Mitjans auxiliars" calcext:value-type="string">
            <text:p>Mitjans auxiliars</text:p>
          </table:table-cell>
          <table:table-cell/>
          <table:table-cell table:formula="of:=SUM([.H16:.H21])" office:value-type="float" office:value="542.25" calcext:value-type="float">
            <text:p>542,25</text:p>
          </table:table-cell>
          <table:table-cell table:formula="of:=[.G22]*[.C22]/100" office:value-type="float" office:value="10.845" calcext:value-type="float">
            <text:p>10,85</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6:.H22])" office:value-type="float" office:value="553.095" calcext:value-type="float">
            <text:p>553,10</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01.03</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Centralización de contadores</text:p>
          </table:table-cell>
          <table:covered-table-cell table:style-name="ce125"/>
          <table:table-cell table:style-name="ce55" table:number-columns-repeated="3"/>
          <table:table-cell table:number-columns-repeated="9"/>
          <table:table-cell table:style-name="ce76" table:number-columns-repeated="16366"/>
        </table:table-row>
        <table:table-row table:style-name="ro6">
          <table:table-cell table:number-columns-repeated="4"/>
          <table:table-cell table:style-name="ce148" office:value-type="string" calcext:value-type="string" table:number-columns-spanned="4" table:number-rows-spanned="1">
            <text:p><text:span text:style-name="T1">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ext:span><text:span text:style-name="T4">Totalment instal·lat i en funcionament. Inclou material auxiliar i treballs nocturns i en cap de setmana si fosin necessaris.</text:span></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UF_IGM160</text:p>
          </table:table-cell>
          <table:table-cell office:value-type="float" office:value="1" calcext:value-type="float">
            <text:p>1,000</text:p>
          </table:table-cell>
          <table:table-cell table:formula="of:=INDEX([$'preus unitaris'.$D$1:.$G$115];MATCH([.B28];[$'preus unitaris'.$D$1:.$D$115];0);2)" office:value-type="string" office:string-value="ud" calcext:value-type="string">
            <text:p>ud</text:p>
          </table:table-cell>
          <table:table-cell table:formula="of:=INDEX([$'preus unitaris'.$D$1:.$G$115];MATCH([.B28];[$'preus unitaris'.$D$1:.$D$115];0);3)" office:value-type="string" office:string-value="Mòdul d'interruptor general de maniobra de 160 A" calcext:value-type="string">
            <text:p>Mòdul d'interruptor general de maniobra de 160 A</text:p>
          </table:table-cell>
          <table:table-cell/>
          <table:table-cell table:style-name="ce118" table:formula="of:=INDEX([$'preus unitaris'.$D$1:.$G$115];MATCH([.B28];[$'preus unitaris'.$D$1:.$D$115];0);4)" office:value-type="float" office:value="163.59" calcext:value-type="float">
            <text:p>163,59</text:p>
          </table:table-cell>
          <table:table-cell table:formula="of:=[.C28]*[.G28]" office:value-type="float" office:value="163.59" calcext:value-type="float">
            <text:p>163,59</text:p>
          </table:table-cell>
          <table:table-cell table:number-columns-repeated="10"/>
          <table:table-cell table:style-name="ce76" table:number-columns-repeated="16366"/>
        </table:table-row>
        <table:table-row table:style-name="ro2">
          <table:table-cell/>
          <table:table-cell table:style-name="ce6" office:value-type="string" calcext:value-type="string">
            <text:p>UF_3TE</text:p>
          </table:table-cell>
          <table:table-cell office:value-type="float" office:value="1" calcext:value-type="float">
            <text:p>1,000</text:p>
          </table:table-cell>
          <table:table-cell table:formula="of:=INDEX([$'preus unitaris'.$D$1:.$G$115];MATCH([.B29];[$'preus unitaris'.$D$1:.$D$115];0);2)" office:value-type="string" office:string-value="ud" calcext:value-type="string">
            <text:p>ud</text:p>
          </table:table-cell>
          <table:table-cell table:formula="of:=INDEX([$'preus unitaris'.$D$1:.$G$115];MATCH([.B29];[$'preus unitaris'.$D$1:.$D$115];0);3)" office:value-type="string" office:string-value="Mòdul per a la ubicació de tres comptadors trifàsics" calcext:value-type="string">
            <text:p>Mòdul per a la ubicació de tres comptadors trifàsics</text:p>
          </table:table-cell>
          <table:table-cell/>
          <table:table-cell table:style-name="ce118" table:formula="of:=INDEX([$'preus unitaris'.$D$1:.$G$115];MATCH([.B29];[$'preus unitaris'.$D$1:.$D$115];0);4)" office:value-type="float" office:value="0" calcext:value-type="float">
            <text:p>0,00</text:p>
          </table:table-cell>
          <table:table-cell table:formula="of:=[.C29]*[.G29]"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UF_EMB</text:p>
          </table:table-cell>
          <table:table-cell office:value-type="float" office:value="2" calcext:value-type="float">
            <text:p>2,000</text:p>
          </table:table-cell>
          <table:table-cell table:formula="of:=INDEX([$'preus unitaris'.$D$1:.$G$115];MATCH([.B30];[$'preus unitaris'.$D$1:.$D$115];0);2)" office:value-type="string" office:string-value="ud" calcext:value-type="string">
            <text:p>ud</text:p>
          </table:table-cell>
          <table:table-cell table:formula="of:=INDEX([$'preus unitaris'.$D$1:.$G$115];MATCH([.B30];[$'preus unitaris'.$D$1:.$D$115];0);3)" office:value-type="string" office:string-value="Mòdul d'embarrat general" calcext:value-type="string">
            <text:p>Mòdul d'embarrat general</text:p>
          </table:table-cell>
          <table:table-cell/>
          <table:table-cell table:style-name="ce118" table:formula="of:=INDEX([$'preus unitaris'.$D$1:.$G$115];MATCH([.B30];[$'preus unitaris'.$D$1:.$D$115];0);4)" office:value-type="float" office:value="0" calcext:value-type="float">
            <text:p>0,00</text:p>
          </table:table-cell>
          <table:table-cell table:formula="of:=[.C30]*[.G30]"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UF_2ME</text:p>
          </table:table-cell>
          <table:table-cell office:value-type="float" office:value="3" calcext:value-type="float">
            <text:p>3,000</text:p>
          </table:table-cell>
          <table:table-cell table:formula="of:=INDEX([$'preus unitaris'.$D$1:.$G$115];MATCH([.B31];[$'preus unitaris'.$D$1:.$D$115];0);2)" office:value-type="string" office:string-value="ud" calcext:value-type="string">
            <text:p>ud</text:p>
          </table:table-cell>
          <table:table-cell table:formula="of:=INDEX([$'preus unitaris'.$D$1:.$G$115];MATCH([.B31];[$'preus unitaris'.$D$1:.$D$115];0);3)" office:value-type="string" office:string-value="Mòdul per a la ubicació de quatre comptadors monofàsics" calcext:value-type="string">
            <text:p>Mòdul per a la ubicació de quatre comptadors monofàsics</text:p>
          </table:table-cell>
          <table:table-cell/>
          <table:table-cell table:style-name="ce118" table:formula="of:=INDEX([$'preus unitaris'.$D$1:.$G$115];MATCH([.B31];[$'preus unitaris'.$D$1:.$D$115];0);4)" office:value-type="float" office:value="0" calcext:value-type="float">
            <text:p>0,00</text:p>
          </table:table-cell>
          <table:table-cell table:formula="of:=[.C31]*[.G31]"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UF_FUS</text:p>
          </table:table-cell>
          <table:table-cell office:value-type="float" office:value="1" calcext:value-type="float">
            <text:p>1,000</text:p>
          </table:table-cell>
          <table:table-cell table:formula="of:=INDEX([$'preus unitaris'.$D$1:.$G$115];MATCH([.B32];[$'preus unitaris'.$D$1:.$D$115];0);2)" office:value-type="string" office:string-value="ud" calcext:value-type="string">
            <text:p>ud</text:p>
          </table:table-cell>
          <table:table-cell table:formula="of:=INDEX([$'preus unitaris'.$D$1:.$G$115];MATCH([.B32];[$'preus unitaris'.$D$1:.$D$115];0);3)" office:value-type="string" office:string-value="Mòdul de fusibles de seguretat" calcext:value-type="string">
            <text:p>Mòdul de fusibles de seguretat</text:p>
          </table:table-cell>
          <table:table-cell/>
          <table:table-cell table:style-name="ce118" table:formula="of:=INDEX([$'preus unitaris'.$D$1:.$G$115];MATCH([.B32];[$'preus unitaris'.$D$1:.$D$115];0);4)" office:value-type="float" office:value="0" calcext:value-type="float">
            <text:p>0,00</text:p>
          </table:table-cell>
          <table:table-cell table:formula="of:=[.C32]*[.G32]"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UF_ST</text:p>
          </table:table-cell>
          <table:table-cell office:value-type="float" office:value="1" calcext:value-type="float">
            <text:p>1,000</text:p>
          </table:table-cell>
          <table:table-cell table:formula="of:=INDEX([$'preus unitaris'.$D$1:.$G$115];MATCH([.B33];[$'preus unitaris'.$D$1:.$D$115];0);2)" office:value-type="string" office:string-value="ud" calcext:value-type="string">
            <text:p>ud</text:p>
          </table:table-cell>
          <table:table-cell table:formula="of:=INDEX([$'preus unitaris'.$D$1:.$G$115];MATCH([.B33];[$'preus unitaris'.$D$1:.$D$115];0);3)" office:value-type="string" office:string-value="Mòdul de borns de sortida i posada a terra" calcext:value-type="string">
            <text:p>Mòdul de borns de sortida i posada a terra</text:p>
          </table:table-cell>
          <table:table-cell/>
          <table:table-cell table:style-name="ce118" table:formula="of:=INDEX([$'preus unitaris'.$D$1:.$G$115];MATCH([.B33];[$'preus unitaris'.$D$1:.$D$115];0);4)" office:value-type="float" office:value="0" calcext:value-type="float">
            <text:p>0,00</text:p>
          </table:table-cell>
          <table:table-cell table:formula="of:=[.C33]*[.G3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4" calcext:value-type="float">
            <text:p>4,000</text:p>
          </table:table-cell>
          <table:table-cell table:formula="of:=INDEX([$'preus unitaris'.$D$1:.$G$115];MATCH([.B34];[$'preus unitaris'.$D$1:.$D$115];0);2)" office:value-type="string" office:string-value="h" calcext:value-type="string">
            <text:p>h</text:p>
          </table:table-cell>
          <table:table-cell table:formula="of:=INDEX([$'preus unitaris'.$D$1:.$G$115];MATCH([.B34];[$'preus unitaris'.$D$1:.$D$115];0);3)" office:value-type="string" office:string-value="Oficial 1a electricista" calcext:value-type="string">
            <text:p>Oficial 1a electricista</text:p>
          </table:table-cell>
          <table:table-cell table:style-name="ce155"/>
          <table:table-cell table:style-name="ce118" table:formula="of:=INDEX([$'preus unitaris'.$D$1:.$G$115];MATCH([.B34];[$'preus unitaris'.$D$1:.$D$115];0);4)" office:value-type="float" office:value="0" calcext:value-type="float">
            <text:p>0,00</text:p>
          </table:table-cell>
          <table:table-cell table:formula="of:=[.C34]*[.G34]"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35];[$'preus unitaris'.$D$1:.$D$115];0);2)" office:value-type="string" office:string-value="%" calcext:value-type="string">
            <text:p>%</text:p>
          </table:table-cell>
          <table:table-cell table:formula="of:=INDEX([$'preus unitaris'.$D$1:.$G$115];MATCH([.B35];[$'preus unitaris'.$D$1:.$D$115];0);3)" office:value-type="string" office:string-value="Mitjans auxiliars" calcext:value-type="string">
            <text:p>Mitjans auxiliars</text:p>
          </table:table-cell>
          <table:table-cell/>
          <table:table-cell table:formula="of:=SUM([.H28:.H34])" office:value-type="float" office:value="163.59" calcext:value-type="float">
            <text:p>163,59</text:p>
          </table:table-cell>
          <table:table-cell table:formula="of:=[.G35]*[.C35]/100" office:value-type="float" office:value="3.2718" calcext:value-type="float">
            <text:p>3,27</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28:.H35])" office:value-type="float" office:value="166.8618" calcext:value-type="float">
            <text:p>166,86</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4</text:p>
          </table:table-cell>
          <table:table-cell table:style-name="ce41"/>
          <table:table-cell table:style-name="ce125" office:value-type="string" calcext:value-type="string">
            <text:p>m</text:p>
          </table:table-cell>
          <table:table-cell table:style-name="ce125" office:value-type="string" calcext:value-type="string" table:number-columns-spanned="2" table:number-rows-spanned="1">
            <text:p>DI con conductor de 10 mm²</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style-name="ce31" table:number-columns-repeated="2"/>
          <table:table-cell table:style-name="ce139"/>
          <table:table-cell table:style-name="ce31"/>
          <table:table-cell table:style-name="ce148" office:value-type="string" calcext:value-type="string" table:number-columns-spanned="4" table:number-rows-spanned="1">
            <text:p>Derivació individual monofàsica empotrada per a habitatge, formada per cables unipolars amb conductors de coure, H07Z1-K (AS) 3G10 mm², essent la seva tensió assignada de 450/750 V, sota tub protector flexible, corrugat, de PVC, de 32 mm de diàmetre.</text:p>
          </table:table-cell>
          <table:covered-table-cell table:style-name="ce31"/>
          <table:covered-table-cell table:number-columns-repeated="2" table:style-name="ce56"/>
          <table:table-cell table:style-name="ce56"/>
          <table:table-cell table:number-columns-repeated="9"/>
          <table:table-cell table:style-name="ce76" table:number-columns-repeated="16366"/>
        </table:table-row>
        <table:table-row table:style-name="ro2">
          <table:table-cell/>
          <table:table-cell table:style-name="ce6" office:value-type="string" calcext:value-type="string">
            <text:p>H07Z1-K_10</text:p>
          </table:table-cell>
          <table:table-cell office:value-type="float" office:value="3" calcext:value-type="float">
            <text:p>3,000</text:p>
          </table:table-cell>
          <table:table-cell table:formula="of:=INDEX([$'preus unitaris'.$D$1:.$G$115];MATCH([.B41];[$'preus unitaris'.$D$1:.$D$115];0);2)" office:value-type="string" office:string-value="m" calcext:value-type="string">
            <text:p>m</text:p>
          </table:table-cell>
          <table:table-cell table:formula="of:=INDEX([$'preus unitaris'.$D$1:.$G$115];MATCH([.B41];[$'preus unitaris'.$D$1:.$D$115];0);3)" office:value-type="string" office:string-value="Cable 10 mm² H07Z1-K (AS) 750 / 1 kV" calcext:value-type="string">
            <text:p>Cable 10 mm² H07Z1-K (AS) 750 / 1 kV</text:p>
          </table:table-cell>
          <table:table-cell/>
          <table:table-cell table:style-name="ce118" table:formula="of:=INDEX([$'preus unitaris'.$D$1:.$G$115];MATCH([.B41];[$'preus unitaris'.$D$1:.$D$115];0);4)" office:value-type="float" office:value="1.97" calcext:value-type="float">
            <text:p>1,97</text:p>
          </table:table-cell>
          <table:table-cell table:formula="of:=[.C41]*[.G41]" office:value-type="float" office:value="5.91" calcext:value-type="float">
            <text:p>5,91</text:p>
          </table:table-cell>
          <table:table-cell table:number-columns-repeated="10"/>
          <table:table-cell table:style-name="ce76" table:number-columns-repeated="16366"/>
        </table:table-row>
        <table:table-row table:style-name="ro2">
          <table:table-cell/>
          <table:table-cell table:style-name="ce6" office:value-type="string" calcext:value-type="string">
            <text:p>TØ20_2221</text:p>
          </table:table-cell>
          <table:table-cell office:value-type="float" office:value="1" calcext:value-type="float">
            <text:p>1,000</text:p>
          </table:table-cell>
          <table:table-cell table:formula="of:=INDEX([$'preus unitaris'.$D$1:.$G$115];MATCH([.B42];[$'preus unitaris'.$D$1:.$D$115];0);2)" office:value-type="string" office:string-value="m" calcext:value-type="string">
            <text:p>m</text:p>
          </table:table-cell>
          <table:table-cell table:formula="of:=INDEX([$'preus unitaris'.$D$1:.$G$115];MATCH([.B42];[$'preus unitaris'.$D$1:.$D$115];0);3)" office:value-type="string" office:string-value="Tub corrugat 2221 de diàmetre 20 mm" calcext:value-type="string">
            <text:p>Tub corrugat 2221 de diàmetre 20 mm</text:p>
          </table:table-cell>
          <table:table-cell/>
          <table:table-cell table:style-name="ce118" table:formula="of:=INDEX([$'preus unitaris'.$D$1:.$G$115];MATCH([.B42];[$'preus unitaris'.$D$1:.$D$115];0);4)" office:value-type="float" office:value="0.81" calcext:value-type="float">
            <text:p>0,81</text:p>
          </table:table-cell>
          <table:table-cell table:formula="of:=[.C42]*[.G42]" office:value-type="float" office:value="0.81" calcext:value-type="float">
            <text:p>0,81</text:p>
          </table:table-cell>
          <table:table-cell table:number-columns-repeated="10"/>
          <table:table-cell table:style-name="ce76" table:number-columns-repeated="16366"/>
        </table:table-row>
        <table:table-row table:style-name="ro2">
          <table:table-cell/>
          <table:table-cell office:value-type="string" calcext:value-type="string">
            <text:p>MO_ELEC_P</text:p>
          </table:table-cell>
          <table:table-cell office:value-type="float" office:value="0.1" calcext:value-type="float">
            <text:p>0,100</text:p>
          </table:table-cell>
          <table:table-cell table:formula="of:=INDEX([$'preus unitaris'.$D$1:.$G$115];MATCH([.B43];[$'preus unitaris'.$D$1:.$D$115];0);2)" office:value-type="string" office:string-value="h" calcext:value-type="string">
            <text:p>h</text:p>
          </table:table-cell>
          <table:table-cell table:formula="of:=INDEX([$'preus unitaris'.$D$1:.$G$115];MATCH([.B43];[$'preus unitaris'.$D$1:.$D$115];0);3)" office:value-type="string" office:string-value="Peó electricista" calcext:value-type="string">
            <text:p>Peó electricista</text:p>
          </table:table-cell>
          <table:table-cell/>
          <table:table-cell table:style-name="ce118" table:formula="of:=INDEX([$'preus unitaris'.$D$1:.$G$115];MATCH([.B43];[$'preus unitaris'.$D$1:.$D$115];0);4)" office:value-type="float" office:value="0" calcext:value-type="float">
            <text:p>0,00</text:p>
          </table:table-cell>
          <table:table-cell table:formula="of:=[.C43]*[.G4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87" office:value-type="string" calcext:value-type="string">
            <text:p>MO_ELEC_1</text:p>
          </table:table-cell>
          <table:table-cell office:value-type="float" office:value="0.1" calcext:value-type="float">
            <text:p>0,100</text:p>
          </table:table-cell>
          <table:table-cell table:formula="of:=INDEX([$'preus unitaris'.$D$1:.$G$115];MATCH([.B44];[$'preus unitaris'.$D$1:.$D$115];0);2)" office:value-type="string" office:string-value="h" calcext:value-type="string">
            <text:p>h</text:p>
          </table:table-cell>
          <table:table-cell table:formula="of:=INDEX([$'preus unitaris'.$D$1:.$G$115];MATCH([.B44];[$'preus unitaris'.$D$1:.$D$115];0);3)" office:value-type="string" office:string-value="Oficial 1a electricista" calcext:value-type="string">
            <text:p>Oficial 1a electricista</text:p>
          </table:table-cell>
          <table:table-cell table:style-name="ce155"/>
          <table:table-cell table:style-name="ce118" table:formula="of:=INDEX([$'preus unitaris'.$D$1:.$G$115];MATCH([.B44];[$'preus unitaris'.$D$1:.$D$115];0);4)" office:value-type="float" office:value="0" calcext:value-type="float">
            <text:p>0,00</text:p>
          </table:table-cell>
          <table:table-cell table:formula="of:=[.C44]*[.G44]"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45];[$'preus unitaris'.$D$1:.$D$115];0);2)" office:value-type="string" office:string-value="%" calcext:value-type="string">
            <text:p>%</text:p>
          </table:table-cell>
          <table:table-cell table:formula="of:=INDEX([$'preus unitaris'.$D$1:.$G$115];MATCH([.B45];[$'preus unitaris'.$D$1:.$D$115];0);3)" office:value-type="string" office:string-value="Mitjans auxiliars" calcext:value-type="string">
            <text:p>Mitjans auxiliars</text:p>
          </table:table-cell>
          <table:table-cell/>
          <table:table-cell table:formula="of:=SUM([.H41:.H44])" office:value-type="float" office:value="6.72" calcext:value-type="float">
            <text:p>6,72</text:p>
          </table:table-cell>
          <table:table-cell table:formula="of:=[.G45]*[.C45]/100" office:value-type="float" office:value="0.1344" calcext:value-type="float">
            <text:p>0,1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41:.H45])" office:value-type="float" office:value="6.8544" calcext:value-type="float">
            <text:p>6,85</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5</text:p>
          </table:table-cell>
          <table:table-cell table:style-name="ce41"/>
          <table:table-cell table:style-name="ce125" office:value-type="string" calcext:value-type="string">
            <text:p>m</text:p>
          </table:table-cell>
          <table:table-cell table:style-name="ce125" office:value-type="string" calcext:value-type="string" table:number-columns-spanned="2" table:number-rows-spanned="1">
            <text:p>DI con conductor de 16 mm²</text:p>
          </table:table-cell>
          <table:covered-table-cell table:style-name="ce125"/>
          <table:table-cell table:style-name="ce55" table:number-columns-repeated="3"/>
          <table:table-cell table:number-columns-repeated="9"/>
          <table:table-cell table:style-name="ce76" table:number-columns-repeated="16366"/>
        </table:table-row>
        <table:table-row table:style-name="ro7">
          <table:table-cell/>
          <table:table-cell table:style-name="ce31"/>
          <table:table-cell table:style-name="ce139"/>
          <table:table-cell table:style-name="ce31"/>
          <table:table-cell table:style-name="ce148" office:value-type="string" calcext:value-type="string" table:number-columns-spanned="4" table:number-rows-spanned="1">
            <text:p>Derivació individual monofàsica empotrada per a habitatge, formada per cables unipolars amb conductors de coure, H07Z1-K (AS) 3G16 mm², essent la seva tensió assignada de 450/750 V, sota tub protector flexible, corrugat, de PVC, de 32 mm de diàmetre.</text:p>
          </table:table-cell>
          <table:covered-table-cell table:style-name="ce31"/>
          <table:covered-table-cell table:number-columns-repeated="2" table:style-name="ce56"/>
          <table:table-cell table:style-name="ce56"/>
          <table:table-cell table:number-columns-repeated="9"/>
          <table:table-cell table:style-name="ce76" table:number-columns-repeated="16366"/>
        </table:table-row>
        <table:table-row table:style-name="ro2">
          <table:table-cell/>
          <table:table-cell table:style-name="ce6" office:value-type="string" calcext:value-type="string">
            <text:p>H07Z1-K_16</text:p>
          </table:table-cell>
          <table:table-cell office:value-type="float" office:value="3" calcext:value-type="float">
            <text:p>3,000</text:p>
          </table:table-cell>
          <table:table-cell table:formula="of:=INDEX([$'preus unitaris'.$D$1:.$G$115];MATCH([.B51];[$'preus unitaris'.$D$1:.$D$115];0);2)" office:value-type="string" office:string-value="m" calcext:value-type="string">
            <text:p>m</text:p>
          </table:table-cell>
          <table:table-cell table:formula="of:=INDEX([$'preus unitaris'.$D$1:.$G$115];MATCH([.B51];[$'preus unitaris'.$D$1:.$D$115];0);3)" office:value-type="string" office:string-value="Cable 16 mm² H07Z1-K (AS) 750 / 1 kV" calcext:value-type="string">
            <text:p>Cable 16 mm² H07Z1-K (AS) 750 / 1 kV</text:p>
          </table:table-cell>
          <table:table-cell/>
          <table:table-cell table:style-name="ce118" table:formula="of:=INDEX([$'preus unitaris'.$D$1:.$G$115];MATCH([.B51];[$'preus unitaris'.$D$1:.$D$115];0);4)" office:value-type="float" office:value="5.7" calcext:value-type="float">
            <text:p>5,70</text:p>
          </table:table-cell>
          <table:table-cell table:formula="of:=[.C51]*[.G51]" office:value-type="float" office:value="17.1" calcext:value-type="float">
            <text:p>17,10</text:p>
          </table:table-cell>
          <table:table-cell table:number-columns-repeated="10"/>
          <table:table-cell table:style-name="ce76" table:number-columns-repeated="16366"/>
        </table:table-row>
        <table:table-row table:style-name="ro2">
          <table:table-cell/>
          <table:table-cell table:style-name="ce6" office:value-type="string" calcext:value-type="string">
            <text:p>TØ20_2221</text:p>
          </table:table-cell>
          <table:table-cell office:value-type="float" office:value="1" calcext:value-type="float">
            <text:p>1,000</text:p>
          </table:table-cell>
          <table:table-cell table:formula="of:=INDEX([$'preus unitaris'.$D$1:.$G$115];MATCH([.B52];[$'preus unitaris'.$D$1:.$D$115];0);2)" office:value-type="string" office:string-value="m" calcext:value-type="string">
            <text:p>m</text:p>
          </table:table-cell>
          <table:table-cell table:formula="of:=INDEX([$'preus unitaris'.$D$1:.$G$115];MATCH([.B52];[$'preus unitaris'.$D$1:.$D$115];0);3)" office:value-type="string" office:string-value="Tub corrugat 2221 de diàmetre 20 mm" calcext:value-type="string">
            <text:p>Tub corrugat 2221 de diàmetre 20 mm</text:p>
          </table:table-cell>
          <table:table-cell/>
          <table:table-cell table:style-name="ce118" table:formula="of:=INDEX([$'preus unitaris'.$D$1:.$G$115];MATCH([.B52];[$'preus unitaris'.$D$1:.$D$115];0);4)" office:value-type="float" office:value="0.81" calcext:value-type="float">
            <text:p>0,81</text:p>
          </table:table-cell>
          <table:table-cell table:formula="of:=[.C52]*[.G52]" office:value-type="float" office:value="0.81" calcext:value-type="float">
            <text:p>0,81</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1" calcext:value-type="float">
            <text:p>0,100</text:p>
          </table:table-cell>
          <table:table-cell table:formula="of:=INDEX([$'preus unitaris'.$D$1:.$G$115];MATCH([.B53];[$'preus unitaris'.$D$1:.$D$115];0);2)" office:value-type="string" office:string-value="h" calcext:value-type="string">
            <text:p>h</text:p>
          </table:table-cell>
          <table:table-cell table:formula="of:=INDEX([$'preus unitaris'.$D$1:.$G$115];MATCH([.B53];[$'preus unitaris'.$D$1:.$D$115];0);3)" office:value-type="string" office:string-value="Peó electricista" calcext:value-type="string">
            <text:p>Peó electricista</text:p>
          </table:table-cell>
          <table:table-cell/>
          <table:table-cell table:style-name="ce118" table:formula="of:=INDEX([$'preus unitaris'.$D$1:.$G$115];MATCH([.B53];[$'preus unitaris'.$D$1:.$D$115];0);4)" office:value-type="float" office:value="0" calcext:value-type="float">
            <text:p>0,00</text:p>
          </table:table-cell>
          <table:table-cell table:formula="of:=[.C53]*[.G5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1" calcext:value-type="float">
            <text:p>0,100</text:p>
          </table:table-cell>
          <table:table-cell table:formula="of:=INDEX([$'preus unitaris'.$D$1:.$G$115];MATCH([.B54];[$'preus unitaris'.$D$1:.$D$115];0);2)" office:value-type="string" office:string-value="h" calcext:value-type="string">
            <text:p>h</text:p>
          </table:table-cell>
          <table:table-cell table:formula="of:=INDEX([$'preus unitaris'.$D$1:.$G$115];MATCH([.B54];[$'preus unitaris'.$D$1:.$D$115];0);3)" office:value-type="string" office:string-value="Oficial 1a electricista" calcext:value-type="string">
            <text:p>Oficial 1a electricista</text:p>
          </table:table-cell>
          <table:table-cell table:style-name="ce155"/>
          <table:table-cell table:style-name="ce118" table:formula="of:=INDEX([$'preus unitaris'.$D$1:.$G$115];MATCH([.B54];[$'preus unitaris'.$D$1:.$D$115];0);4)" office:value-type="float" office:value="0" calcext:value-type="float">
            <text:p>0,00</text:p>
          </table:table-cell>
          <table:table-cell table:formula="of:=[.C54]*[.G54]"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55];[$'preus unitaris'.$D$1:.$D$115];0);2)" office:value-type="string" office:string-value="%" calcext:value-type="string">
            <text:p>%</text:p>
          </table:table-cell>
          <table:table-cell table:formula="of:=INDEX([$'preus unitaris'.$D$1:.$G$115];MATCH([.B55];[$'preus unitaris'.$D$1:.$D$115];0);3)" office:value-type="string" office:string-value="Mitjans auxiliars" calcext:value-type="string">
            <text:p>Mitjans auxiliars</text:p>
          </table:table-cell>
          <table:table-cell/>
          <table:table-cell table:formula="of:=SUM([.H51:.H54])" office:value-type="float" office:value="17.91" calcext:value-type="float">
            <text:p>17,91</text:p>
          </table:table-cell>
          <table:table-cell table:formula="of:=[.G55]*[.C55]/100" office:value-type="float" office:value="0.3582" calcext:value-type="float">
            <text:p>0,36</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51:.H55])" office:value-type="float" office:value="18.2682" calcext:value-type="float">
            <text:p>18,27</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6</text:p>
          </table:table-cell>
          <table:table-cell table:style-name="ce41"/>
          <table:table-cell table:style-name="ce125" office:value-type="string" calcext:value-type="string">
            <text:p>m</text:p>
          </table:table-cell>
          <table:table-cell table:style-name="ce125" office:value-type="string" calcext:value-type="string" table:number-columns-spanned="2" table:number-rows-spanned="1">
            <text:p>DI con conductor de 25 mm²</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table-cell table:style-name="ce31"/>
          <table:table-cell table:style-name="ce139"/>
          <table:table-cell table:style-name="ce31"/>
          <table:table-cell table:style-name="ce148" office:value-type="string" calcext:value-type="string" table:number-columns-spanned="4" table:number-rows-spanned="1">
            <text:p>Derivació individual monofàsica empotrada per a habitatge, formada per cables unipolars amb conductors de coure, H07Z1-K (AS) 3G25 mm², essent la seva tensió assignada de 450/750 V, sota tub protector flexible, corrugat, de PVC, de 40 mm de diàmetre.</text:p>
          </table:table-cell>
          <table:covered-table-cell table:style-name="ce31"/>
          <table:covered-table-cell table:number-columns-repeated="2" table:style-name="ce56"/>
          <table:table-cell table:style-name="ce56"/>
          <table:table-cell table:number-columns-repeated="9"/>
          <table:table-cell table:style-name="ce76" table:number-columns-repeated="16366"/>
        </table:table-row>
        <table:table-row table:style-name="ro2">
          <table:table-cell/>
          <table:table-cell table:style-name="ce6" office:value-type="string" calcext:value-type="string">
            <text:p>H07Z1-K_25</text:p>
          </table:table-cell>
          <table:table-cell office:value-type="float" office:value="3" calcext:value-type="float">
            <text:p>3,000</text:p>
          </table:table-cell>
          <table:table-cell table:formula="of:=INDEX([$'preus unitaris'.$D$1:.$G$115];MATCH([.B61];[$'preus unitaris'.$D$1:.$D$115];0);2)" office:value-type="string" office:string-value="m" calcext:value-type="string">
            <text:p>m</text:p>
          </table:table-cell>
          <table:table-cell table:formula="of:=INDEX([$'preus unitaris'.$D$1:.$G$115];MATCH([.B61];[$'preus unitaris'.$D$1:.$D$115];0);3)" office:value-type="string" office:string-value="Cable 25 mm² H07Z1-K (AS) 750 / 1 kV" calcext:value-type="string">
            <text:p>Cable 25 mm² H07Z1-K (AS) 750 / 1 kV</text:p>
          </table:table-cell>
          <table:table-cell/>
          <table:table-cell table:style-name="ce118" table:formula="of:=INDEX([$'preus unitaris'.$D$1:.$G$115];MATCH([.B61];[$'preus unitaris'.$D$1:.$D$115];0);4)" office:value-type="float" office:value="8.591" calcext:value-type="float">
            <text:p>8,59</text:p>
          </table:table-cell>
          <table:table-cell table:formula="of:=[.C61]*[.G61]" office:value-type="float" office:value="25.773" calcext:value-type="float">
            <text:p>25,77</text:p>
          </table:table-cell>
          <table:table-cell table:number-columns-repeated="10"/>
          <table:table-cell table:style-name="ce76" table:number-columns-repeated="16366"/>
        </table:table-row>
        <table:table-row table:style-name="ro2">
          <table:table-cell/>
          <table:table-cell table:style-name="ce6" office:value-type="string" calcext:value-type="string">
            <text:p>TØ40_2221</text:p>
          </table:table-cell>
          <table:table-cell office:value-type="float" office:value="1" calcext:value-type="float">
            <text:p>1,000</text:p>
          </table:table-cell>
          <table:table-cell table:formula="of:=INDEX([$'preus unitaris'.$D$1:.$G$115];MATCH([.B62];[$'preus unitaris'.$D$1:.$D$115];0);2)" office:value-type="string" office:string-value="m" calcext:value-type="string">
            <text:p>m</text:p>
          </table:table-cell>
          <table:table-cell table:formula="of:=INDEX([$'preus unitaris'.$D$1:.$G$115];MATCH([.B62];[$'preus unitaris'.$D$1:.$D$115];0);3)" office:value-type="string" office:string-value="Tub corrugat 2221 de diàmetre 40 mm" calcext:value-type="string">
            <text:p>Tub corrugat 2221 de diàmetre 40 mm</text:p>
          </table:table-cell>
          <table:table-cell/>
          <table:table-cell table:style-name="ce118" table:formula="of:=INDEX([$'preus unitaris'.$D$1:.$G$115];MATCH([.B62];[$'preus unitaris'.$D$1:.$D$115];0);4)" office:value-type="float" office:value="2.27" calcext:value-type="float">
            <text:p>2,27</text:p>
          </table:table-cell>
          <table:table-cell table:formula="of:=[.C62]*[.G62]" office:value-type="float" office:value="2.27" calcext:value-type="float">
            <text:p>2,27</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1" calcext:value-type="float">
            <text:p>0,100</text:p>
          </table:table-cell>
          <table:table-cell table:formula="of:=INDEX([$'preus unitaris'.$D$1:.$G$115];MATCH([.B63];[$'preus unitaris'.$D$1:.$D$115];0);2)" office:value-type="string" office:string-value="h" calcext:value-type="string">
            <text:p>h</text:p>
          </table:table-cell>
          <table:table-cell table:formula="of:=INDEX([$'preus unitaris'.$D$1:.$G$115];MATCH([.B63];[$'preus unitaris'.$D$1:.$D$115];0);3)" office:value-type="string" office:string-value="Peó electricista" calcext:value-type="string">
            <text:p>Peó electricista</text:p>
          </table:table-cell>
          <table:table-cell/>
          <table:table-cell table:style-name="ce118" table:formula="of:=INDEX([$'preus unitaris'.$D$1:.$G$115];MATCH([.B63];[$'preus unitaris'.$D$1:.$D$115];0);4)" office:value-type="float" office:value="0" calcext:value-type="float">
            <text:p>0,00</text:p>
          </table:table-cell>
          <table:table-cell table:formula="of:=[.C63]*[.G6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1" calcext:value-type="float">
            <text:p>0,100</text:p>
          </table:table-cell>
          <table:table-cell table:formula="of:=INDEX([$'preus unitaris'.$D$1:.$G$115];MATCH([.B64];[$'preus unitaris'.$D$1:.$D$115];0);2)" office:value-type="string" office:string-value="h" calcext:value-type="string">
            <text:p>h</text:p>
          </table:table-cell>
          <table:table-cell table:formula="of:=INDEX([$'preus unitaris'.$D$1:.$G$115];MATCH([.B64];[$'preus unitaris'.$D$1:.$D$115];0);3)" office:value-type="string" office:string-value="Oficial 1a electricista" calcext:value-type="string">
            <text:p>Oficial 1a electricista</text:p>
          </table:table-cell>
          <table:table-cell table:style-name="ce155"/>
          <table:table-cell table:style-name="ce118" table:formula="of:=INDEX([$'preus unitaris'.$D$1:.$G$115];MATCH([.B64];[$'preus unitaris'.$D$1:.$D$115];0);4)" office:value-type="float" office:value="0" calcext:value-type="float">
            <text:p>0,00</text:p>
          </table:table-cell>
          <table:table-cell table:formula="of:=[.C64]*[.G64]"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65];[$'preus unitaris'.$D$1:.$D$115];0);2)" office:value-type="string" office:string-value="%" calcext:value-type="string">
            <text:p>%</text:p>
          </table:table-cell>
          <table:table-cell table:formula="of:=INDEX([$'preus unitaris'.$D$1:.$G$115];MATCH([.B65];[$'preus unitaris'.$D$1:.$D$115];0);3)" office:value-type="string" office:string-value="Mitjans auxiliars" calcext:value-type="string">
            <text:p>Mitjans auxiliars</text:p>
          </table:table-cell>
          <table:table-cell/>
          <table:table-cell table:formula="of:=SUM([.H61:.H64])" office:value-type="float" office:value="28.043" calcext:value-type="float">
            <text:p>28,04</text:p>
          </table:table-cell>
          <table:table-cell table:formula="of:=[.G65]*[.C65]/100" office:value-type="float" office:value="0.56086" calcext:value-type="float">
            <text:p>0,56</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61:.H65])" office:value-type="float" office:value="28.60386" calcext:value-type="float">
            <text:p>28,60</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01.07</text:p>
          </table:table-cell>
          <table:table-cell table:style-name="ce41"/>
          <table:table-cell table:style-name="ce125" office:value-type="string" calcext:value-type="string">
            <text:p>m</text:p>
          </table:table-cell>
          <table:table-cell table:style-name="ce125" office:value-type="string" calcext:value-type="string" table:number-columns-spanned="2" table:number-rows-spanned="1">
            <text:p>Tubo de reserva de 32 mm de diámetro</text:p>
          </table:table-cell>
          <table:covered-table-cell table:style-name="ce125"/>
          <table:table-cell table:style-name="ce55" table:number-columns-repeated="3"/>
          <table:table-cell table:number-columns-repeated="9"/>
          <table:table-cell table:style-name="ce76" table:number-columns-repeated="16366"/>
        </table:table-row>
        <table:table-row table:style-name="ro1">
          <table:table-cell/>
          <table:table-cell table:style-name="ce31"/>
          <table:table-cell table:style-name="ce139"/>
          <table:table-cell table:style-name="ce31"/>
          <table:table-cell table:style-name="ce148" office:value-type="string" calcext:value-type="string" table:number-columns-spanned="4" table:number-rows-spanned="1">
            <text:p>Tub de reserva per cada deu derivacions individuals de 32 mm de diàmetre, tub protector flexible, corrugat de PVC.</text:p>
          </table:table-cell>
          <table:covered-table-cell table:style-name="ce31"/>
          <table:covered-table-cell table:number-columns-repeated="2" table:style-name="ce56"/>
          <table:table-cell table:style-name="ce56"/>
          <table:table-cell table:number-columns-repeated="9"/>
          <table:table-cell table:style-name="ce76" table:number-columns-repeated="16366"/>
        </table:table-row>
        <table:table-row table:style-name="ro2">
          <table:table-cell/>
          <table:table-cell table:style-name="ce6" office:value-type="string" calcext:value-type="string">
            <text:p>TØ20_2221</text:p>
          </table:table-cell>
          <table:table-cell office:value-type="float" office:value="1" calcext:value-type="float">
            <text:p>1,000</text:p>
          </table:table-cell>
          <table:table-cell table:formula="of:=INDEX([$'preus unitaris'.$D$1:.$G$115];MATCH([.B71];[$'preus unitaris'.$D$1:.$D$115];0);2)" office:value-type="string" office:string-value="m" calcext:value-type="string">
            <text:p>m</text:p>
          </table:table-cell>
          <table:table-cell table:formula="of:=INDEX([$'preus unitaris'.$D$1:.$G$115];MATCH([.B71];[$'preus unitaris'.$D$1:.$D$115];0);3)" office:value-type="string" office:string-value="Tub corrugat 2221 de diàmetre 20 mm" calcext:value-type="string">
            <text:p>Tub corrugat 2221 de diàmetre 20 mm</text:p>
          </table:table-cell>
          <table:table-cell/>
          <table:table-cell table:style-name="ce118" table:formula="of:=INDEX([$'preus unitaris'.$D$1:.$G$115];MATCH([.B71];[$'preus unitaris'.$D$1:.$D$115];0);4)" office:value-type="float" office:value="0.81" calcext:value-type="float">
            <text:p>0,81</text:p>
          </table:table-cell>
          <table:table-cell table:formula="of:=[.C71]*[.G71]" office:value-type="float" office:value="0.81" calcext:value-type="float">
            <text:p>0,81</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08" calcext:value-type="float">
            <text:p>0,080</text:p>
          </table:table-cell>
          <table:table-cell table:formula="of:=INDEX([$'preus unitaris'.$D$1:.$G$115];MATCH([.B72];[$'preus unitaris'.$D$1:.$D$115];0);2)" office:value-type="string" office:string-value="h" calcext:value-type="string">
            <text:p>h</text:p>
          </table:table-cell>
          <table:table-cell table:formula="of:=INDEX([$'preus unitaris'.$D$1:.$G$115];MATCH([.B72];[$'preus unitaris'.$D$1:.$D$115];0);3)" office:value-type="string" office:string-value="Oficial 1a electricista" calcext:value-type="string">
            <text:p>Oficial 1a electricista</text:p>
          </table:table-cell>
          <table:table-cell table:style-name="ce155"/>
          <table:table-cell table:style-name="ce118" table:formula="of:=INDEX([$'preus unitaris'.$D$1:.$G$115];MATCH([.B72];[$'preus unitaris'.$D$1:.$D$115];0);4)" office:value-type="float" office:value="0" calcext:value-type="float">
            <text:p>0,00</text:p>
          </table:table-cell>
          <table:table-cell table:formula="of:=[.C72]*[.G72]"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73];[$'preus unitaris'.$D$1:.$D$115];0);2)" office:value-type="string" office:string-value="%" calcext:value-type="string">
            <text:p>%</text:p>
          </table:table-cell>
          <table:table-cell table:formula="of:=INDEX([$'preus unitaris'.$D$1:.$G$115];MATCH([.B73];[$'preus unitaris'.$D$1:.$D$115];0);3)" office:value-type="string" office:string-value="Mitjans auxiliars" calcext:value-type="string">
            <text:p>Mitjans auxiliars</text:p>
          </table:table-cell>
          <table:table-cell/>
          <table:table-cell table:formula="of:=SUM([.H71:.H72])" office:value-type="float" office:value="0.81" calcext:value-type="float">
            <text:p>0,81</text:p>
          </table:table-cell>
          <table:table-cell table:formula="of:=[.G73]*[.C73]/100" office:value-type="float" office:value="0.0162" calcext:value-type="float">
            <text:p>0,02</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71:.H73])" office:value-type="float" office:value="0.8262" calcext:value-type="float">
            <text:p>0,83</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7" office:value-type="string" calcext:value-type="string" table:number-columns-spanned="8" table:number-rows-spanned="1">
            <text:p>CAPÍTULO 2 OBRA ELÉCTRICA</text:p>
          </table:table-cell>
          <table:covered-table-cell table:number-columns-repeated="3"/>
          <table:covered-table-cell table:style-name="ce153"/>
          <table:covered-table-cell table:number-columns-repeated="2"/>
          <table:covered-table-cell table:style-name="ce170"/>
          <table:table-cell table:number-columns-repeated="9"/>
          <table:table-cell table:style-name="ce76" table:number-columns-repeated="16366"/>
        </table:table-row>
        <table:table-row table:style-name="ro2">
          <table:table-cell/>
          <table:table-cell table:style-name="ce35" office:value-type="string" calcext:value-type="string" table:number-columns-spanned="8" table:number-rows-spanned="1">
            <text:p>2.1.0 MECANISMES</text:p>
          </table:table-cell>
          <table:covered-table-cell table:number-columns-repeated="7"/>
          <table:table-cell table:number-columns-repeated="9"/>
          <table:table-cell table:style-name="ce76" table:number-columns-repeated="16366"/>
        </table:table-row>
        <table:table-row table:style-name="ro2">
          <table:table-cell/>
          <table:table-cell table:style-name="ce125" office:value-type="string" calcext:value-type="string">
            <text:p>2.1.1</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unt de llum simple</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number-columns-repeated="4"/>
          <table:table-cell table:style-name="ce150" office:value-type="string" calcext:value-type="string" table:number-columns-spanned="4" table:number-rows-spanned="1">
            <text:p>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5];MATCH([.B81];[$'preus unitaris'.$D$1:.$D$115];0);2)" office:value-type="string" office:string-value="ud" calcext:value-type="string">
            <text:p>ud</text:p>
          </table:table-cell>
          <table:table-cell table:formula="of:=INDEX([$'preus unitaris'.$D$1:.$G$115];MATCH([.B81];[$'preus unitaris'.$D$1:.$D$115];0);3)" office:value-type="string" office:string-value="Caixa universal 68x46" calcext:value-type="string">
            <text:p>Caixa universal 68x46</text:p>
          </table:table-cell>
          <table:table-cell/>
          <table:table-cell table:style-name="ce118" table:formula="of:=INDEX([$'preus unitaris'.$D$1:.$G$115];MATCH([.B81];[$'preus unitaris'.$D$1:.$D$115];0);4)" office:value-type="float" office:value="0.56" calcext:value-type="float">
            <text:p>0,56</text:p>
          </table:table-cell>
          <table:table-cell table:formula="of:=[.C81]*[.G81]" office:value-type="float" office:value="0.56" calcext:value-type="float">
            <text:p>0,5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5];MATCH([.B82];[$'preus unitaris'.$D$1:.$D$115];0);2)" office:value-type="string" office:string-value="m" calcext:value-type="string">
            <text:p>m</text:p>
          </table:table-cell>
          <table:table-cell table:formula="of:=INDEX([$'preus unitaris'.$D$1:.$G$115];MATCH([.B82];[$'preus unitaris'.$D$1:.$D$115];0);3)" office:value-type="string" office:string-value="Tub corrugat 2221 de diàmetre 20 mm" calcext:value-type="string">
            <text:p>Tub corrugat 2221 de diàmetre 20 mm</text:p>
          </table:table-cell>
          <table:table-cell/>
          <table:table-cell table:style-name="ce118" table:formula="of:=INDEX([$'preus unitaris'.$D$1:.$G$115];MATCH([.B82];[$'preus unitaris'.$D$1:.$D$115];0);4)" office:value-type="float" office:value="0.81" calcext:value-type="float">
            <text:p>0,81</text:p>
          </table:table-cell>
          <table:table-cell table:formula="of:=[.C82]*[.G82]"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6" office:value-type="string" calcext:value-type="string">
            <text:p>ISIM</text:p>
          </table:table-cell>
          <table:table-cell office:value-type="float" office:value="1" calcext:value-type="float">
            <text:p>1,000</text:p>
          </table:table-cell>
          <table:table-cell table:formula="of:=INDEX([$'preus unitaris'.$D$1:.$G$115];MATCH([.B83];[$'preus unitaris'.$D$1:.$D$115];0);2)" office:value-type="string" office:string-value="ud" calcext:value-type="string">
            <text:p>ud</text:p>
          </table:table-cell>
          <table:table-cell table:formula="of:=INDEX([$'preus unitaris'.$D$1:.$G$115];MATCH([.B83];[$'preus unitaris'.$D$1:.$D$115];0);3)" office:value-type="string" office:string-value="Interruptor simple" calcext:value-type="string">
            <text:p>Interruptor simple</text:p>
          </table:table-cell>
          <table:table-cell/>
          <table:table-cell table:style-name="ce118" table:formula="of:=INDEX([$'preus unitaris'.$D$1:.$G$115];MATCH([.B83];[$'preus unitaris'.$D$1:.$D$115];0);4)" office:value-type="float" office:value="5.11" calcext:value-type="float">
            <text:p>5,11</text:p>
          </table:table-cell>
          <table:table-cell table:formula="of:=[.C83]*[.G83]" office:value-type="float" office:value="5.11" calcext:value-type="float">
            <text:p>5,11</text:p>
          </table:table-cell>
          <table:table-cell table:number-columns-repeated="10"/>
          <table:table-cell table:style-name="ce76" table:number-columns-repeated="16366"/>
        </table:table-row>
        <table:table-row table:style-name="ro2">
          <table:table-cell/>
          <table:table-cell table:style-name="ce6" office:value-type="string" calcext:value-type="string">
            <text:p>TEC_INT</text:p>
          </table:table-cell>
          <table:table-cell office:value-type="float" office:value="1" calcext:value-type="float">
            <text:p>1,000</text:p>
          </table:table-cell>
          <table:table-cell table:formula="of:=INDEX([$'preus unitaris'.$D$1:.$G$115];MATCH([.B84];[$'preus unitaris'.$D$1:.$D$115];0);2)" office:value-type="string" office:string-value="ud" calcext:value-type="string">
            <text:p>ud</text:p>
          </table:table-cell>
          <table:table-cell table:formula="of:=INDEX([$'preus unitaris'.$D$1:.$G$115];MATCH([.B84];[$'preus unitaris'.$D$1:.$D$115];0);3)" office:value-type="string" office:string-value="Tecla per a interruptor/commutador" calcext:value-type="string">
            <text:p>Tecla per a interruptor/commutador</text:p>
          </table:table-cell>
          <table:table-cell/>
          <table:table-cell table:style-name="ce118" table:formula="of:=INDEX([$'preus unitaris'.$D$1:.$G$115];MATCH([.B84];[$'preus unitaris'.$D$1:.$D$115];0);4)" office:value-type="float" office:value="2.43" calcext:value-type="float">
            <text:p>2,43</text:p>
          </table:table-cell>
          <table:table-cell table:formula="of:=[.C84]*[.G84]" office:value-type="float" office:value="2.43" calcext:value-type="float">
            <text:p>2,43</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1" calcext:value-type="float">
            <text:p>1,000</text:p>
          </table:table-cell>
          <table:table-cell table:formula="of:=INDEX([$'preus unitaris'.$D$1:.$G$115];MATCH([.B85];[$'preus unitaris'.$D$1:.$D$115];0);2)" office:value-type="string" office:string-value="ud" calcext:value-type="string">
            <text:p>ud</text:p>
          </table:table-cell>
          <table:table-cell table:formula="of:=INDEX([$'preus unitaris'.$D$1:.$G$115];MATCH([.B85];[$'preus unitaris'.$D$1:.$D$115];0);3)" office:value-type="string" office:string-value="Embellidor" calcext:value-type="string">
            <text:p>Embellidor</text:p>
          </table:table-cell>
          <table:table-cell/>
          <table:table-cell table:style-name="ce118" table:formula="of:=INDEX([$'preus unitaris'.$D$1:.$G$115];MATCH([.B85];[$'preus unitaris'.$D$1:.$D$115];0);4)" office:value-type="float" office:value="3.11" calcext:value-type="float">
            <text:p>3,11</text:p>
          </table:table-cell>
          <table:table-cell table:formula="of:=[.C85]*[.G85]" office:value-type="float" office:value="3.11" calcext:value-type="float">
            <text:p>3,11</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5" calcext:value-type="float">
            <text:p>5,000</text:p>
          </table:table-cell>
          <table:table-cell table:formula="of:=INDEX([$'preus unitaris'.$D$1:.$G$115];MATCH([.B86];[$'preus unitaris'.$D$1:.$D$115];0);2)" office:value-type="string" office:string-value="m" calcext:value-type="string">
            <text:p>m</text:p>
          </table:table-cell>
          <table:table-cell table:formula="of:=INDEX([$'preus unitaris'.$D$1:.$G$115];MATCH([.B86];[$'preus unitaris'.$D$1:.$D$115];0);3)" office:value-type="string" office:string-value="Cable 1,5 mm² H07Z1-K (AS) 750 / 1 kV" calcext:value-type="string">
            <text:p>Cable 1,5 mm² H07Z1-K (AS) 750 / 1 kV</text:p>
          </table:table-cell>
          <table:table-cell/>
          <table:table-cell table:style-name="ce118" table:formula="of:=INDEX([$'preus unitaris'.$D$1:.$G$115];MATCH([.B86];[$'preus unitaris'.$D$1:.$D$115];0);4)" office:value-type="float" office:value="0.553" calcext:value-type="float">
            <text:p>0,55</text:p>
          </table:table-cell>
          <table:table-cell table:formula="of:=[.C86]*[.G86]" office:value-type="float" office:value="2.765" calcext:value-type="float">
            <text:p>2,77</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87];[$'preus unitaris'.$D$1:.$D$115];0);2)" office:value-type="string" office:string-value="h" calcext:value-type="string">
            <text:p>h</text:p>
          </table:table-cell>
          <table:table-cell table:formula="of:=INDEX([$'preus unitaris'.$D$1:.$G$115];MATCH([.B87];[$'preus unitaris'.$D$1:.$D$115];0);3)" office:value-type="string" office:string-value="Peó electricista" calcext:value-type="string">
            <text:p>Peó electricista</text:p>
          </table:table-cell>
          <table:table-cell/>
          <table:table-cell table:style-name="ce118" table:formula="of:=INDEX([$'preus unitaris'.$D$1:.$G$115];MATCH([.B87];[$'preus unitaris'.$D$1:.$D$115];0);4)" office:value-type="float" office:value="0" calcext:value-type="float">
            <text:p>0,00</text:p>
          </table:table-cell>
          <table:table-cell table:formula="of:=[.C87]*[.G87]"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88];[$'preus unitaris'.$D$1:.$D$115];0);2)" office:value-type="string" office:string-value="h" calcext:value-type="string">
            <text:p>h</text:p>
          </table:table-cell>
          <table:table-cell table:formula="of:=INDEX([$'preus unitaris'.$D$1:.$G$115];MATCH([.B88];[$'preus unitaris'.$D$1:.$D$115];0);3)" office:value-type="string" office:string-value="Oficial 1a electricista" calcext:value-type="string">
            <text:p>Oficial 1a electricista</text:p>
          </table:table-cell>
          <table:table-cell table:style-name="ce155"/>
          <table:table-cell table:style-name="ce118" table:formula="of:=INDEX([$'preus unitaris'.$D$1:.$G$115];MATCH([.B88];[$'preus unitaris'.$D$1:.$D$115];0);4)" office:value-type="float" office:value="0" calcext:value-type="float">
            <text:p>0,00</text:p>
          </table:table-cell>
          <table:table-cell table:formula="of:=[.C88]*[.G88]"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89];[$'preus unitaris'.$D$1:.$D$115];0);2)" office:value-type="string" office:string-value="%" calcext:value-type="string">
            <text:p>%</text:p>
          </table:table-cell>
          <table:table-cell table:formula="of:=INDEX([$'preus unitaris'.$D$1:.$G$115];MATCH([.B89];[$'preus unitaris'.$D$1:.$D$115];0);3)" office:value-type="string" office:string-value="Mitjans auxiliars" calcext:value-type="string">
            <text:p>Mitjans auxiliars</text:p>
          </table:table-cell>
          <table:table-cell/>
          <table:table-cell table:formula="of:=SUM([.H81:.H88])" office:value-type="float" office:value="18.025" calcext:value-type="float">
            <text:p>18,03</text:p>
          </table:table-cell>
          <table:table-cell table:formula="of:=[.G89]*[.C89]/100" office:value-type="float" office:value="0.3605" calcext:value-type="float">
            <text:p>0,36</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81:.H89])" office:value-type="float" office:value="18.3855" calcext:value-type="float">
            <text:p>18,39</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2</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unt de llum commutat</text:p>
          </table:table-cell>
          <table:covered-table-cell table:style-name="ce125"/>
          <table:table-cell table:style-name="ce55" table:number-columns-repeated="3"/>
          <table:table-cell table:number-columns-repeated="9"/>
          <table:table-cell table:style-name="ce76" table:number-columns-repeated="16366"/>
        </table:table-row>
        <table:table-row table:style-name="ro8">
          <table:table-cell table:number-columns-repeated="4"/>
          <table:table-cell table:style-name="ce148" office:value-type="string" calcext:value-type="string" table:number-columns-spanned="4" table:number-rows-spanned="1">
            <text:p>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2" calcext:value-type="float">
            <text:p>2,000</text:p>
          </table:table-cell>
          <table:table-cell table:formula="of:=INDEX([$'preus unitaris'.$D$1:.$G$115];MATCH([.B95];[$'preus unitaris'.$D$1:.$D$115];0);2)" office:value-type="string" office:string-value="ud" calcext:value-type="string">
            <text:p>ud</text:p>
          </table:table-cell>
          <table:table-cell table:formula="of:=INDEX([$'preus unitaris'.$D$1:.$G$115];MATCH([.B95];[$'preus unitaris'.$D$1:.$D$115];0);3)" office:value-type="string" office:string-value="Caixa universal 68x46" calcext:value-type="string">
            <text:p>Caixa universal 68x46</text:p>
          </table:table-cell>
          <table:table-cell/>
          <table:table-cell table:style-name="ce118" table:formula="of:=INDEX([$'preus unitaris'.$D$1:.$G$115];MATCH([.B95];[$'preus unitaris'.$D$1:.$D$115];0);4)" office:value-type="float" office:value="0.56" calcext:value-type="float">
            <text:p>0,56</text:p>
          </table:table-cell>
          <table:table-cell table:formula="of:=[.C95]*[.G95]" office:value-type="float" office:value="1.12" calcext:value-type="float">
            <text:p>1,12</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5];MATCH([.B96];[$'preus unitaris'.$D$1:.$D$115];0);2)" office:value-type="string" office:string-value="m" calcext:value-type="string">
            <text:p>m</text:p>
          </table:table-cell>
          <table:table-cell table:formula="of:=INDEX([$'preus unitaris'.$D$1:.$G$115];MATCH([.B96];[$'preus unitaris'.$D$1:.$D$115];0);3)" office:value-type="string" office:string-value="Tub corrugat 2221 de diàmetre 20 mm" calcext:value-type="string">
            <text:p>Tub corrugat 2221 de diàmetre 20 mm</text:p>
          </table:table-cell>
          <table:table-cell/>
          <table:table-cell table:style-name="ce118" table:formula="of:=INDEX([$'preus unitaris'.$D$1:.$G$115];MATCH([.B96];[$'preus unitaris'.$D$1:.$D$115];0);4)" office:value-type="float" office:value="0.81" calcext:value-type="float">
            <text:p>0,81</text:p>
          </table:table-cell>
          <table:table-cell table:formula="of:=[.C96]*[.G96]"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6" office:value-type="string" calcext:value-type="string">
            <text:p>ICOM</text:p>
          </table:table-cell>
          <table:table-cell office:value-type="float" office:value="2" calcext:value-type="float">
            <text:p>2,000</text:p>
          </table:table-cell>
          <table:table-cell table:formula="of:=INDEX([$'preus unitaris'.$D$1:.$G$115];MATCH([.B97];[$'preus unitaris'.$D$1:.$D$115];0);2)" office:value-type="string" office:string-value="ud" calcext:value-type="string">
            <text:p>ud</text:p>
          </table:table-cell>
          <table:table-cell table:formula="of:=INDEX([$'preus unitaris'.$D$1:.$G$115];MATCH([.B97];[$'preus unitaris'.$D$1:.$D$115];0);3)" office:value-type="string" office:string-value="Interruptor commutat" calcext:value-type="string">
            <text:p>Interruptor commutat</text:p>
          </table:table-cell>
          <table:table-cell/>
          <table:table-cell table:style-name="ce118" table:formula="of:=INDEX([$'preus unitaris'.$D$1:.$G$115];MATCH([.B97];[$'preus unitaris'.$D$1:.$D$115];0);4)" office:value-type="float" office:value="9.82" calcext:value-type="float">
            <text:p>9,82</text:p>
          </table:table-cell>
          <table:table-cell table:formula="of:=[.C97]*[.G97]" office:value-type="float" office:value="19.64" calcext:value-type="float">
            <text:p>19,64</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2" calcext:value-type="float">
            <text:p>2,000</text:p>
          </table:table-cell>
          <table:table-cell table:formula="of:=INDEX([$'preus unitaris'.$D$1:.$G$115];MATCH([.B98];[$'preus unitaris'.$D$1:.$D$115];0);2)" office:value-type="string" office:string-value="ud" calcext:value-type="string">
            <text:p>ud</text:p>
          </table:table-cell>
          <table:table-cell table:formula="of:=INDEX([$'preus unitaris'.$D$1:.$G$115];MATCH([.B98];[$'preus unitaris'.$D$1:.$D$115];0);3)" office:value-type="string" office:string-value="Embellidor" calcext:value-type="string">
            <text:p>Embellidor</text:p>
          </table:table-cell>
          <table:table-cell/>
          <table:table-cell table:style-name="ce118" table:formula="of:=INDEX([$'preus unitaris'.$D$1:.$G$115];MATCH([.B98];[$'preus unitaris'.$D$1:.$D$115];0);4)" office:value-type="float" office:value="3.11" calcext:value-type="float">
            <text:p>3,11</text:p>
          </table:table-cell>
          <table:table-cell table:formula="of:=[.C98]*[.G98]" office:value-type="float" office:value="6.22" calcext:value-type="float">
            <text:p>6,22</text:p>
          </table:table-cell>
          <table:table-cell table:number-columns-repeated="10"/>
          <table:table-cell table:style-name="ce76" table:number-columns-repeated="16366"/>
        </table:table-row>
        <table:table-row table:style-name="ro2">
          <table:table-cell/>
          <table:table-cell table:style-name="ce6" office:value-type="string" calcext:value-type="string">
            <text:p>TEC_INT</text:p>
          </table:table-cell>
          <table:table-cell office:value-type="float" office:value="2" calcext:value-type="float">
            <text:p>2,000</text:p>
          </table:table-cell>
          <table:table-cell table:formula="of:=INDEX([$'preus unitaris'.$D$1:.$G$115];MATCH([.B99];[$'preus unitaris'.$D$1:.$D$115];0);2)" office:value-type="string" office:string-value="ud" calcext:value-type="string">
            <text:p>ud</text:p>
          </table:table-cell>
          <table:table-cell table:formula="of:=INDEX([$'preus unitaris'.$D$1:.$G$115];MATCH([.B99];[$'preus unitaris'.$D$1:.$D$115];0);3)" office:value-type="string" office:string-value="Tecla per a interruptor/commutador" calcext:value-type="string">
            <text:p>Tecla per a interruptor/commutador</text:p>
          </table:table-cell>
          <table:table-cell/>
          <table:table-cell table:style-name="ce118" table:formula="of:=INDEX([$'preus unitaris'.$D$1:.$G$115];MATCH([.B99];[$'preus unitaris'.$D$1:.$D$115];0);4)" office:value-type="float" office:value="2.43" calcext:value-type="float">
            <text:p>2,43</text:p>
          </table:table-cell>
          <table:table-cell table:formula="of:=[.C99]*[.G99]" office:value-type="float" office:value="4.86" calcext:value-type="float">
            <text:p>4,86</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10" calcext:value-type="float">
            <text:p>10,000</text:p>
          </table:table-cell>
          <table:table-cell table:formula="of:=INDEX([$'preus unitaris'.$D$1:.$G$115];MATCH([.B100];[$'preus unitaris'.$D$1:.$D$115];0);2)" office:value-type="string" office:string-value="m" calcext:value-type="string">
            <text:p>m</text:p>
          </table:table-cell>
          <table:table-cell table:formula="of:=INDEX([$'preus unitaris'.$D$1:.$G$115];MATCH([.B100];[$'preus unitaris'.$D$1:.$D$115];0);3)" office:value-type="string" office:string-value="Cable 1,5 mm² H07Z1-K (AS) 750 / 1 kV" calcext:value-type="string">
            <text:p>Cable 1,5 mm² H07Z1-K (AS) 750 / 1 kV</text:p>
          </table:table-cell>
          <table:table-cell/>
          <table:table-cell table:style-name="ce118" table:formula="of:=INDEX([$'preus unitaris'.$D$1:.$G$115];MATCH([.B100];[$'preus unitaris'.$D$1:.$D$115];0);4)" office:value-type="float" office:value="0.553" calcext:value-type="float">
            <text:p>0,55</text:p>
          </table:table-cell>
          <table:table-cell table:formula="of:=[.C100]*[.G100]" office:value-type="float" office:value="5.53" calcext:value-type="float">
            <text:p>5,53</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01];[$'preus unitaris'.$D$1:.$D$115];0);2)" office:value-type="string" office:string-value="h" calcext:value-type="string">
            <text:p>h</text:p>
          </table:table-cell>
          <table:table-cell table:formula="of:=INDEX([$'preus unitaris'.$D$1:.$G$115];MATCH([.B101];[$'preus unitaris'.$D$1:.$D$115];0);3)" office:value-type="string" office:string-value="Peó electricista" calcext:value-type="string">
            <text:p>Peó electricista</text:p>
          </table:table-cell>
          <table:table-cell/>
          <table:table-cell table:style-name="ce118" table:formula="of:=INDEX([$'preus unitaris'.$D$1:.$G$115];MATCH([.B101];[$'preus unitaris'.$D$1:.$D$115];0);4)" office:value-type="float" office:value="0" calcext:value-type="float">
            <text:p>0,00</text:p>
          </table:table-cell>
          <table:table-cell table:formula="of:=[.C101]*[.G101]"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02];[$'preus unitaris'.$D$1:.$D$115];0);2)" office:value-type="string" office:string-value="h" calcext:value-type="string">
            <text:p>h</text:p>
          </table:table-cell>
          <table:table-cell table:formula="of:=INDEX([$'preus unitaris'.$D$1:.$G$115];MATCH([.B102];[$'preus unitaris'.$D$1:.$D$115];0);3)" office:value-type="string" office:string-value="Oficial 1a electricista" calcext:value-type="string">
            <text:p>Oficial 1a electricista</text:p>
          </table:table-cell>
          <table:table-cell table:style-name="ce155"/>
          <table:table-cell table:style-name="ce118" table:formula="of:=INDEX([$'preus unitaris'.$D$1:.$G$115];MATCH([.B102];[$'preus unitaris'.$D$1:.$D$115];0);4)" office:value-type="float" office:value="0" calcext:value-type="float">
            <text:p>0,00</text:p>
          </table:table-cell>
          <table:table-cell table:formula="of:=[.C102]*[.G102]"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03];[$'preus unitaris'.$D$1:.$D$115];0);2)" office:value-type="string" office:string-value="%" calcext:value-type="string">
            <text:p>%</text:p>
          </table:table-cell>
          <table:table-cell table:formula="of:=INDEX([$'preus unitaris'.$D$1:.$G$115];MATCH([.B103];[$'preus unitaris'.$D$1:.$D$115];0);3)" office:value-type="string" office:string-value="Mitjans auxiliars" calcext:value-type="string">
            <text:p>Mitjans auxiliars</text:p>
          </table:table-cell>
          <table:table-cell/>
          <table:table-cell table:formula="of:=SUM([.H95:.H102])" office:value-type="float" office:value="41.42" calcext:value-type="float">
            <text:p>41,42</text:p>
          </table:table-cell>
          <table:table-cell table:formula="of:=[.G103]*[.C103]/100" office:value-type="float" office:value="0.8284" calcext:value-type="float">
            <text:p>0,8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95:.H103])" office:value-type="float" office:value="42.2484" calcext:value-type="float">
            <text:p>42,25</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3</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unt de llum creuament</text:p>
          </table:table-cell>
          <table:covered-table-cell table:style-name="ce125"/>
          <table:table-cell table:style-name="ce55" table:number-columns-repeated="3"/>
          <table:table-cell table:number-columns-repeated="9"/>
          <table:table-cell table:style-name="ce76" table:number-columns-repeated="16366"/>
        </table:table-row>
        <table:table-row table:style-name="ro8">
          <table:table-cell table:number-columns-repeated="4"/>
          <table:table-cell table:style-name="ce148" office:value-type="string" calcext:value-type="string" table:number-columns-spanned="4" table:number-rows-spanned="1">
            <text:p>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text: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3" calcext:value-type="float">
            <text:p>3,000</text:p>
          </table:table-cell>
          <table:table-cell table:formula="of:=INDEX([$'preus unitaris'.$D$1:.$G$115];MATCH([.B109];[$'preus unitaris'.$D$1:.$D$115];0);2)" office:value-type="string" office:string-value="ud" calcext:value-type="string">
            <text:p>ud</text:p>
          </table:table-cell>
          <table:table-cell table:formula="of:=INDEX([$'preus unitaris'.$D$1:.$G$115];MATCH([.B109];[$'preus unitaris'.$D$1:.$D$115];0);3)" office:value-type="string" office:string-value="Caixa universal 68x46" calcext:value-type="string">
            <text:p>Caixa universal 68x46</text:p>
          </table:table-cell>
          <table:table-cell/>
          <table:table-cell table:style-name="ce118" table:formula="of:=INDEX([$'preus unitaris'.$D$1:.$G$115];MATCH([.B109];[$'preus unitaris'.$D$1:.$D$115];0);4)" office:value-type="float" office:value="0.56" calcext:value-type="float">
            <text:p>0,56</text:p>
          </table:table-cell>
          <table:table-cell table:formula="of:=[.C109]*[.G109]" office:value-type="float" office:value="1.68" calcext:value-type="float">
            <text:p>1,68</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5];MATCH([.B110];[$'preus unitaris'.$D$1:.$D$115];0);2)" office:value-type="string" office:string-value="m" calcext:value-type="string">
            <text:p>m</text:p>
          </table:table-cell>
          <table:table-cell table:formula="of:=INDEX([$'preus unitaris'.$D$1:.$G$115];MATCH([.B110];[$'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10];[$'preus unitaris'.$D$1:.$D$115];0);4)" office:value-type="float" office:value="0.81" calcext:value-type="float">
            <text:p>0,81</text:p>
          </table:table-cell>
          <table:table-cell table:formula="of:=[.C110]*[.G110]"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6" office:value-type="string" calcext:value-type="string">
            <text:p>ICOM</text:p>
          </table:table-cell>
          <table:table-cell office:value-type="float" office:value="2" calcext:value-type="float">
            <text:p>2,000</text:p>
          </table:table-cell>
          <table:table-cell table:formula="of:=INDEX([$'preus unitaris'.$D$1:.$G$115];MATCH([.B111];[$'preus unitaris'.$D$1:.$D$115];0);2)" office:value-type="string" office:string-value="ud" calcext:value-type="string">
            <text:p>ud</text:p>
          </table:table-cell>
          <table:table-cell table:formula="of:=INDEX([$'preus unitaris'.$D$1:.$G$115];MATCH([.B111];[$'preus unitaris'.$D$1:.$D$115];0);3)" office:value-type="string" office:string-value="Interruptor commutat" calcext:value-type="string">
            <text:p>Interruptor commutat</text:p>
          </table:table-cell>
          <table:table-cell/>
          <table:table-cell table:style-name="ce118" table:formula="of:=INDEX([$'preus unitaris'.$D$1:.$G$115];MATCH([.B111];[$'preus unitaris'.$D$1:.$D$115];0);4)" office:value-type="float" office:value="9.82" calcext:value-type="float">
            <text:p>9,82</text:p>
          </table:table-cell>
          <table:table-cell table:formula="of:=[.C111]*[.G111]" office:value-type="float" office:value="19.64" calcext:value-type="float">
            <text:p>19,64</text:p>
          </table:table-cell>
          <table:table-cell table:number-columns-repeated="10"/>
          <table:table-cell table:style-name="ce76" table:number-columns-repeated="16366"/>
        </table:table-row>
        <table:table-row table:style-name="ro2">
          <table:table-cell/>
          <table:table-cell table:style-name="ce6" office:value-type="string" calcext:value-type="string">
            <text:p>ICRE</text:p>
          </table:table-cell>
          <table:table-cell office:value-type="float" office:value="5" calcext:value-type="float">
            <text:p>5,000</text:p>
          </table:table-cell>
          <table:table-cell table:formula="of:=INDEX([$'preus unitaris'.$D$1:.$G$115];MATCH([.B112];[$'preus unitaris'.$D$1:.$D$115];0);2)" office:value-type="string" office:string-value="ud" calcext:value-type="string">
            <text:p>ud</text:p>
          </table:table-cell>
          <table:table-cell table:formula="of:=INDEX([$'preus unitaris'.$D$1:.$G$115];MATCH([.B112];[$'preus unitaris'.$D$1:.$D$115];0);3)" office:value-type="string" office:string-value="Interruptor de creuament" calcext:value-type="string">
            <text:p>Interruptor de creuament</text:p>
          </table:table-cell>
          <table:table-cell/>
          <table:table-cell table:style-name="ce118" table:formula="of:=INDEX([$'preus unitaris'.$D$1:.$G$115];MATCH([.B112];[$'preus unitaris'.$D$1:.$D$115];0);4)" office:value-type="float" office:value="15.67" calcext:value-type="float">
            <text:p>15,67</text:p>
          </table:table-cell>
          <table:table-cell table:formula="of:=[.C112]*[.G112]" office:value-type="float" office:value="78.35" calcext:value-type="float">
            <text:p>78,35</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3" calcext:value-type="float">
            <text:p>3,000</text:p>
          </table:table-cell>
          <table:table-cell table:formula="of:=INDEX([$'preus unitaris'.$D$1:.$G$115];MATCH([.B113];[$'preus unitaris'.$D$1:.$D$115];0);2)" office:value-type="string" office:string-value="ud" calcext:value-type="string">
            <text:p>ud</text:p>
          </table:table-cell>
          <table:table-cell table:formula="of:=INDEX([$'preus unitaris'.$D$1:.$G$115];MATCH([.B113];[$'preus unitaris'.$D$1:.$D$115];0);3)" office:value-type="string" office:string-value="Embellidor" calcext:value-type="string">
            <text:p>Embellidor</text:p>
          </table:table-cell>
          <table:table-cell/>
          <table:table-cell table:style-name="ce118" table:formula="of:=INDEX([$'preus unitaris'.$D$1:.$G$115];MATCH([.B113];[$'preus unitaris'.$D$1:.$D$115];0);4)" office:value-type="float" office:value="3.11" calcext:value-type="float">
            <text:p>3,11</text:p>
          </table:table-cell>
          <table:table-cell table:formula="of:=[.C113]*[.G113]" office:value-type="float" office:value="9.33" calcext:value-type="float">
            <text:p>9,33</text:p>
          </table:table-cell>
          <table:table-cell table:number-columns-repeated="10"/>
          <table:table-cell table:style-name="ce76" table:number-columns-repeated="16366"/>
        </table:table-row>
        <table:table-row table:style-name="ro2">
          <table:table-cell/>
          <table:table-cell table:style-name="ce6" office:value-type="string" calcext:value-type="string">
            <text:p>TEC_INT</text:p>
          </table:table-cell>
          <table:table-cell office:value-type="float" office:value="2" calcext:value-type="float">
            <text:p>2,000</text:p>
          </table:table-cell>
          <table:table-cell table:formula="of:=INDEX([$'preus unitaris'.$D$1:.$G$115];MATCH([.B114];[$'preus unitaris'.$D$1:.$D$115];0);2)" office:value-type="string" office:string-value="ud" calcext:value-type="string">
            <text:p>ud</text:p>
          </table:table-cell>
          <table:table-cell table:formula="of:=INDEX([$'preus unitaris'.$D$1:.$G$115];MATCH([.B114];[$'preus unitaris'.$D$1:.$D$115];0);3)" office:value-type="string" office:string-value="Tecla per a interruptor/commutador" calcext:value-type="string">
            <text:p>Tecla per a interruptor/commutador</text:p>
          </table:table-cell>
          <table:table-cell/>
          <table:table-cell table:style-name="ce118" table:formula="of:=INDEX([$'preus unitaris'.$D$1:.$G$115];MATCH([.B114];[$'preus unitaris'.$D$1:.$D$115];0);4)" office:value-type="float" office:value="2.43" calcext:value-type="float">
            <text:p>2,43</text:p>
          </table:table-cell>
          <table:table-cell table:formula="of:=[.C114]*[.G114]" office:value-type="float" office:value="4.86" calcext:value-type="float">
            <text:p>4,86</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15" calcext:value-type="float">
            <text:p>15,000</text:p>
          </table:table-cell>
          <table:table-cell table:formula="of:=INDEX([$'preus unitaris'.$D$1:.$G$115];MATCH([.B115];[$'preus unitaris'.$D$1:.$D$115];0);2)" office:value-type="string" office:string-value="m" calcext:value-type="string">
            <text:p>m</text:p>
          </table:table-cell>
          <table:table-cell table:formula="of:=INDEX([$'preus unitaris'.$D$1:.$G$115];MATCH([.B115];[$'preus unitaris'.$D$1:.$D$115];0);3)" office:value-type="string" office:string-value="Cable 1,5 mm² H07Z1-K (AS) 750 / 1 kV" calcext:value-type="string">
            <text:p>Cable 1,5 mm² H07Z1-K (AS) 750 / 1 kV</text:p>
          </table:table-cell>
          <table:table-cell/>
          <table:table-cell table:style-name="ce118" table:formula="of:=INDEX([$'preus unitaris'.$D$1:.$G$115];MATCH([.B115];[$'preus unitaris'.$D$1:.$D$115];0);4)" office:value-type="float" office:value="0.553" calcext:value-type="float">
            <text:p>0,55</text:p>
          </table:table-cell>
          <table:table-cell table:formula="of:=[.C115]*[.G115]" office:value-type="float" office:value="8.295" calcext:value-type="float">
            <text:p>8,3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16];[$'preus unitaris'.$D$1:.$D$115];0);2)" office:value-type="string" office:string-value="h" calcext:value-type="string">
            <text:p>h</text:p>
          </table:table-cell>
          <table:table-cell table:formula="of:=INDEX([$'preus unitaris'.$D$1:.$G$115];MATCH([.B116];[$'preus unitaris'.$D$1:.$D$115];0);3)" office:value-type="string" office:string-value="Peó electricista" calcext:value-type="string">
            <text:p>Peó electricista</text:p>
          </table:table-cell>
          <table:table-cell/>
          <table:table-cell table:style-name="ce118" table:formula="of:=INDEX([$'preus unitaris'.$D$1:.$G$115];MATCH([.B116];[$'preus unitaris'.$D$1:.$D$115];0);4)" office:value-type="float" office:value="0" calcext:value-type="float">
            <text:p>0,00</text:p>
          </table:table-cell>
          <table:table-cell table:formula="of:=[.C116]*[.G116]"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17];[$'preus unitaris'.$D$1:.$D$115];0);2)" office:value-type="string" office:string-value="h" calcext:value-type="string">
            <text:p>h</text:p>
          </table:table-cell>
          <table:table-cell table:formula="of:=INDEX([$'preus unitaris'.$D$1:.$G$115];MATCH([.B117];[$'preus unitaris'.$D$1:.$D$115];0);3)" office:value-type="string" office:string-value="Oficial 1a electricista" calcext:value-type="string">
            <text:p>Oficial 1a electricista</text:p>
          </table:table-cell>
          <table:table-cell table:style-name="ce155"/>
          <table:table-cell table:style-name="ce118" table:formula="of:=INDEX([$'preus unitaris'.$D$1:.$G$115];MATCH([.B117];[$'preus unitaris'.$D$1:.$D$115];0);4)" office:value-type="float" office:value="0" calcext:value-type="float">
            <text:p>0,00</text:p>
          </table:table-cell>
          <table:table-cell table:formula="of:=[.C117]*[.G117]"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18];[$'preus unitaris'.$D$1:.$D$115];0);2)" office:value-type="string" office:string-value="%" calcext:value-type="string">
            <text:p>%</text:p>
          </table:table-cell>
          <table:table-cell table:formula="of:=INDEX([$'preus unitaris'.$D$1:.$G$115];MATCH([.B118];[$'preus unitaris'.$D$1:.$D$115];0);3)" office:value-type="string" office:string-value="Mitjans auxiliars" calcext:value-type="string">
            <text:p>Mitjans auxiliars</text:p>
          </table:table-cell>
          <table:table-cell/>
          <table:table-cell table:formula="of:=SUM([.H109:.H117])" office:value-type="float" office:value="126.205" calcext:value-type="float">
            <text:p>126,21</text:p>
          </table:table-cell>
          <table:table-cell table:formula="of:=[.G118]*[.C118]/100" office:value-type="float" office:value="2.5241" calcext:value-type="float">
            <text:p>2,52</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09:.H118])" office:value-type="float" office:value="128.7291" calcext:value-type="float">
            <text:p>128,73</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4</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resa de corrent tipus C2a</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number-columns-repeated="4"/>
          <table:table-cell table:style-name="ce148" office:value-type="string" calcext:value-type="string" table:number-columns-spanned="4" table:number-rows-spanned="1">
            <text:p>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5];MATCH([.B124];[$'preus unitaris'.$D$1:.$D$115];0);2)" office:value-type="string" office:string-value="ud" calcext:value-type="string">
            <text:p>ud</text:p>
          </table:table-cell>
          <table:table-cell table:formula="of:=INDEX([$'preus unitaris'.$D$1:.$G$115];MATCH([.B124];[$'preus unitaris'.$D$1:.$D$115];0);3)" office:value-type="string" office:string-value="Caixa universal 68x46" calcext:value-type="string">
            <text:p>Caixa universal 68x46</text:p>
          </table:table-cell>
          <table:table-cell/>
          <table:table-cell table:style-name="ce118" table:formula="of:=INDEX([$'preus unitaris'.$D$1:.$G$115];MATCH([.B124];[$'preus unitaris'.$D$1:.$D$115];0);4)" office:value-type="float" office:value="0.56" calcext:value-type="float">
            <text:p>0,56</text:p>
          </table:table-cell>
          <table:table-cell table:formula="of:=[.C124]*[.G124]" office:value-type="float" office:value="0.56" calcext:value-type="float">
            <text:p>0,5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0" calcext:value-type="float">
            <text:p>10,000</text:p>
          </table:table-cell>
          <table:table-cell table:formula="of:=INDEX([$'preus unitaris'.$D$1:.$G$115];MATCH([.B125];[$'preus unitaris'.$D$1:.$D$115];0);2)" office:value-type="string" office:string-value="m" calcext:value-type="string">
            <text:p>m</text:p>
          </table:table-cell>
          <table:table-cell table:formula="of:=INDEX([$'preus unitaris'.$D$1:.$G$115];MATCH([.B125];[$'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25];[$'preus unitaris'.$D$1:.$D$115];0);4)" office:value-type="float" office:value="0.81" calcext:value-type="float">
            <text:p>0,81</text:p>
          </table:table-cell>
          <table:table-cell table:formula="of:=[.C125]*[.G125]" office:value-type="float" office:value="8.1" calcext:value-type="float">
            <text:p>8,10</text:p>
          </table:table-cell>
          <table:table-cell table:number-columns-repeated="10"/>
          <table:table-cell table:style-name="ce76" table:number-columns-repeated="16366"/>
        </table:table-row>
        <table:table-row table:style-name="ro2">
          <table:table-cell/>
          <table:table-cell table:style-name="ce6" office:value-type="string" calcext:value-type="string">
            <text:p>ISIM</text:p>
          </table:table-cell>
          <table:table-cell office:value-type="float" office:value="1" calcext:value-type="float">
            <text:p>1,000</text:p>
          </table:table-cell>
          <table:table-cell table:formula="of:=INDEX([$'preus unitaris'.$D$1:.$G$115];MATCH([.B126];[$'preus unitaris'.$D$1:.$D$115];0);2)" office:value-type="string" office:string-value="ud" calcext:value-type="string">
            <text:p>ud</text:p>
          </table:table-cell>
          <table:table-cell table:formula="of:=INDEX([$'preus unitaris'.$D$1:.$G$115];MATCH([.B126];[$'preus unitaris'.$D$1:.$D$115];0);3)" office:value-type="string" office:string-value="Interruptor simple" calcext:value-type="string">
            <text:p>Interruptor simple</text:p>
          </table:table-cell>
          <table:table-cell/>
          <table:table-cell table:style-name="ce118" table:formula="of:=INDEX([$'preus unitaris'.$D$1:.$G$115];MATCH([.B126];[$'preus unitaris'.$D$1:.$D$115];0);4)" office:value-type="float" office:value="5.11" calcext:value-type="float">
            <text:p>5,11</text:p>
          </table:table-cell>
          <table:table-cell table:formula="of:=[.C126]*[.G126]" office:value-type="float" office:value="5.11" calcext:value-type="float">
            <text:p>5,11</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1" calcext:value-type="float">
            <text:p>1,000</text:p>
          </table:table-cell>
          <table:table-cell table:formula="of:=INDEX([$'preus unitaris'.$D$1:.$G$115];MATCH([.B127];[$'preus unitaris'.$D$1:.$D$115];0);2)" office:value-type="string" office:string-value="ud" calcext:value-type="string">
            <text:p>ud</text:p>
          </table:table-cell>
          <table:table-cell table:formula="of:=INDEX([$'preus unitaris'.$D$1:.$G$115];MATCH([.B127];[$'preus unitaris'.$D$1:.$D$115];0);3)" office:value-type="string" office:string-value="Embellidor" calcext:value-type="string">
            <text:p>Embellidor</text:p>
          </table:table-cell>
          <table:table-cell/>
          <table:table-cell table:style-name="ce118" table:formula="of:=INDEX([$'preus unitaris'.$D$1:.$G$115];MATCH([.B127];[$'preus unitaris'.$D$1:.$D$115];0);4)" office:value-type="float" office:value="3.11" calcext:value-type="float">
            <text:p>3,11</text:p>
          </table:table-cell>
          <table:table-cell table:formula="of:=[.C127]*[.G127]" office:value-type="float" office:value="3.11" calcext:value-type="float">
            <text:p>3,11</text:p>
          </table:table-cell>
          <table:table-cell table:number-columns-repeated="10"/>
          <table:table-cell table:style-name="ce76" table:number-columns-repeated="16366"/>
        </table:table-row>
        <table:table-row table:style-name="ro2">
          <table:table-cell/>
          <table:table-cell table:style-name="ce6" office:value-type="string" calcext:value-type="string">
            <text:p>TEC_INT</text:p>
          </table:table-cell>
          <table:table-cell office:value-type="float" office:value="2" calcext:value-type="float">
            <text:p>2,000</text:p>
          </table:table-cell>
          <table:table-cell table:formula="of:=INDEX([$'preus unitaris'.$D$1:.$G$115];MATCH([.B128];[$'preus unitaris'.$D$1:.$D$115];0);2)" office:value-type="string" office:string-value="ud" calcext:value-type="string">
            <text:p>ud</text:p>
          </table:table-cell>
          <table:table-cell table:formula="of:=INDEX([$'preus unitaris'.$D$1:.$G$115];MATCH([.B128];[$'preus unitaris'.$D$1:.$D$115];0);3)" office:value-type="string" office:string-value="Tecla per a interruptor/commutador" calcext:value-type="string">
            <text:p>Tecla per a interruptor/commutador</text:p>
          </table:table-cell>
          <table:table-cell/>
          <table:table-cell table:style-name="ce118" table:formula="of:=INDEX([$'preus unitaris'.$D$1:.$G$115];MATCH([.B128];[$'preus unitaris'.$D$1:.$D$115];0);4)" office:value-type="float" office:value="2.43" calcext:value-type="float">
            <text:p>2,43</text:p>
          </table:table-cell>
          <table:table-cell table:formula="of:=[.C128]*[.G128]" office:value-type="float" office:value="4.86" calcext:value-type="float">
            <text:p>4,86</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2_5</text:p>
          </table:table-cell>
          <table:table-cell office:value-type="float" office:value="5" calcext:value-type="float">
            <text:p>5,000</text:p>
          </table:table-cell>
          <table:table-cell table:formula="of:=INDEX([$'preus unitaris'.$D$1:.$G$115];MATCH([.B129];[$'preus unitaris'.$D$1:.$D$115];0);2)" office:value-type="string" office:string-value="m" calcext:value-type="string">
            <text:p>m</text:p>
          </table:table-cell>
          <table:table-cell table:formula="of:=INDEX([$'preus unitaris'.$D$1:.$G$115];MATCH([.B129];[$'preus unitaris'.$D$1:.$D$115];0);3)" office:value-type="string" office:string-value="Cable 2,5 mm² H07Z1-K (AS) 750 / 1 kV" calcext:value-type="string">
            <text:p>Cable 2,5 mm² H07Z1-K (AS) 750 / 1 kV</text:p>
          </table:table-cell>
          <table:table-cell/>
          <table:table-cell table:style-name="ce118" table:formula="of:=INDEX([$'preus unitaris'.$D$1:.$G$115];MATCH([.B129];[$'preus unitaris'.$D$1:.$D$115];0);4)" office:value-type="float" office:value="0.906" calcext:value-type="float">
            <text:p>0,91</text:p>
          </table:table-cell>
          <table:table-cell table:formula="of:=[.C129]*[.G129]" office:value-type="float" office:value="4.53" calcext:value-type="float">
            <text:p>4,53</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30];[$'preus unitaris'.$D$1:.$D$115];0);2)" office:value-type="string" office:string-value="h" calcext:value-type="string">
            <text:p>h</text:p>
          </table:table-cell>
          <table:table-cell table:formula="of:=INDEX([$'preus unitaris'.$D$1:.$G$115];MATCH([.B130];[$'preus unitaris'.$D$1:.$D$115];0);3)" office:value-type="string" office:string-value="Peó electricista" calcext:value-type="string">
            <text:p>Peó electricista</text:p>
          </table:table-cell>
          <table:table-cell/>
          <table:table-cell table:style-name="ce118" table:formula="of:=INDEX([$'preus unitaris'.$D$1:.$G$115];MATCH([.B130];[$'preus unitaris'.$D$1:.$D$115];0);4)" office:value-type="float" office:value="0" calcext:value-type="float">
            <text:p>0,00</text:p>
          </table:table-cell>
          <table:table-cell table:formula="of:=[.C130]*[.G130]"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31];[$'preus unitaris'.$D$1:.$D$115];0);2)" office:value-type="string" office:string-value="h" calcext:value-type="string">
            <text:p>h</text:p>
          </table:table-cell>
          <table:table-cell table:formula="of:=INDEX([$'preus unitaris'.$D$1:.$G$115];MATCH([.B131];[$'preus unitaris'.$D$1:.$D$115];0);3)" office:value-type="string" office:string-value="Oficial 1a electricista" calcext:value-type="string">
            <text:p>Oficial 1a electricista</text:p>
          </table:table-cell>
          <table:table-cell table:style-name="ce155"/>
          <table:table-cell table:style-name="ce118" table:formula="of:=INDEX([$'preus unitaris'.$D$1:.$G$115];MATCH([.B131];[$'preus unitaris'.$D$1:.$D$115];0);4)" office:value-type="float" office:value="0" calcext:value-type="float">
            <text:p>0,00</text:p>
          </table:table-cell>
          <table:table-cell table:formula="of:=[.C131]*[.G131]"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32];[$'preus unitaris'.$D$1:.$D$115];0);2)" office:value-type="string" office:string-value="%" calcext:value-type="string">
            <text:p>%</text:p>
          </table:table-cell>
          <table:table-cell table:formula="of:=INDEX([$'preus unitaris'.$D$1:.$G$115];MATCH([.B132];[$'preus unitaris'.$D$1:.$D$115];0);3)" office:value-type="string" office:string-value="Mitjans auxiliars" calcext:value-type="string">
            <text:p>Mitjans auxiliars</text:p>
          </table:table-cell>
          <table:table-cell/>
          <table:table-cell table:formula="of:=SUM([.H124:.H131])" office:value-type="float" office:value="26.27" calcext:value-type="float">
            <text:p>26,27</text:p>
          </table:table-cell>
          <table:table-cell table:formula="of:=[.G132]*[.C132]/100" office:value-type="float" office:value="0.5254" calcext:value-type="float">
            <text:p>0,5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24:.H132])" office:value-type="float" office:value="26.7954" calcext:value-type="float">
            <text:p>26,80</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1.5</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resa de corrent tipus ESB25-5a </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number-columns-repeated="4"/>
          <table:table-cell table:style-name="ce148" office:value-type="string" calcext:value-type="string" table:number-columns-spanned="4" table:number-rows-spanned="1">
            <text:p>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EBS</text:p>
          </table:table-cell>
          <table:table-cell office:value-type="float" office:value="1" calcext:value-type="float">
            <text:p>1,000</text:p>
          </table:table-cell>
          <table:table-cell table:formula="of:=INDEX([$'preus unitaris'.$D$1:.$G$115];MATCH([.B138];[$'preus unitaris'.$D$1:.$D$115];0);2)" office:value-type="string" office:string-value="ud" calcext:value-type="string">
            <text:p>ud</text:p>
          </table:table-cell>
          <table:table-cell table:formula="of:=INDEX([$'preus unitaris'.$D$1:.$G$115];MATCH([.B138];[$'preus unitaris'.$D$1:.$D$115];0);3)" office:value-type="string" office:string-value="Caixa encastar per a ESB25-5A" calcext:value-type="string">
            <text:p>Caixa encastar per a ESB25-5A</text:p>
          </table:table-cell>
          <table:table-cell/>
          <table:table-cell table:style-name="ce118" table:formula="of:=INDEX([$'preus unitaris'.$D$1:.$G$115];MATCH([.B138];[$'preus unitaris'.$D$1:.$D$115];0);4)" office:value-type="float" office:value="4.09" calcext:value-type="float">
            <text:p>4,09</text:p>
          </table:table-cell>
          <table:table-cell table:formula="of:=[.C138]*[.G138]" office:value-type="float" office:value="4.09" calcext:value-type="float">
            <text:p>4,09</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0" calcext:value-type="float">
            <text:p>10,000</text:p>
          </table:table-cell>
          <table:table-cell table:formula="of:=INDEX([$'preus unitaris'.$D$1:.$G$115];MATCH([.B139];[$'preus unitaris'.$D$1:.$D$115];0);2)" office:value-type="string" office:string-value="m" calcext:value-type="string">
            <text:p>m</text:p>
          </table:table-cell>
          <table:table-cell table:formula="of:=INDEX([$'preus unitaris'.$D$1:.$G$115];MATCH([.B139];[$'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39];[$'preus unitaris'.$D$1:.$D$115];0);4)" office:value-type="float" office:value="0.81" calcext:value-type="float">
            <text:p>0,81</text:p>
          </table:table-cell>
          <table:table-cell table:formula="of:=[.C139]*[.G139]" office:value-type="float" office:value="8.1" calcext:value-type="float">
            <text:p>8,10</text:p>
          </table:table-cell>
          <table:table-cell table:number-columns-repeated="10"/>
          <table:table-cell table:style-name="ce76" table:number-columns-repeated="16366"/>
        </table:table-row>
        <table:table-row table:style-name="ro2">
          <table:table-cell/>
          <table:table-cell table:style-name="ce6" office:value-type="string" calcext:value-type="string">
            <text:p>EBS</text:p>
          </table:table-cell>
          <table:table-cell office:value-type="float" office:value="1" calcext:value-type="float">
            <text:p>1,000</text:p>
          </table:table-cell>
          <table:table-cell table:formula="of:=INDEX([$'preus unitaris'.$D$1:.$G$115];MATCH([.B140];[$'preus unitaris'.$D$1:.$D$115];0);2)" office:value-type="string" office:string-value="ud" calcext:value-type="string">
            <text:p>ud</text:p>
          </table:table-cell>
          <table:table-cell table:formula="of:=INDEX([$'preus unitaris'.$D$1:.$G$115];MATCH([.B140];[$'preus unitaris'.$D$1:.$D$115];0);3)" office:value-type="string" office:string-value="Base endoll T.T. 25A JUNG o similar" calcext:value-type="string">
            <text:p>Base endoll T.T. 25A JUNG o similar</text:p>
          </table:table-cell>
          <table:table-cell/>
          <table:table-cell table:style-name="ce118" table:formula="of:=INDEX([$'preus unitaris'.$D$1:.$G$115];MATCH([.B140];[$'preus unitaris'.$D$1:.$D$115];0);4)" office:value-type="float" office:value="10.5" calcext:value-type="float">
            <text:p>10,50</text:p>
          </table:table-cell>
          <table:table-cell table:formula="of:=[.C140]*[.G140]" office:value-type="float" office:value="10.5" calcext:value-type="float">
            <text:p>10,50</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1" calcext:value-type="float">
            <text:p>1,000</text:p>
          </table:table-cell>
          <table:table-cell table:formula="of:=INDEX([$'preus unitaris'.$D$1:.$G$115];MATCH([.B141];[$'preus unitaris'.$D$1:.$D$115];0);2)" office:value-type="string" office:string-value="ud" calcext:value-type="string">
            <text:p>ud</text:p>
          </table:table-cell>
          <table:table-cell table:formula="of:=INDEX([$'preus unitaris'.$D$1:.$G$115];MATCH([.B141];[$'preus unitaris'.$D$1:.$D$115];0);3)" office:value-type="string" office:string-value="Embellidor" calcext:value-type="string">
            <text:p>Embellidor</text:p>
          </table:table-cell>
          <table:table-cell/>
          <table:table-cell table:style-name="ce118" table:formula="of:=INDEX([$'preus unitaris'.$D$1:.$G$115];MATCH([.B141];[$'preus unitaris'.$D$1:.$D$115];0);4)" office:value-type="float" office:value="3.11" calcext:value-type="float">
            <text:p>3,11</text:p>
          </table:table-cell>
          <table:table-cell table:formula="of:=[.C141]*[.G141]" office:value-type="float" office:value="3.11" calcext:value-type="float">
            <text:p>3,11</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6</text:p>
          </table:table-cell>
          <table:table-cell office:value-type="float" office:value="10" calcext:value-type="float">
            <text:p>10,000</text:p>
          </table:table-cell>
          <table:table-cell table:formula="of:=INDEX([$'preus unitaris'.$D$1:.$G$115];MATCH([.B142];[$'preus unitaris'.$D$1:.$D$115];0);2)" office:value-type="string" office:string-value="m" calcext:value-type="string">
            <text:p>m</text:p>
          </table:table-cell>
          <table:table-cell table:formula="of:=INDEX([$'preus unitaris'.$D$1:.$G$115];MATCH([.B142];[$'preus unitaris'.$D$1:.$D$115];0);3)" office:value-type="string" office:string-value="Cable 6 mm² H07ZK1" calcext:value-type="string">
            <text:p>Cable 6 mm² H07ZK1</text:p>
          </table:table-cell>
          <table:table-cell/>
          <table:table-cell table:style-name="ce118" table:formula="of:=INDEX([$'preus unitaris'.$D$1:.$G$115];MATCH([.B142];[$'preus unitaris'.$D$1:.$D$115];0);4)" office:value-type="float" office:value="1.4" calcext:value-type="float">
            <text:p>1,40</text:p>
          </table:table-cell>
          <table:table-cell table:formula="of:=[.C142]*[.G142]" office:value-type="float" office:value="14" calcext:value-type="float">
            <text:p>14,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43];[$'preus unitaris'.$D$1:.$D$115];0);2)" office:value-type="string" office:string-value="h" calcext:value-type="string">
            <text:p>h</text:p>
          </table:table-cell>
          <table:table-cell table:formula="of:=INDEX([$'preus unitaris'.$D$1:.$G$115];MATCH([.B143];[$'preus unitaris'.$D$1:.$D$115];0);3)" office:value-type="string" office:string-value="Peó electricista" calcext:value-type="string">
            <text:p>Peó electricista</text:p>
          </table:table-cell>
          <table:table-cell/>
          <table:table-cell table:style-name="ce118" table:formula="of:=INDEX([$'preus unitaris'.$D$1:.$G$115];MATCH([.B143];[$'preus unitaris'.$D$1:.$D$115];0);4)" office:value-type="float" office:value="0" calcext:value-type="float">
            <text:p>0,00</text:p>
          </table:table-cell>
          <table:table-cell table:formula="of:=[.C143]*[.G14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44];[$'preus unitaris'.$D$1:.$D$115];0);2)" office:value-type="string" office:string-value="h" calcext:value-type="string">
            <text:p>h</text:p>
          </table:table-cell>
          <table:table-cell table:formula="of:=INDEX([$'preus unitaris'.$D$1:.$G$115];MATCH([.B144];[$'preus unitaris'.$D$1:.$D$115];0);3)" office:value-type="string" office:string-value="Oficial 1a electricista" calcext:value-type="string">
            <text:p>Oficial 1a electricista</text:p>
          </table:table-cell>
          <table:table-cell table:style-name="ce155"/>
          <table:table-cell table:style-name="ce118" table:formula="of:=INDEX([$'preus unitaris'.$D$1:.$G$115];MATCH([.B144];[$'preus unitaris'.$D$1:.$D$115];0);4)" office:value-type="float" office:value="0" calcext:value-type="float">
            <text:p>0,00</text:p>
          </table:table-cell>
          <table:table-cell table:formula="of:=[.C144]*[.G144]"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45];[$'preus unitaris'.$D$1:.$D$115];0);2)" office:value-type="string" office:string-value="%" calcext:value-type="string">
            <text:p>%</text:p>
          </table:table-cell>
          <table:table-cell table:formula="of:=INDEX([$'preus unitaris'.$D$1:.$G$115];MATCH([.B145];[$'preus unitaris'.$D$1:.$D$115];0);3)" office:value-type="string" office:string-value="Mitjans auxiliars" calcext:value-type="string">
            <text:p>Mitjans auxiliars</text:p>
          </table:table-cell>
          <table:table-cell/>
          <table:table-cell table:formula="of:=SUM([.H138:.H144])" office:value-type="float" office:value="39.8" calcext:value-type="float">
            <text:p>39,80</text:p>
          </table:table-cell>
          <table:table-cell table:formula="of:=[.G145]*[.C145]/100" office:value-type="float" office:value="0.796" calcext:value-type="float">
            <text:p>0,80</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38:.H145])" office:value-type="float" office:value="40.596" calcext:value-type="float">
            <text:p>40,60</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76"/>
          <table:table-cell table:number-columns-repeated="9"/>
          <table:table-cell table:style-name="ce76" table:number-columns-repeated="16366"/>
        </table:table-row>
        <table:table-row table:style-name="ro2">
          <table:table-cell/>
          <table:table-cell table:style-name="ce125" office:value-type="string" calcext:value-type="string">
            <text:p>2.1.6</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Timbre</text:p>
          </table:table-cell>
          <table:covered-table-cell table:style-name="ce125"/>
          <table:table-cell table:style-name="ce55" table:number-columns-repeated="3"/>
          <table:table-cell table:number-columns-repeated="9"/>
          <table:table-cell table:style-name="ce76" table:number-columns-repeated="16366"/>
        </table:table-row>
        <table:table-row table:style-name="ro3">
          <table:table-cell table:number-columns-repeated="4"/>
          <table:table-cell table:style-name="ce148" office:value-type="string" calcext:value-type="string" table:number-columns-spanned="4" table:number-rows-spanned="1">
            <text:p>Timbre, de tensió assignada 230 V, format per mecanisme per a timbre amb 4 melodies, referència 8124.2, tapa amb perforacions, per a timbre, brunzidor i altaveu, de material termoplàstic, color blanc, sèrie Sky JUNG, referència 8529 BL i marc embellidor per a 1 element.</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2" calcext:value-type="float">
            <text:p>2,000</text:p>
          </table:table-cell>
          <table:table-cell table:formula="of:=INDEX([$'preus unitaris'.$D$1:.$G$115];MATCH([.B151];[$'preus unitaris'.$D$1:.$D$115];0);2)" office:value-type="string" office:string-value="ud" calcext:value-type="string">
            <text:p>ud</text:p>
          </table:table-cell>
          <table:table-cell table:formula="of:=INDEX([$'preus unitaris'.$D$1:.$G$115];MATCH([.B151];[$'preus unitaris'.$D$1:.$D$115];0);3)" office:value-type="string" office:string-value="Caixa universal 68x46" calcext:value-type="string">
            <text:p>Caixa universal 68x46</text:p>
          </table:table-cell>
          <table:table-cell/>
          <table:table-cell table:style-name="ce118" table:formula="of:=INDEX([$'preus unitaris'.$D$1:.$G$115];MATCH([.B151];[$'preus unitaris'.$D$1:.$D$115];0);4)" office:value-type="float" office:value="0.56" calcext:value-type="float">
            <text:p>0,56</text:p>
          </table:table-cell>
          <table:table-cell table:formula="of:=[.C151]*[.G151]" office:value-type="float" office:value="1.12" calcext:value-type="float">
            <text:p>1,12</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4" calcext:value-type="float">
            <text:p>4,000</text:p>
          </table:table-cell>
          <table:table-cell table:formula="of:=INDEX([$'preus unitaris'.$D$1:.$G$115];MATCH([.B152];[$'preus unitaris'.$D$1:.$D$115];0);2)" office:value-type="string" office:string-value="m" calcext:value-type="string">
            <text:p>m</text:p>
          </table:table-cell>
          <table:table-cell table:formula="of:=INDEX([$'preus unitaris'.$D$1:.$G$115];MATCH([.B152];[$'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52];[$'preus unitaris'.$D$1:.$D$115];0);4)" office:value-type="float" office:value="0.81" calcext:value-type="float">
            <text:p>0,81</text:p>
          </table:table-cell>
          <table:table-cell table:formula="of:=[.C152]*[.G152]" office:value-type="float" office:value="3.24" calcext:value-type="float">
            <text:p>3,24</text:p>
          </table:table-cell>
          <table:table-cell table:number-columns-repeated="10"/>
          <table:table-cell table:style-name="ce76" table:number-columns-repeated="16366"/>
        </table:table-row>
        <table:table-row table:style-name="ro2">
          <table:table-cell/>
          <table:table-cell table:style-name="ce6" office:value-type="string" calcext:value-type="string">
            <text:p>TIMB</text:p>
          </table:table-cell>
          <table:table-cell office:value-type="float" office:value="1" calcext:value-type="float">
            <text:p>1,000</text:p>
          </table:table-cell>
          <table:table-cell table:formula="of:=INDEX([$'preus unitaris'.$D$1:.$G$115];MATCH([.B153];[$'preus unitaris'.$D$1:.$D$115];0);2)" office:value-type="string" office:string-value="ud" calcext:value-type="string">
            <text:p>ud</text:p>
          </table:table-cell>
          <table:table-cell table:formula="of:=INDEX([$'preus unitaris'.$D$1:.$G$115];MATCH([.B153];[$'preus unitaris'.$D$1:.$D$115];0);3)" office:value-type="string" office:string-value="Mecanisme per a timbre" calcext:value-type="string">
            <text:p>Mecanisme per a timbre</text:p>
          </table:table-cell>
          <table:table-cell/>
          <table:table-cell table:style-name="ce118" table:formula="of:=INDEX([$'preus unitaris'.$D$1:.$G$115];MATCH([.B153];[$'preus unitaris'.$D$1:.$D$115];0);4)" office:value-type="float" office:value="57.38" calcext:value-type="float">
            <text:p>57,38</text:p>
          </table:table-cell>
          <table:table-cell table:formula="of:=[.C153]*[.G153]" office:value-type="float" office:value="57.38" calcext:value-type="float">
            <text:p>57,38</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2" calcext:value-type="float">
            <text:p>2,000</text:p>
          </table:table-cell>
          <table:table-cell table:formula="of:=INDEX([$'preus unitaris'.$D$1:.$G$115];MATCH([.B154];[$'preus unitaris'.$D$1:.$D$115];0);2)" office:value-type="string" office:string-value="ud" calcext:value-type="string">
            <text:p>ud</text:p>
          </table:table-cell>
          <table:table-cell table:formula="of:=INDEX([$'preus unitaris'.$D$1:.$G$115];MATCH([.B154];[$'preus unitaris'.$D$1:.$D$115];0);3)" office:value-type="string" office:string-value="Embellidor" calcext:value-type="string">
            <text:p>Embellidor</text:p>
          </table:table-cell>
          <table:table-cell/>
          <table:table-cell table:style-name="ce118" table:formula="of:=INDEX([$'preus unitaris'.$D$1:.$G$115];MATCH([.B154];[$'preus unitaris'.$D$1:.$D$115];0);4)" office:value-type="float" office:value="3.11" calcext:value-type="float">
            <text:p>3,11</text:p>
          </table:table-cell>
          <table:table-cell table:formula="of:=[.C154]*[.G154]" office:value-type="float" office:value="6.22" calcext:value-type="float">
            <text:p>6,22</text:p>
          </table:table-cell>
          <table:table-cell table:number-columns-repeated="10"/>
          <table:table-cell table:style-name="ce76" table:number-columns-repeated="16366"/>
        </table:table-row>
        <table:table-row table:style-name="ro2">
          <table:table-cell/>
          <table:table-cell table:style-name="ce6" office:value-type="string" calcext:value-type="string">
            <text:p>POLS</text:p>
          </table:table-cell>
          <table:table-cell office:value-type="float" office:value="1" calcext:value-type="float">
            <text:p>1,000</text:p>
          </table:table-cell>
          <table:table-cell table:formula="of:=INDEX([$'preus unitaris'.$D$1:.$G$115];MATCH([.B155];[$'preus unitaris'.$D$1:.$D$115];0);2)" office:value-type="string" office:string-value="ud" calcext:value-type="string">
            <text:p>ud</text:p>
          </table:table-cell>
          <table:table-cell table:formula="of:=INDEX([$'preus unitaris'.$D$1:.$G$115];MATCH([.B155];[$'preus unitaris'.$D$1:.$D$115];0);3)" office:value-type="string" office:string-value="Polsador simple" calcext:value-type="string">
            <text:p>Polsador simple</text:p>
          </table:table-cell>
          <table:table-cell/>
          <table:table-cell table:style-name="ce118" table:formula="of:=INDEX([$'preus unitaris'.$D$1:.$G$115];MATCH([.B155];[$'preus unitaris'.$D$1:.$D$115];0);4)" office:value-type="float" office:value="28" calcext:value-type="float">
            <text:p>28,00</text:p>
          </table:table-cell>
          <table:table-cell table:formula="of:=[.C155]*[.G155]" office:value-type="float" office:value="28" calcext:value-type="float">
            <text:p>28,00</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5" calcext:value-type="float">
            <text:p>5,000</text:p>
          </table:table-cell>
          <table:table-cell table:formula="of:=INDEX([$'preus unitaris'.$D$1:.$G$115];MATCH([.B156];[$'preus unitaris'.$D$1:.$D$115];0);2)" office:value-type="string" office:string-value="m" calcext:value-type="string">
            <text:p>m</text:p>
          </table:table-cell>
          <table:table-cell table:formula="of:=INDEX([$'preus unitaris'.$D$1:.$G$115];MATCH([.B156];[$'preus unitaris'.$D$1:.$D$115];0);3)" office:value-type="string" office:string-value="Cable 1,5 mm² H07Z1-K (AS) 750 / 1 kV" calcext:value-type="string">
            <text:p>Cable 1,5 mm² H07Z1-K (AS) 750 / 1 kV</text:p>
          </table:table-cell>
          <table:table-cell/>
          <table:table-cell table:style-name="ce118" table:formula="of:=INDEX([$'preus unitaris'.$D$1:.$G$115];MATCH([.B156];[$'preus unitaris'.$D$1:.$D$115];0);4)" office:value-type="float" office:value="0.553" calcext:value-type="float">
            <text:p>0,55</text:p>
          </table:table-cell>
          <table:table-cell table:formula="of:=[.C156]*[.G156]" office:value-type="float" office:value="2.765" calcext:value-type="float">
            <text:p>2,77</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3" calcext:value-type="float">
            <text:p>0,300</text:p>
          </table:table-cell>
          <table:table-cell table:formula="of:=INDEX([$'preus unitaris'.$D$1:.$G$115];MATCH([.B157];[$'preus unitaris'.$D$1:.$D$115];0);2)" office:value-type="string" office:string-value="h" calcext:value-type="string">
            <text:p>h</text:p>
          </table:table-cell>
          <table:table-cell table:formula="of:=INDEX([$'preus unitaris'.$D$1:.$G$115];MATCH([.B157];[$'preus unitaris'.$D$1:.$D$115];0);3)" office:value-type="string" office:string-value="Peó electricista" calcext:value-type="string">
            <text:p>Peó electricista</text:p>
          </table:table-cell>
          <table:table-cell/>
          <table:table-cell table:style-name="ce118" table:formula="of:=INDEX([$'preus unitaris'.$D$1:.$G$115];MATCH([.B157];[$'preus unitaris'.$D$1:.$D$115];0);4)" office:value-type="float" office:value="0" calcext:value-type="float">
            <text:p>0,00</text:p>
          </table:table-cell>
          <table:table-cell table:formula="of:=[.C157]*[.G157]"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4" calcext:value-type="float">
            <text:p>0,400</text:p>
          </table:table-cell>
          <table:table-cell table:formula="of:=INDEX([$'preus unitaris'.$D$1:.$G$115];MATCH([.B158];[$'preus unitaris'.$D$1:.$D$115];0);2)" office:value-type="string" office:string-value="h" calcext:value-type="string">
            <text:p>h</text:p>
          </table:table-cell>
          <table:table-cell table:formula="of:=INDEX([$'preus unitaris'.$D$1:.$G$115];MATCH([.B158];[$'preus unitaris'.$D$1:.$D$115];0);3)" office:value-type="string" office:string-value="Oficial 1a electricista" calcext:value-type="string">
            <text:p>Oficial 1a electricista</text:p>
          </table:table-cell>
          <table:table-cell table:style-name="ce155"/>
          <table:table-cell table:style-name="ce118" table:formula="of:=INDEX([$'preus unitaris'.$D$1:.$G$115];MATCH([.B158];[$'preus unitaris'.$D$1:.$D$115];0);4)" office:value-type="float" office:value="0" calcext:value-type="float">
            <text:p>0,00</text:p>
          </table:table-cell>
          <table:table-cell table:formula="of:=[.C158]*[.G158]"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59];[$'preus unitaris'.$D$1:.$D$115];0);2)" office:value-type="string" office:string-value="%" calcext:value-type="string">
            <text:p>%</text:p>
          </table:table-cell>
          <table:table-cell table:formula="of:=INDEX([$'preus unitaris'.$D$1:.$G$115];MATCH([.B159];[$'preus unitaris'.$D$1:.$D$115];0);3)" office:value-type="string" office:string-value="Mitjans auxiliars" calcext:value-type="string">
            <text:p>Mitjans auxiliars</text:p>
          </table:table-cell>
          <table:table-cell/>
          <table:table-cell table:formula="of:=SUM([.H151:.H158])" office:value-type="float" office:value="98.725" calcext:value-type="float">
            <text:p>98,73</text:p>
          </table:table-cell>
          <table:table-cell table:formula="of:=[.G159]*[.C159]/100" office:value-type="float" office:value="1.9745" calcext:value-type="float">
            <text:p>1,97</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51:.H159])" office:value-type="float" office:value="100.6995" calcext:value-type="float">
            <text:p>100,70</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125" office:value-type="string" calcext:value-type="string">
            <text:p>2.1.7</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Polsador</text:p>
          </table:table-cell>
          <table:covered-table-cell table:style-name="ce125"/>
          <table:table-cell table:style-name="ce55" table:number-columns-repeated="3"/>
          <table:table-cell table:number-columns-repeated="9"/>
          <table:table-cell table:style-name="ce76" table:number-columns-repeated="16366"/>
        </table:table-row>
        <table:table-row table:style-name="ro8">
          <table:table-cell table:number-columns-repeated="4"/>
          <table:table-cell table:style-name="ce150" office:value-type="string" calcext:value-type="string" table:number-columns-spanned="4" table:number-rows-spanned="1">
            <text:p>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text:p>
          </table:table-cell>
          <table:covered-table-cell table:number-columns-repeated="3"/>
          <table:table-cell table:number-columns-repeated="10"/>
          <table:table-cell table:style-name="ce76" table:number-columns-repeated="16366"/>
        </table:table-row>
        <table:table-row table:style-name="ro2">
          <table:table-cell/>
          <table:table-cell table:style-name="ce129" office:value-type="string" calcext:value-type="string">
            <text:p>CAENC_68x46</text:p>
          </table:table-cell>
          <table:table-cell office:value-type="float" office:value="1" calcext:value-type="float">
            <text:p>1,000</text:p>
          </table:table-cell>
          <table:table-cell table:formula="of:=INDEX([$'preus unitaris'.$D$1:.$G$115];MATCH([.B165];[$'preus unitaris'.$D$1:.$D$115];0);2)" office:value-type="string" office:string-value="ud" calcext:value-type="string">
            <text:p>ud</text:p>
          </table:table-cell>
          <table:table-cell table:formula="of:=INDEX([$'preus unitaris'.$D$1:.$G$115];MATCH([.B165];[$'preus unitaris'.$D$1:.$D$115];0);3)" office:value-type="string" office:string-value="Caixa universal 68x46" calcext:value-type="string">
            <text:p>Caixa universal 68x46</text:p>
          </table:table-cell>
          <table:table-cell/>
          <table:table-cell table:style-name="ce118" table:formula="of:=INDEX([$'preus unitaris'.$D$1:.$G$115];MATCH([.B165];[$'preus unitaris'.$D$1:.$D$115];0);4)" office:value-type="float" office:value="0.56" calcext:value-type="float">
            <text:p>0,56</text:p>
          </table:table-cell>
          <table:table-cell table:formula="of:=[.C165]*[.G165]" office:value-type="float" office:value="0.56" calcext:value-type="float">
            <text:p>0,56</text:p>
          </table:table-cell>
          <table:table-cell table:number-columns-repeated="10"/>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5" calcext:value-type="float">
            <text:p>5,000</text:p>
          </table:table-cell>
          <table:table-cell table:formula="of:=INDEX([$'preus unitaris'.$D$1:.$G$115];MATCH([.B166];[$'preus unitaris'.$D$1:.$D$115];0);2)" office:value-type="string" office:string-value="m" calcext:value-type="string">
            <text:p>m</text:p>
          </table:table-cell>
          <table:table-cell table:formula="of:=INDEX([$'preus unitaris'.$D$1:.$G$115];MATCH([.B166];[$'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66];[$'preus unitaris'.$D$1:.$D$115];0);4)" office:value-type="float" office:value="0.81" calcext:value-type="float">
            <text:p>0,81</text:p>
          </table:table-cell>
          <table:table-cell table:formula="of:=[.C166]*[.G166]" office:value-type="float" office:value="4.05" calcext:value-type="float">
            <text:p>4,05</text:p>
          </table:table-cell>
          <table:table-cell table:number-columns-repeated="10"/>
          <table:table-cell table:style-name="ce76" table:number-columns-repeated="16366"/>
        </table:table-row>
        <table:table-row table:style-name="ro2">
          <table:table-cell/>
          <table:table-cell table:style-name="ce6" office:value-type="string" calcext:value-type="string">
            <text:p>POLS</text:p>
          </table:table-cell>
          <table:table-cell office:value-type="float" office:value="1" calcext:value-type="float">
            <text:p>1,000</text:p>
          </table:table-cell>
          <table:table-cell table:formula="of:=INDEX([$'preus unitaris'.$D$1:.$G$115];MATCH([.B167];[$'preus unitaris'.$D$1:.$D$115];0);2)" office:value-type="string" office:string-value="ud" calcext:value-type="string">
            <text:p>ud</text:p>
          </table:table-cell>
          <table:table-cell table:formula="of:=INDEX([$'preus unitaris'.$D$1:.$G$115];MATCH([.B167];[$'preus unitaris'.$D$1:.$D$115];0);3)" office:value-type="string" office:string-value="Polsador simple" calcext:value-type="string">
            <text:p>Polsador simple</text:p>
          </table:table-cell>
          <table:table-cell/>
          <table:table-cell table:style-name="ce118" table:formula="of:=INDEX([$'preus unitaris'.$D$1:.$G$115];MATCH([.B167];[$'preus unitaris'.$D$1:.$D$115];0);4)" office:value-type="float" office:value="28" calcext:value-type="float">
            <text:p>28,00</text:p>
          </table:table-cell>
          <table:table-cell table:formula="of:=[.C167]*[.G167]" office:value-type="float" office:value="28" calcext:value-type="float">
            <text:p>28,00</text:p>
          </table:table-cell>
          <table:table-cell table:number-columns-repeated="10"/>
          <table:table-cell table:style-name="ce76" table:number-columns-repeated="16366"/>
        </table:table-row>
        <table:table-row table:style-name="ro2">
          <table:table-cell/>
          <table:table-cell table:style-name="ce6" office:value-type="string" calcext:value-type="string">
            <text:p>TEC_POLS</text:p>
          </table:table-cell>
          <table:table-cell office:value-type="float" office:value="1" calcext:value-type="float">
            <text:p>1,000</text:p>
          </table:table-cell>
          <table:table-cell table:formula="of:=INDEX([$'preus unitaris'.$D$1:.$G$115];MATCH([.B168];[$'preus unitaris'.$D$1:.$D$115];0);2)" office:value-type="string" office:string-value="ud" calcext:value-type="string">
            <text:p>ud</text:p>
          </table:table-cell>
          <table:table-cell table:formula="of:=INDEX([$'preus unitaris'.$D$1:.$G$115];MATCH([.B168];[$'preus unitaris'.$D$1:.$D$115];0);3)" office:value-type="string" office:string-value="Tecla per a Polsador amb símbol de làmpada" calcext:value-type="string">
            <text:p>Tecla per a Polsador amb símbol de làmpada</text:p>
          </table:table-cell>
          <table:table-cell/>
          <table:table-cell table:style-name="ce118" table:formula="of:=INDEX([$'preus unitaris'.$D$1:.$G$115];MATCH([.B168];[$'preus unitaris'.$D$1:.$D$115];0);4)" office:value-type="float" office:value="6.21" calcext:value-type="float">
            <text:p>6,21</text:p>
          </table:table-cell>
          <table:table-cell table:formula="of:=[.C168]*[.G168]" office:value-type="float" office:value="6.21" calcext:value-type="float">
            <text:p>6,21</text:p>
          </table:table-cell>
          <table:table-cell table:number-columns-repeated="10"/>
          <table:table-cell table:style-name="ce76" table:number-columns-repeated="16366"/>
        </table:table-row>
        <table:table-row table:style-name="ro2">
          <table:table-cell/>
          <table:table-cell table:style-name="ce6" office:value-type="string" calcext:value-type="string">
            <text:p>EMB</text:p>
          </table:table-cell>
          <table:table-cell office:value-type="float" office:value="1" calcext:value-type="float">
            <text:p>1,000</text:p>
          </table:table-cell>
          <table:table-cell table:formula="of:=INDEX([$'preus unitaris'.$D$1:.$G$115];MATCH([.B169];[$'preus unitaris'.$D$1:.$D$115];0);2)" office:value-type="string" office:string-value="ud" calcext:value-type="string">
            <text:p>ud</text:p>
          </table:table-cell>
          <table:table-cell table:formula="of:=INDEX([$'preus unitaris'.$D$1:.$G$115];MATCH([.B169];[$'preus unitaris'.$D$1:.$D$115];0);3)" office:value-type="string" office:string-value="Embellidor" calcext:value-type="string">
            <text:p>Embellidor</text:p>
          </table:table-cell>
          <table:table-cell/>
          <table:table-cell table:style-name="ce118" table:formula="of:=INDEX([$'preus unitaris'.$D$1:.$G$115];MATCH([.B169];[$'preus unitaris'.$D$1:.$D$115];0);4)" office:value-type="float" office:value="3.11" calcext:value-type="float">
            <text:p>3,11</text:p>
          </table:table-cell>
          <table:table-cell table:formula="of:=[.C169]*[.G169]" office:value-type="float" office:value="3.11" calcext:value-type="float">
            <text:p>3,11</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5" calcext:value-type="float">
            <text:p>5,000</text:p>
          </table:table-cell>
          <table:table-cell table:formula="of:=INDEX([$'preus unitaris'.$D$1:.$G$115];MATCH([.B170];[$'preus unitaris'.$D$1:.$D$115];0);2)" office:value-type="string" office:string-value="m" calcext:value-type="string">
            <text:p>m</text:p>
          </table:table-cell>
          <table:table-cell table:formula="of:=INDEX([$'preus unitaris'.$D$1:.$G$115];MATCH([.B170];[$'preus unitaris'.$D$1:.$D$115];0);3)" office:value-type="string" office:string-value="Cable 1,5 mm² H07Z1-K (AS) 750 / 1 kV" calcext:value-type="string">
            <text:p>Cable 1,5 mm² H07Z1-K (AS) 750 / 1 kV</text:p>
          </table:table-cell>
          <table:table-cell/>
          <table:table-cell table:style-name="ce118" table:formula="of:=INDEX([$'preus unitaris'.$D$1:.$G$115];MATCH([.B170];[$'preus unitaris'.$D$1:.$D$115];0);4)" office:value-type="float" office:value="0.553" calcext:value-type="float">
            <text:p>0,55</text:p>
          </table:table-cell>
          <table:table-cell table:formula="of:=[.C170]*[.G170]" office:value-type="float" office:value="2.765" calcext:value-type="float">
            <text:p>2,77</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71];[$'preus unitaris'.$D$1:.$D$115];0);2)" office:value-type="string" office:string-value="h" calcext:value-type="string">
            <text:p>h</text:p>
          </table:table-cell>
          <table:table-cell table:formula="of:=INDEX([$'preus unitaris'.$D$1:.$G$115];MATCH([.B171];[$'preus unitaris'.$D$1:.$D$115];0);3)" office:value-type="string" office:string-value="Peó electricista" calcext:value-type="string">
            <text:p>Peó electricista</text:p>
          </table:table-cell>
          <table:table-cell/>
          <table:table-cell table:style-name="ce118" table:formula="of:=INDEX([$'preus unitaris'.$D$1:.$G$115];MATCH([.B171];[$'preus unitaris'.$D$1:.$D$115];0);4)" office:value-type="float" office:value="0" calcext:value-type="float">
            <text:p>0,00</text:p>
          </table:table-cell>
          <table:table-cell table:formula="of:=[.C171]*[.G171]"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72];[$'preus unitaris'.$D$1:.$D$115];0);2)" office:value-type="string" office:string-value="h" calcext:value-type="string">
            <text:p>h</text:p>
          </table:table-cell>
          <table:table-cell table:formula="of:=INDEX([$'preus unitaris'.$D$1:.$G$115];MATCH([.B172];[$'preus unitaris'.$D$1:.$D$115];0);3)" office:value-type="string" office:string-value="Oficial 1a electricista" calcext:value-type="string">
            <text:p>Oficial 1a electricista</text:p>
          </table:table-cell>
          <table:table-cell table:style-name="ce155"/>
          <table:table-cell table:style-name="ce118" table:formula="of:=INDEX([$'preus unitaris'.$D$1:.$G$115];MATCH([.B172];[$'preus unitaris'.$D$1:.$D$115];0);4)" office:value-type="float" office:value="0" calcext:value-type="float">
            <text:p>0,00</text:p>
          </table:table-cell>
          <table:table-cell table:formula="of:=[.C172]*[.G172]"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73];[$'preus unitaris'.$D$1:.$D$115];0);2)" office:value-type="string" office:string-value="%" calcext:value-type="string">
            <text:p>%</text:p>
          </table:table-cell>
          <table:table-cell table:formula="of:=INDEX([$'preus unitaris'.$D$1:.$G$115];MATCH([.B173];[$'preus unitaris'.$D$1:.$D$115];0);3)" office:value-type="string" office:string-value="Mitjans auxiliars" calcext:value-type="string">
            <text:p>Mitjans auxiliars</text:p>
          </table:table-cell>
          <table:table-cell/>
          <table:table-cell table:formula="of:=SUM([.H165:.H172])" office:value-type="float" office:value="44.695" calcext:value-type="float">
            <text:p>44,70</text:p>
          </table:table-cell>
          <table:table-cell table:formula="of:=[.G173]*[.C173]/100" office:value-type="float" office:value="0.8939" calcext:value-type="float">
            <text:p>0,89</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165:.H173])" office:value-type="float" office:value="45.5889" calcext:value-type="float">
            <text:p>45,59</text:p>
          </table:table-cell>
          <table:table-cell table:number-columns-repeated="9"/>
          <table:table-cell table:style-name="ce76" table:number-columns-repeated="16366"/>
        </table:table-row>
        <table:table-row table:style-name="ro2">
          <table:table-cell table:number-columns-repeated="5"/>
          <table:table-cell table:style-name="ce52"/>
          <table:table-cell table:number-columns-repeated="2"/>
          <table:table-cell table:style-name="ce169"/>
          <table:table-cell table:number-columns-repeated="9"/>
          <table:table-cell table:style-name="ce76" table:number-columns-repeated="16366"/>
        </table:table-row>
        <table:table-row table:style-name="ro2">
          <table:table-cell/>
          <table:table-cell table:style-name="ce35" office:value-type="string" calcext:value-type="string" table:number-columns-spanned="8" table:number-rows-spanned="1">
            <text:p>2.2.0 CABLEJAT</text:p>
          </table:table-cell>
          <table:covered-table-cell table:number-columns-repeated="7"/>
          <table:table-cell table:number-columns-repeated="9"/>
          <table:table-cell table:style-name="ce76" table:number-columns-repeated="16366"/>
        </table:table-row>
        <table:table-row table:style-name="ro2">
          <table:table-cell/>
          <table:table-cell table:style-name="ce130" office:value-type="string" calcext:value-type="string">
            <text:p>2.2.1</text:p>
          </table:table-cell>
          <table:table-cell table:style-name="ce125"/>
          <table:table-cell table:style-name="ce125" office:value-type="string" calcext:value-type="string">
            <text:p>m</text:p>
          </table:table-cell>
          <table:table-cell table:style-name="ce125" office:value-type="string" calcext:value-type="string">
            <text:p>Cablejat <text:s/>2x1,5 + 1,5 mm² </text:p>
          </table:table-cell>
          <table:table-cell table:style-name="ce125" table:number-columns-repeated="3"/>
          <table:table-cell table:style-name="ce76"/>
          <table:table-cell table:number-columns-repeated="9"/>
          <table:table-cell table:style-name="ce76" table:number-columns-repeated="16366"/>
        </table:table-row>
        <table:table-row table:style-name="ro3">
          <table:table-cell/>
          <table:table-cell table:style-name="ce131"/>
          <table:table-cell table:style-name="ce76"/>
          <table:table-cell/>
          <table:table-cell table:style-name="ce116" office:value-type="string" calcext:value-type="string" table:number-columns-spanned="4" table:number-rows-spanned="1">
            <text:p>Instal·lació d'un metre de cablejat H07Z1-K 1,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H07Z1-K_1_5</text:p>
          </table:table-cell>
          <table:table-cell office:value-type="float" office:value="5" calcext:value-type="float">
            <text:p>5,000</text:p>
          </table:table-cell>
          <table:table-cell table:formula="of:=INDEX([$'preus unitaris'.$D$1:.$G$115];MATCH([.B180];[$'preus unitaris'.$D$1:.$D$115];0);2)" office:value-type="string" office:string-value="m" calcext:value-type="string">
            <text:p>m</text:p>
          </table:table-cell>
          <table:table-cell table:formula="of:=INDEX([$'preus unitaris'.$D$1:.$G$115];MATCH([.B180];[$'preus unitaris'.$D$1:.$D$115];0);3)" office:value-type="string" office:string-value="Cable 1,5 mm² H07Z1-K (AS) 750 / 1 kV" calcext:value-type="string">
            <text:p>Cable 1,5 mm² H07Z1-K (AS) 750 / 1 kV</text:p>
          </table:table-cell>
          <table:table-cell/>
          <table:table-cell table:style-name="ce118" table:formula="of:=INDEX([$'preus unitaris'.$D$1:.$G$115];MATCH([.B180];[$'preus unitaris'.$D$1:.$D$115];0);4)" office:value-type="float" office:value="0.553" calcext:value-type="float">
            <text:p>0,55</text:p>
          </table:table-cell>
          <table:table-cell table:formula="of:=[.C180]*[.G180]" office:value-type="float" office:value="2.765" calcext:value-type="float">
            <text:p>2,77</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5];MATCH([.B181];[$'preus unitaris'.$D$1:.$D$115];0);2)" office:value-type="string" office:string-value="m" calcext:value-type="string">
            <text:p>m</text:p>
          </table:table-cell>
          <table:table-cell table:formula="of:=INDEX([$'preus unitaris'.$D$1:.$G$115];MATCH([.B181];[$'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81];[$'preus unitaris'.$D$1:.$D$115];0);4)" office:value-type="float" office:value="0.81" calcext:value-type="float">
            <text:p>0,81</text:p>
          </table:table-cell>
          <table:table-cell table:formula="of:=[.C181]*[.G18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82];[$'preus unitaris'.$D$1:.$D$115];0);2)" office:value-type="string" office:string-value="h" calcext:value-type="string">
            <text:p>h</text:p>
          </table:table-cell>
          <table:table-cell table:formula="of:=INDEX([$'preus unitaris'.$D$1:.$G$115];MATCH([.B182];[$'preus unitaris'.$D$1:.$D$115];0);3)" office:value-type="string" office:string-value="Peó electricista" calcext:value-type="string">
            <text:p>Peó electricista</text:p>
          </table:table-cell>
          <table:table-cell/>
          <table:table-cell table:style-name="ce118" table:formula="of:=INDEX([$'preus unitaris'.$D$1:.$G$115];MATCH([.B182];[$'preus unitaris'.$D$1:.$D$115];0);4)" office:value-type="float" office:value="0" calcext:value-type="float">
            <text:p>0,00</text:p>
          </table:table-cell>
          <table:table-cell table:formula="of:=[.C182]*[.G18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83];[$'preus unitaris'.$D$1:.$D$115];0);2)" office:value-type="string" office:string-value="h" calcext:value-type="string">
            <text:p>h</text:p>
          </table:table-cell>
          <table:table-cell table:formula="of:=INDEX([$'preus unitaris'.$D$1:.$G$115];MATCH([.B183];[$'preus unitaris'.$D$1:.$D$115];0);3)" office:value-type="string" office:string-value="Oficial 1a electricista" calcext:value-type="string">
            <text:p>Oficial 1a electricista</text:p>
          </table:table-cell>
          <table:table-cell table:style-name="ce155"/>
          <table:table-cell table:style-name="ce118" table:formula="of:=INDEX([$'preus unitaris'.$D$1:.$G$115];MATCH([.B183];[$'preus unitaris'.$D$1:.$D$115];0);4)" office:value-type="float" office:value="0" calcext:value-type="float">
            <text:p>0,00</text:p>
          </table:table-cell>
          <table:table-cell table:formula="of:=[.C183]*[.G183]"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84];[$'preus unitaris'.$D$1:.$D$115];0);2)" office:value-type="string" office:string-value="%" calcext:value-type="string">
            <text:p>%</text:p>
          </table:table-cell>
          <table:table-cell table:formula="of:=INDEX([$'preus unitaris'.$D$1:.$G$115];MATCH([.B184];[$'preus unitaris'.$D$1:.$D$115];0);3)" office:value-type="string" office:string-value="Mitjans auxiliars" calcext:value-type="string">
            <text:p>Mitjans auxiliars</text:p>
          </table:table-cell>
          <table:table-cell/>
          <table:table-cell table:formula="of:=SUM([.H180:.H183])" office:value-type="float" office:value="3.575" calcext:value-type="float">
            <text:p>3,58</text:p>
          </table:table-cell>
          <table:table-cell table:style-name="ce166" table:formula="of:=[.C184]/100*[.G184]" office:value-type="float" office:value="0.0715" calcext:value-type="float">
            <text:p>0,07</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52" office:value-type="string" calcext:value-type="string" table:number-columns-spanned="3" table:number-rows-spanned="1">
            <text:p>TOTAL PARTIDA………………………….…………</text:p>
          </table:table-cell>
          <table:covered-table-cell table:number-columns-repeated="2"/>
          <table:table-cell table:style-name="ce177" table:formula="of:=SUM([.H180:.H184])" office:value-type="float" office:value="3.6465" calcext:value-type="float">
            <text:p>3,65</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2.2</text:p>
          </table:table-cell>
          <table:table-cell table:style-name="ce125"/>
          <table:table-cell table:style-name="ce125" office:value-type="string" calcext:value-type="string">
            <text:p>m</text:p>
          </table:table-cell>
          <table:table-cell table:style-name="ce125" office:value-type="string" calcext:value-type="string">
            <text:p>Cablejat 2x2,5 + 2,5 mm² </text:p>
          </table:table-cell>
          <table:table-cell table:style-name="ce125" table:number-columns-repeated="3"/>
          <table:table-cell table:style-name="ce76"/>
          <table:table-cell table:number-columns-repeated="9"/>
          <table:table-cell table:style-name="ce76" table:number-columns-repeated="16366"/>
        </table:table-row>
        <table:table-row table:style-name="ro3">
          <table:table-cell/>
          <table:table-cell table:style-name="ce131"/>
          <table:table-cell table:style-name="ce76"/>
          <table:table-cell/>
          <table:table-cell table:style-name="ce116" office:value-type="string" calcext:value-type="string" table:number-columns-spanned="4" table:number-rows-spanned="1">
            <text:p>Instal·lació d'un metre de cablejat H07Z1-K 2,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H07Z1-K_2_5</text:p>
          </table:table-cell>
          <table:table-cell office:value-type="float" office:value="5" calcext:value-type="float">
            <text:p>5,000</text:p>
          </table:table-cell>
          <table:table-cell table:formula="of:=INDEX([$'preus unitaris'.$D$1:.$G$115];MATCH([.B190];[$'preus unitaris'.$D$1:.$D$115];0);2)" office:value-type="string" office:string-value="m" calcext:value-type="string">
            <text:p>m</text:p>
          </table:table-cell>
          <table:table-cell table:formula="of:=INDEX([$'preus unitaris'.$D$1:.$G$115];MATCH([.B190];[$'preus unitaris'.$D$1:.$D$115];0);3)" office:value-type="string" office:string-value="Cable 2,5 mm² H07Z1-K (AS) 750 / 1 kV" calcext:value-type="string">
            <text:p>Cable 2,5 mm² H07Z1-K (AS) 750 / 1 kV</text:p>
          </table:table-cell>
          <table:table-cell/>
          <table:table-cell table:style-name="ce118" table:formula="of:=INDEX([$'preus unitaris'.$D$1:.$G$115];MATCH([.B190];[$'preus unitaris'.$D$1:.$D$115];0);4)" office:value-type="float" office:value="0.906" calcext:value-type="float">
            <text:p>0,91</text:p>
          </table:table-cell>
          <table:table-cell table:formula="of:=[.C190]*[.G190]" office:value-type="float" office:value="4.53" calcext:value-type="float">
            <text:p>4,53</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5];MATCH([.B191];[$'preus unitaris'.$D$1:.$D$115];0);2)" office:value-type="string" office:string-value="m" calcext:value-type="string">
            <text:p>m</text:p>
          </table:table-cell>
          <table:table-cell table:formula="of:=INDEX([$'preus unitaris'.$D$1:.$G$115];MATCH([.B191];[$'preus unitaris'.$D$1:.$D$115];0);3)" office:value-type="string" office:string-value="Tub corrugat 2221 de diàmetre 20 mm" calcext:value-type="string">
            <text:p>Tub corrugat 2221 de diàmetre 20 mm</text:p>
          </table:table-cell>
          <table:table-cell/>
          <table:table-cell table:style-name="ce118" table:formula="of:=INDEX([$'preus unitaris'.$D$1:.$G$115];MATCH([.B191];[$'preus unitaris'.$D$1:.$D$115];0);4)" office:value-type="float" office:value="0.81" calcext:value-type="float">
            <text:p>0,81</text:p>
          </table:table-cell>
          <table:table-cell table:formula="of:=[.C191]*[.G19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192];[$'preus unitaris'.$D$1:.$D$115];0);2)" office:value-type="string" office:string-value="h" calcext:value-type="string">
            <text:p>h</text:p>
          </table:table-cell>
          <table:table-cell table:formula="of:=INDEX([$'preus unitaris'.$D$1:.$G$115];MATCH([.B192];[$'preus unitaris'.$D$1:.$D$115];0);3)" office:value-type="string" office:string-value="Peó electricista" calcext:value-type="string">
            <text:p>Peó electricista</text:p>
          </table:table-cell>
          <table:table-cell/>
          <table:table-cell table:style-name="ce118" table:formula="of:=INDEX([$'preus unitaris'.$D$1:.$G$115];MATCH([.B192];[$'preus unitaris'.$D$1:.$D$115];0);4)" office:value-type="float" office:value="0" calcext:value-type="float">
            <text:p>0,00</text:p>
          </table:table-cell>
          <table:table-cell table:formula="of:=[.C192]*[.G19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193];[$'preus unitaris'.$D$1:.$D$115];0);2)" office:value-type="string" office:string-value="h" calcext:value-type="string">
            <text:p>h</text:p>
          </table:table-cell>
          <table:table-cell table:formula="of:=INDEX([$'preus unitaris'.$D$1:.$G$115];MATCH([.B193];[$'preus unitaris'.$D$1:.$D$115];0);3)" office:value-type="string" office:string-value="Oficial 1a electricista" calcext:value-type="string">
            <text:p>Oficial 1a electricista</text:p>
          </table:table-cell>
          <table:table-cell table:style-name="ce155"/>
          <table:table-cell table:style-name="ce118" table:formula="of:=INDEX([$'preus unitaris'.$D$1:.$G$115];MATCH([.B193];[$'preus unitaris'.$D$1:.$D$115];0);4)" office:value-type="float" office:value="0" calcext:value-type="float">
            <text:p>0,00</text:p>
          </table:table-cell>
          <table:table-cell table:formula="of:=[.C193]*[.G193]"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194];[$'preus unitaris'.$D$1:.$D$115];0);2)" office:value-type="string" office:string-value="%" calcext:value-type="string">
            <text:p>%</text:p>
          </table:table-cell>
          <table:table-cell table:formula="of:=INDEX([$'preus unitaris'.$D$1:.$G$115];MATCH([.B194];[$'preus unitaris'.$D$1:.$D$115];0);3)" office:value-type="string" office:string-value="Mitjans auxiliars" calcext:value-type="string">
            <text:p>Mitjans auxiliars</text:p>
          </table:table-cell>
          <table:table-cell/>
          <table:table-cell table:formula="of:=SUM([.H190:.H193])" office:value-type="float" office:value="5.34" calcext:value-type="float">
            <text:p>5,34</text:p>
          </table:table-cell>
          <table:table-cell table:style-name="ce166" table:formula="of:=[.C194]/100*[.G194]" office:value-type="float" office:value="0.1068" calcext:value-type="float">
            <text:p>0,11</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52" office:value-type="string" calcext:value-type="string" table:number-columns-spanned="3" table:number-rows-spanned="1">
            <text:p>TOTAL PARTIDA………………………….…………</text:p>
          </table:table-cell>
          <table:covered-table-cell table:number-columns-repeated="2"/>
          <table:table-cell table:style-name="ce177" table:formula="of:=SUM([.H190:.H194])" office:value-type="float" office:value="5.4468" calcext:value-type="float">
            <text:p>5,45</text:p>
          </table:table-cell>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3"/>
          <table:table-cell table:style-name="ce76" table:number-columns-repeated="3"/>
          <table:table-cell table:number-columns-repeated="9"/>
          <table:table-cell table:style-name="ce76" table:number-columns-repeated="16366"/>
        </table:table-row>
        <table:table-row table:style-name="ro2">
          <table:table-cell/>
          <table:table-cell table:style-name="ce130" office:value-type="string" calcext:value-type="string">
            <text:p>2.2.3</text:p>
          </table:table-cell>
          <table:table-cell table:style-name="ce125"/>
          <table:table-cell table:style-name="ce125" office:value-type="string" calcext:value-type="string">
            <text:p>m</text:p>
          </table:table-cell>
          <table:table-cell table:style-name="ce125" office:value-type="string" calcext:value-type="string">
            <text:p>Cablejat <text:s/>2x6 + 6 mm² </text:p>
          </table:table-cell>
          <table:table-cell table:style-name="ce125" table:number-columns-repeated="3"/>
          <table:table-cell table:style-name="ce76"/>
          <table:table-cell table:number-columns-repeated="9"/>
          <table:table-cell table:style-name="ce76" table:number-columns-repeated="16366"/>
        </table:table-row>
        <table:table-row table:style-name="ro3">
          <table:table-cell/>
          <table:table-cell table:style-name="ce131"/>
          <table:table-cell table:style-name="ce76"/>
          <table:table-cell/>
          <table:table-cell table:style-name="ce116" office:value-type="string" calcext:value-type="string" table:number-columns-spanned="4" table:number-rows-spanned="1">
            <text:p>Instal·lació d'un metre de cablejat H07Z1-K 6 mm² unipolar, blau, negre, verd-groc de la marca Prysmian encastat dins de tub forroplas de 25 de diàmetre 2221. Instal·lació i estesa de cables i la seva connexió des del quadre general fins a les caixes de derivac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H07Z1-K_6</text:p>
          </table:table-cell>
          <table:table-cell office:value-type="float" office:value="3" calcext:value-type="float">
            <text:p>3,000</text:p>
          </table:table-cell>
          <table:table-cell table:formula="of:=INDEX([$'preus unitaris'.$D$1:.$G$115];MATCH([.B200];[$'preus unitaris'.$D$1:.$D$115];0);2)" office:value-type="string" office:string-value="m" calcext:value-type="string">
            <text:p>m</text:p>
          </table:table-cell>
          <table:table-cell table:formula="of:=INDEX([$'preus unitaris'.$D$1:.$G$115];MATCH([.B200];[$'preus unitaris'.$D$1:.$D$115];0);3)" office:value-type="string" office:string-value="Cable 6 mm² H07ZK1" calcext:value-type="string">
            <text:p>Cable 6 mm² H07ZK1</text:p>
          </table:table-cell>
          <table:table-cell/>
          <table:table-cell table:style-name="ce118" table:formula="of:=INDEX([$'preus unitaris'.$D$1:.$G$115];MATCH([.B200];[$'preus unitaris'.$D$1:.$D$115];0);4)" office:value-type="float" office:value="1.4" calcext:value-type="float">
            <text:p>1,40</text:p>
          </table:table-cell>
          <table:table-cell table:formula="of:=[.C200]*[.G200]" office:value-type="float" office:value="4.2" calcext:value-type="float">
            <text:p>4,20</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1" calcext:value-type="float">
            <text:p>1,000</text:p>
          </table:table-cell>
          <table:table-cell table:formula="of:=INDEX([$'preus unitaris'.$D$1:.$G$115];MATCH([.B201];[$'preus unitaris'.$D$1:.$D$115];0);2)" office:value-type="string" office:string-value="m" calcext:value-type="string">
            <text:p>m</text:p>
          </table:table-cell>
          <table:table-cell table:formula="of:=INDEX([$'preus unitaris'.$D$1:.$G$115];MATCH([.B201];[$'preus unitaris'.$D$1:.$D$115];0);3)" office:value-type="string" office:string-value="Tub corrugat 2221 de diàmetre 20 mm" calcext:value-type="string">
            <text:p>Tub corrugat 2221 de diàmetre 20 mm</text:p>
          </table:table-cell>
          <table:table-cell/>
          <table:table-cell table:style-name="ce118" table:formula="of:=INDEX([$'preus unitaris'.$D$1:.$G$115];MATCH([.B201];[$'preus unitaris'.$D$1:.$D$115];0);4)" office:value-type="float" office:value="0.81" calcext:value-type="float">
            <text:p>0,81</text:p>
          </table:table-cell>
          <table:table-cell table:formula="of:=[.C201]*[.G201]" office:value-type="float" office:value="0.81" calcext:value-type="float">
            <text:p>0,81</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5" calcext:value-type="float">
            <text:p>0,500</text:p>
          </table:table-cell>
          <table:table-cell table:formula="of:=INDEX([$'preus unitaris'.$D$1:.$G$115];MATCH([.B202];[$'preus unitaris'.$D$1:.$D$115];0);2)" office:value-type="string" office:string-value="h" calcext:value-type="string">
            <text:p>h</text:p>
          </table:table-cell>
          <table:table-cell table:formula="of:=INDEX([$'preus unitaris'.$D$1:.$G$115];MATCH([.B202];[$'preus unitaris'.$D$1:.$D$115];0);3)" office:value-type="string" office:string-value="Peó electricista" calcext:value-type="string">
            <text:p>Peó electricista</text:p>
          </table:table-cell>
          <table:table-cell/>
          <table:table-cell table:style-name="ce118" table:formula="of:=INDEX([$'preus unitaris'.$D$1:.$G$115];MATCH([.B202];[$'preus unitaris'.$D$1:.$D$115];0);4)" office:value-type="float" office:value="0" calcext:value-type="float">
            <text:p>0,00</text:p>
          </table:table-cell>
          <table:table-cell table:formula="of:=[.C202]*[.G20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5" calcext:value-type="float">
            <text:p>0,500</text:p>
          </table:table-cell>
          <table:table-cell table:formula="of:=INDEX([$'preus unitaris'.$D$1:.$G$115];MATCH([.B203];[$'preus unitaris'.$D$1:.$D$115];0);2)" office:value-type="string" office:string-value="h" calcext:value-type="string">
            <text:p>h</text:p>
          </table:table-cell>
          <table:table-cell table:formula="of:=INDEX([$'preus unitaris'.$D$1:.$G$115];MATCH([.B203];[$'preus unitaris'.$D$1:.$D$115];0);3)" office:value-type="string" office:string-value="Oficial 1a electricista" calcext:value-type="string">
            <text:p>Oficial 1a electricista</text:p>
          </table:table-cell>
          <table:table-cell table:style-name="ce155"/>
          <table:table-cell table:style-name="ce118" table:formula="of:=INDEX([$'preus unitaris'.$D$1:.$G$115];MATCH([.B203];[$'preus unitaris'.$D$1:.$D$115];0);4)" office:value-type="float" office:value="0" calcext:value-type="float">
            <text:p>0,00</text:p>
          </table:table-cell>
          <table:table-cell table:formula="of:=[.C203]*[.G203]"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04];[$'preus unitaris'.$D$1:.$D$115];0);2)" office:value-type="string" office:string-value="%" calcext:value-type="string">
            <text:p>%</text:p>
          </table:table-cell>
          <table:table-cell table:formula="of:=INDEX([$'preus unitaris'.$D$1:.$G$115];MATCH([.B204];[$'preus unitaris'.$D$1:.$D$115];0);3)" office:value-type="string" office:string-value="Mitjans auxiliars" calcext:value-type="string">
            <text:p>Mitjans auxiliars</text:p>
          </table:table-cell>
          <table:table-cell/>
          <table:table-cell table:formula="of:=SUM([.H200:.H203])" office:value-type="float" office:value="5.01" calcext:value-type="float">
            <text:p>5,01</text:p>
          </table:table-cell>
          <table:table-cell table:style-name="ce166" table:formula="of:=[.C204]/100*[.G204]" office:value-type="float" office:value="0.1002" calcext:value-type="float">
            <text:p>0,10</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2"/>
          <table:table-cell table:style-name="ce111"/>
          <table:table-cell table:number-columns-repeated="2"/>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52" office:value-type="string" calcext:value-type="string" table:number-columns-spanned="3" table:number-rows-spanned="1">
            <text:p>TOTAL PARTIDA………………………….…………</text:p>
          </table:table-cell>
          <table:covered-table-cell table:number-columns-repeated="2"/>
          <table:table-cell table:style-name="ce177" table:formula="of:=SUM([.H200:.H204])" office:value-type="float" office:value="5.1102" calcext:value-type="float">
            <text:p>5,11</text:p>
          </table:table-cell>
          <table:table-cell table:number-columns-repeated="9"/>
          <table:table-cell table:style-name="ce76" table:number-columns-repeated="16366"/>
        </table:table-row>
        <table:table-row table:style-name="ro2">
          <table:table-cell/>
          <table:table-cell table:style-name="ce131"/>
          <table:table-cell table:style-name="ce76"/>
          <table:table-cell table:number-columns-repeated="2"/>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2.5</text:p>
          </table:table-cell>
          <table:table-cell table:style-name="ce41"/>
          <table:table-cell table:style-name="ce125" office:value-type="string" calcext:value-type="string">
            <text:p>ud</text:p>
          </table:table-cell>
          <table:table-cell table:style-name="ce125" office:value-type="string" calcext:value-type="string">
            <text:p>Caixa de derivació empotrada 250x250x60</text:p>
          </table:table-cell>
          <table:table-cell table:style-name="ce125" table:number-columns-repeated="3"/>
          <table:table-cell table:style-name="ce76"/>
          <table:table-cell table:number-columns-repeated="9"/>
          <table:table-cell table:style-name="ce76" table:number-columns-repeated="16366"/>
        </table:table-row>
        <table:table-row table:style-name="ro9">
          <table:table-cell/>
          <table:table-cell table:style-name="ce131"/>
          <table:table-cell table:number-columns-repeated="2"/>
          <table:table-cell table:style-name="ce116" office:value-type="string" calcext:value-type="string" table:number-columns-spanned="4" table:number-rows-spanned="1">
            <text:p>Caixa de derivació cega, rectangular, de 250x250x60 mm, amb 20 entrades foradades i tapa de registre amb garres metàl·liques. Instal·lació encastada. Incloent regletes de connexió.</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CENC</text:p>
          </table:table-cell>
          <table:table-cell office:value-type="float" office:value="1" calcext:value-type="float">
            <text:p>1,000</text:p>
          </table:table-cell>
          <table:table-cell table:formula="of:=INDEX([$'preus unitaris'.$D$1:.$G$115];MATCH([.B210];[$'preus unitaris'.$D$1:.$D$115];0);2)" office:value-type="string" office:string-value="ud" calcext:value-type="string">
            <text:p>ud</text:p>
          </table:table-cell>
          <table:table-cell table:formula="of:=INDEX([$'preus unitaris'.$D$1:.$G$115];MATCH([.B210];[$'preus unitaris'.$D$1:.$D$115];0);3)" office:value-type="string" office:string-value="Caixa per a encastrar" calcext:value-type="string">
            <text:p>Caixa per a encastrar</text:p>
          </table:table-cell>
          <table:table-cell/>
          <table:table-cell table:style-name="ce118" table:formula="of:=INDEX([$'preus unitaris'.$D$1:.$G$115];MATCH([.B210];[$'preus unitaris'.$D$1:.$D$115];0);4)" office:value-type="float" office:value="11.61" calcext:value-type="float">
            <text:p>11,61</text:p>
          </table:table-cell>
          <table:table-cell table:formula="of:=[.C210]*[.G210]" office:value-type="float" office:value="11.61" calcext:value-type="float">
            <text:p>11,61</text:p>
          </table:table-cell>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REGL</text:p>
          </table:table-cell>
          <table:table-cell office:value-type="float" office:value="20" calcext:value-type="float">
            <text:p>20,000</text:p>
          </table:table-cell>
          <table:table-cell table:formula="of:=INDEX([$'preus unitaris'.$D$1:.$G$115];MATCH([.B211];[$'preus unitaris'.$D$1:.$D$115];0);2)" office:value-type="string" office:string-value="ud" calcext:value-type="string">
            <text:p>ud</text:p>
          </table:table-cell>
          <table:table-cell table:formula="of:=INDEX([$'preus unitaris'.$D$1:.$G$115];MATCH([.B211];[$'preus unitaris'.$D$1:.$D$115];0);3)" office:value-type="string" office:string-value="Regletes de connexió" calcext:value-type="string">
            <text:p>Regletes de connexió</text:p>
          </table:table-cell>
          <table:table-cell/>
          <table:table-cell table:style-name="ce118" table:formula="of:=INDEX([$'preus unitaris'.$D$1:.$G$115];MATCH([.B211];[$'preus unitaris'.$D$1:.$D$115];0);4)" office:value-type="float" office:value="0.21" calcext:value-type="float">
            <text:p>0,21</text:p>
          </table:table-cell>
          <table:table-cell table:formula="of:=[.C211]*[.G211]" office:value-type="float" office:value="4.2" calcext:value-type="float">
            <text:p>4,20</text:p>
          </table:table-cell>
          <table:table-cell table:style-name="Default"/>
          <table:table-cell table:number-columns-repeated="9"/>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0.1" calcext:value-type="float">
            <text:p>0,100</text:p>
          </table:table-cell>
          <table:table-cell table:formula="of:=INDEX([$'preus unitaris'.$D$1:.$G$115];MATCH([.B212];[$'preus unitaris'.$D$1:.$D$115];0);2)" office:value-type="string" office:string-value="h" calcext:value-type="string">
            <text:p>h</text:p>
          </table:table-cell>
          <table:table-cell table:formula="of:=INDEX([$'preus unitaris'.$D$1:.$G$115];MATCH([.B212];[$'preus unitaris'.$D$1:.$D$115];0);3)" office:value-type="string" office:string-value="Oficial 1a electricista" calcext:value-type="string">
            <text:p>Oficial 1a electricista</text:p>
          </table:table-cell>
          <table:table-cell table:style-name="ce155"/>
          <table:table-cell table:style-name="ce118" table:formula="of:=INDEX([$'preus unitaris'.$D$1:.$G$115];MATCH([.B212];[$'preus unitaris'.$D$1:.$D$115];0);4)" office:value-type="float" office:value="0" calcext:value-type="float">
            <text:p>0,00</text:p>
          </table:table-cell>
          <table:table-cell table:formula="of:=[.C212]*[.G21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13];[$'preus unitaris'.$D$1:.$D$115];0);2)" office:value-type="string" office:string-value="%" calcext:value-type="string">
            <text:p>%</text:p>
          </table:table-cell>
          <table:table-cell table:formula="of:=INDEX([$'preus unitaris'.$D$1:.$G$115];MATCH([.B213];[$'preus unitaris'.$D$1:.$D$115];0);3)" office:value-type="string" office:string-value="Mitjans auxiliars" calcext:value-type="string">
            <text:p>Mitjans auxiliars</text:p>
          </table:table-cell>
          <table:table-cell/>
          <table:table-cell table:formula="of:=SUM([.H208:.H212])" office:value-type="float" office:value="15.81" calcext:value-type="float">
            <text:p>15,81</text:p>
          </table:table-cell>
          <table:table-cell table:style-name="ce166" table:formula="of:=[.C213]/100*[.G213]" office:value-type="float" office:value="0.3162" calcext:value-type="float">
            <text:p>0,32</text:p>
          </table:table-cell>
          <table:table-cell table:style-name="ce76"/>
          <table:table-cell table:number-columns-repeated="9"/>
          <table:table-cell table:style-name="ce76" table:number-columns-repeated="16366"/>
        </table:table-row>
        <table:table-row table:style-name="ro2">
          <table:table-cell/>
          <table:table-cell table:style-name="ce131"/>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52" office:value-type="string" calcext:value-type="string" table:number-columns-spanned="3" table:number-rows-spanned="1">
            <text:p>TOTAL PARTIDA………………………….…………</text:p>
          </table:table-cell>
          <table:covered-table-cell table:number-columns-repeated="2"/>
          <table:table-cell table:style-name="ce177" table:formula="of:=SUM([.H210:.H213])" office:value-type="float" office:value="16.1262" calcext:value-type="float">
            <text:p>16,13</text:p>
          </table:table-cell>
          <table:table-cell table:number-columns-repeated="9"/>
          <table:table-cell table:style-name="ce76" table:number-columns-repeated="16366"/>
        </table:table-row>
        <table:table-row table:style-name="ro2">
          <table:table-cell/>
          <table:table-cell table:style-name="Default" table:number-columns-repeated="8"/>
          <table:table-cell table:number-columns-repeated="9"/>
          <table:table-cell table:style-name="ce76" table:number-columns-repeated="16366"/>
        </table:table-row>
        <table:table-row table:style-name="ro2">
          <table:table-cell/>
          <table:table-cell table:style-name="ce35" office:value-type="string" calcext:value-type="string" table:number-columns-spanned="8" table:number-rows-spanned="1">
            <text:p>2.3.0 <text:s/>ILUMINACIÓ</text:p>
          </table:table-cell>
          <table:covered-table-cell table:number-columns-repeated="7"/>
          <table:table-cell table:number-columns-repeated="9"/>
          <table:table-cell table:style-name="ce76" table:number-columns-repeated="16366"/>
        </table:table-row>
        <table:table-row table:style-name="ro2">
          <table:table-cell/>
          <table:table-cell table:style-name="ce130" office:value-type="string" calcext:value-type="string">
            <text:p>2.3.1</text:p>
          </table:table-cell>
          <table:table-cell/>
          <table:table-cell table:style-name="ce125" office:value-type="string" calcext:value-type="string">
            <text:p>ud</text:p>
          </table:table-cell>
          <table:table-cell table:style-name="ce125" office:value-type="string" calcext:value-type="string">
            <text:p>Luz de lectura</text:p>
          </table:table-cell>
          <table:table-cell/>
          <table:table-cell table:style-name="ce76" table:number-columns-repeated="3"/>
          <table:table-cell table:number-columns-repeated="9"/>
          <table:table-cell table:style-name="ce76" table:number-columns-repeated="16366"/>
        </table:table-row>
        <table:table-row table:style-name="ro10">
          <table:table-cell/>
          <table:table-cell table:style-name="ce131"/>
          <table:table-cell table:number-columns-repeated="2"/>
          <table:table-cell table:style-name="ce116" office:value-type="string" calcext:value-type="string" table:number-columns-spanned="4" table:number-rows-spanned="1">
            <text:p>Aplic de paret i ajustable per a lectura, bombeta LED GU10 i potència màxima de 4 W, làmpada de color blanc càlid, vida útil de fins a 25.000 hores, braç de la làmpada mòbil.</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APL</text:p>
          </table:table-cell>
          <table:table-cell office:value-type="float" office:value="1" calcext:value-type="float">
            <text:p>1,000</text:p>
          </table:table-cell>
          <table:table-cell table:formula="of:=INDEX([$'preus unitaris'.$D$1:.$G$115];MATCH([.B220];[$'preus unitaris'.$D$1:.$D$115];0);2)" office:value-type="string" office:string-value="ud" calcext:value-type="string">
            <text:p>ud</text:p>
          </table:table-cell>
          <table:table-cell table:formula="of:=INDEX([$'preus unitaris'.$D$1:.$G$115];MATCH([.B220];[$'preus unitaris'.$D$1:.$D$115];0);3)" office:value-type="string" office:string-value="Aplic de paret ajustable per a lectura" calcext:value-type="string">
            <text:p>Aplic de paret ajustable per a lectura</text:p>
          </table:table-cell>
          <table:table-cell/>
          <table:table-cell table:style-name="ce118" table:formula="of:=INDEX([$'preus unitaris'.$D$1:.$G$115];MATCH([.B220];[$'preus unitaris'.$D$1:.$D$115];0);4)" office:value-type="float" office:value="171.85" calcext:value-type="float">
            <text:p>171,85</text:p>
          </table:table-cell>
          <table:table-cell table:formula="of:=[.C220]*[.G220]" office:value-type="float" office:value="171.85" calcext:value-type="float">
            <text:p>171,85</text:p>
          </table:table-cell>
          <table:table-cell table:style-name="ce76"/>
          <table:table-cell table:number-columns-repeated="9"/>
          <table:table-cell table:style-name="ce76" table:number-columns-repeated="16366"/>
        </table:table-row>
        <table:table-row table:style-name="ro2">
          <table:table-cell/>
          <table:table-cell table:style-name="ce131" office:value-type="string" calcext:value-type="string">
            <text:p>GU10_4W</text:p>
          </table:table-cell>
          <table:table-cell office:value-type="float" office:value="1" calcext:value-type="float">
            <text:p>1,000</text:p>
          </table:table-cell>
          <table:table-cell table:formula="of:=INDEX([$'preus unitaris'.$D$1:.$G$115];MATCH([.B221];[$'preus unitaris'.$D$1:.$D$115];0);2)" office:value-type="string" office:string-value="ud" calcext:value-type="string">
            <text:p>ud</text:p>
          </table:table-cell>
          <table:table-cell table:formula="of:=INDEX([$'preus unitaris'.$D$1:.$G$115];MATCH([.B221];[$'preus unitaris'.$D$1:.$D$115];0);3)" office:value-type="string" office:string-value="Bombeta GU10 4W" calcext:value-type="string">
            <text:p>Bombeta GU10 4W</text:p>
          </table:table-cell>
          <table:table-cell/>
          <table:table-cell table:style-name="ce118" table:formula="of:=INDEX([$'preus unitaris'.$D$1:.$G$115];MATCH([.B221];[$'preus unitaris'.$D$1:.$D$115];0);4)" office:value-type="float" office:value="2.9" calcext:value-type="float">
            <text:p>2,90</text:p>
          </table:table-cell>
          <table:table-cell table:formula="of:=[.C221]*[.G221]" office:value-type="float" office:value="2.9" calcext:value-type="float">
            <text:p>2,9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MO_ELEC_1</text:p>
          </table:table-cell>
          <table:table-cell office:value-type="float" office:value="0.3" calcext:value-type="float">
            <text:p>0,300</text:p>
          </table:table-cell>
          <table:table-cell table:formula="of:=INDEX([$'preus unitaris'.$D$1:.$G$115];MATCH([.B222];[$'preus unitaris'.$D$1:.$D$115];0);2)" office:value-type="string" office:string-value="h" calcext:value-type="string">
            <text:p>h</text:p>
          </table:table-cell>
          <table:table-cell table:formula="of:=INDEX([$'preus unitaris'.$D$1:.$G$115];MATCH([.B222];[$'preus unitaris'.$D$1:.$D$115];0);3)" office:value-type="string" office:string-value="Oficial 1a electricista" calcext:value-type="string">
            <text:p>Oficial 1a electricista</text:p>
          </table:table-cell>
          <table:table-cell/>
          <table:table-cell table:style-name="ce118" table:formula="of:=INDEX([$'preus unitaris'.$D$1:.$G$115];MATCH([.B222];[$'preus unitaris'.$D$1:.$D$115];0);4)" office:value-type="float" office:value="0" calcext:value-type="float">
            <text:p>0,00</text:p>
          </table:table-cell>
          <table:table-cell table:formula="of:=[.C222]*[.G22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23];[$'preus unitaris'.$D$1:.$D$115];0);2)" office:value-type="string" office:string-value="%" calcext:value-type="string">
            <text:p>%</text:p>
          </table:table-cell>
          <table:table-cell table:formula="of:=INDEX([$'preus unitaris'.$D$1:.$G$115];MATCH([.B223];[$'preus unitaris'.$D$1:.$D$115];0);3)" office:value-type="string" office:string-value="Mitjans auxiliars" calcext:value-type="string">
            <text:p>Mitjans auxiliars</text:p>
          </table:table-cell>
          <table:table-cell/>
          <table:table-cell table:formula="of:=SUM([.H216:.H222])" office:value-type="float" office:value="174.75" calcext:value-type="float">
            <text:p>174,75</text:p>
          </table:table-cell>
          <table:table-cell table:style-name="ce166" table:formula="of:=[.C223]/100*[.G223]" office:value-type="float" office:value="3.495" calcext:value-type="float">
            <text:p>3,50</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52" office:value-type="string" calcext:value-type="string" table:number-columns-spanned="3" table:number-rows-spanned="1">
            <text:p>TOTAL PARTIDA………………………….…………</text:p>
          </table:table-cell>
          <table:covered-table-cell table:number-columns-repeated="2"/>
          <table:table-cell table:style-name="ce177" table:formula="of:=SUM([.H220:.H223])" office:value-type="float" office:value="178.245" calcext:value-type="float">
            <text:p>178,25</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3.2</text:p>
          </table:table-cell>
          <table:table-cell/>
          <table:table-cell table:style-name="ce125" office:value-type="string" calcext:value-type="string">
            <text:p>ud</text:p>
          </table:table-cell>
          <table:table-cell table:style-name="ce125" office:value-type="string" calcext:value-type="string">
            <text:p>Downlight circular DN020B LED20</text:p>
          </table:table-cell>
          <table:table-cell/>
          <table:table-cell table:style-name="ce76" table:number-columns-repeated="3"/>
          <table:table-cell table:number-columns-repeated="9"/>
          <table:table-cell table:style-name="ce76" table:number-columns-repeated="16366"/>
        </table:table-row>
        <table:table-row table:style-name="ro11">
          <table:table-cell/>
          <table:table-cell table:style-name="ce131"/>
          <table:table-cell table:number-columns-repeated="2"/>
          <table:table-cell table:style-name="ce116" office:value-type="string" calcext:value-type="string" table:number-columns-spanned="4" table:number-rows-spanned="1">
            <text:p>Lluminària circular fixa de sostre tipus Downlight, no regulable, de 24 W, alimentació a 220/240 V blanc càlid i 50-60 Hz, de 215 mm de diàmetre exterior i 49 mm d'altura, amb làmpada LED reemplaçable i amb una eficiència lumínica de 75 lumens. <text:s/></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DOWN24</text:p>
          </table:table-cell>
          <table:table-cell office:value-type="float" office:value="1" calcext:value-type="float">
            <text:p>1,000</text:p>
          </table:table-cell>
          <table:table-cell table:formula="of:=INDEX([$'preus unitaris'.$D$1:.$G$115];MATCH([.B229];[$'preus unitaris'.$D$1:.$D$115];0);2)" office:value-type="string" office:string-value="ud" calcext:value-type="string">
            <text:p>ud</text:p>
          </table:table-cell>
          <table:table-cell table:formula="of:=INDEX([$'preus unitaris'.$D$1:.$G$115];MATCH([.B229];[$'preus unitaris'.$D$1:.$D$115];0);3)" office:value-type="string" office:string-value="Downlight LED20/840 24W 220-240V blanc càlid" calcext:value-type="string">
            <text:p>Downlight LED20/840 24W 220-240V blanc càlid</text:p>
          </table:table-cell>
          <table:table-cell/>
          <table:table-cell table:style-name="ce118" table:formula="of:=INDEX([$'preus unitaris'.$D$1:.$G$115];MATCH([.B229];[$'preus unitaris'.$D$1:.$D$115];0);4)" office:value-type="float" office:value="16.75" calcext:value-type="float">
            <text:p>16,75</text:p>
          </table:table-cell>
          <table:table-cell table:formula="of:=[.C229]*[.G229]" office:value-type="float" office:value="16.75" calcext:value-type="float">
            <text:p>16,75</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6" calcext:value-type="float">
            <text:p>6,000</text:p>
          </table:table-cell>
          <table:table-cell table:formula="of:=INDEX([$'preus unitaris'.$D$1:.$G$115];MATCH([.B230];[$'preus unitaris'.$D$1:.$D$115];0);2)" office:value-type="string" office:string-value="m" calcext:value-type="string">
            <text:p>m</text:p>
          </table:table-cell>
          <table:table-cell table:formula="of:=INDEX([$'preus unitaris'.$D$1:.$G$115];MATCH([.B230];[$'preus unitaris'.$D$1:.$D$115];0);3)" office:value-type="string" office:string-value="Tub corrugat 2221 de diàmetre 20 mm" calcext:value-type="string">
            <text:p>Tub corrugat 2221 de diàmetre 20 mm</text:p>
          </table:table-cell>
          <table:table-cell/>
          <table:table-cell table:style-name="ce118" table:formula="of:=INDEX([$'preus unitaris'.$D$1:.$G$115];MATCH([.B230];[$'preus unitaris'.$D$1:.$D$115];0);4)" office:value-type="float" office:value="0.81" calcext:value-type="float">
            <text:p>0,81</text:p>
          </table:table-cell>
          <table:table-cell table:formula="of:=[.C230]*[.G230]" office:value-type="float" office:value="4.86" calcext:value-type="float">
            <text:p>4,86</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H07Z1-K_2_5</text:p>
          </table:table-cell>
          <table:table-cell office:value-type="float" office:value="5" calcext:value-type="float">
            <text:p>5,000</text:p>
          </table:table-cell>
          <table:table-cell table:formula="of:=INDEX([$'preus unitaris'.$D$1:.$G$115];MATCH([.B231];[$'preus unitaris'.$D$1:.$D$115];0);2)" office:value-type="string" office:string-value="m" calcext:value-type="string">
            <text:p>m</text:p>
          </table:table-cell>
          <table:table-cell table:formula="of:=INDEX([$'preus unitaris'.$D$1:.$G$115];MATCH([.B231];[$'preus unitaris'.$D$1:.$D$115];0);3)" office:value-type="string" office:string-value="Cable 2,5 mm² H07Z1-K (AS) 750 / 1 kV" calcext:value-type="string">
            <text:p>Cable 2,5 mm² H07Z1-K (AS) 750 / 1 kV</text:p>
          </table:table-cell>
          <table:table-cell/>
          <table:table-cell table:style-name="ce118" table:formula="of:=INDEX([$'preus unitaris'.$D$1:.$G$115];MATCH([.B231];[$'preus unitaris'.$D$1:.$D$115];0);4)" office:value-type="float" office:value="0.906" calcext:value-type="float">
            <text:p>0,91</text:p>
          </table:table-cell>
          <table:table-cell table:formula="of:=[.C231]*[.G231]" office:value-type="float" office:value="4.53" calcext:value-type="float">
            <text:p>4,53</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MO_ELEC_1</text:p>
          </table:table-cell>
          <table:table-cell office:value-type="float" office:value="0.3" calcext:value-type="float">
            <text:p>0,300</text:p>
          </table:table-cell>
          <table:table-cell table:formula="of:=INDEX([$'preus unitaris'.$D$1:.$G$115];MATCH([.B232];[$'preus unitaris'.$D$1:.$D$115];0);2)" office:value-type="string" office:string-value="h" calcext:value-type="string">
            <text:p>h</text:p>
          </table:table-cell>
          <table:table-cell table:formula="of:=INDEX([$'preus unitaris'.$D$1:.$G$115];MATCH([.B232];[$'preus unitaris'.$D$1:.$D$115];0);3)" office:value-type="string" office:string-value="Oficial 1a electricista" calcext:value-type="string">
            <text:p>Oficial 1a electricista</text:p>
          </table:table-cell>
          <table:table-cell/>
          <table:table-cell table:style-name="ce118" table:formula="of:=INDEX([$'preus unitaris'.$D$1:.$G$115];MATCH([.B232];[$'preus unitaris'.$D$1:.$D$115];0);4)" office:value-type="float" office:value="0" calcext:value-type="float">
            <text:p>0,00</text:p>
          </table:table-cell>
          <table:table-cell table:formula="of:=[.C232]*[.G232]"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1" calcext:value-type="float">
            <text:p>0,100</text:p>
          </table:table-cell>
          <table:table-cell table:formula="of:=INDEX([$'preus unitaris'.$D$1:.$G$115];MATCH([.B233];[$'preus unitaris'.$D$1:.$D$115];0);2)" office:value-type="string" office:string-value="h" calcext:value-type="string">
            <text:p>h</text:p>
          </table:table-cell>
          <table:table-cell table:formula="of:=INDEX([$'preus unitaris'.$D$1:.$G$115];MATCH([.B233];[$'preus unitaris'.$D$1:.$D$115];0);3)" office:value-type="string" office:string-value="Peó electricista" calcext:value-type="string">
            <text:p>Peó electricista</text:p>
          </table:table-cell>
          <table:table-cell/>
          <table:table-cell table:style-name="ce118" table:formula="of:=INDEX([$'preus unitaris'.$D$1:.$G$115];MATCH([.B233];[$'preus unitaris'.$D$1:.$D$115];0);4)" office:value-type="float" office:value="0" calcext:value-type="float">
            <text:p>0,00</text:p>
          </table:table-cell>
          <table:table-cell table:formula="of:=[.C233]*[.G233]"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office:value-type="string" calcext:value-type="string">
            <text:p><text:s/></text:p>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34];[$'preus unitaris'.$D$1:.$D$115];0);2)" office:value-type="string" office:string-value="%" calcext:value-type="string">
            <text:p>%</text:p>
          </table:table-cell>
          <table:table-cell table:formula="of:=INDEX([$'preus unitaris'.$D$1:.$G$115];MATCH([.B234];[$'preus unitaris'.$D$1:.$D$115];0);3)" office:value-type="string" office:string-value="Mitjans auxiliars" calcext:value-type="string">
            <text:p>Mitjans auxiliars</text:p>
          </table:table-cell>
          <table:table-cell/>
          <table:table-cell table:formula="of:=SUM([.H225:.H232])" office:value-type="float" office:value="26.14" calcext:value-type="float">
            <text:p>26,14</text:p>
          </table:table-cell>
          <table:table-cell table:style-name="ce166" table:formula="of:=[.C234]/100*[.G234]" office:value-type="float" office:value="0.5228" calcext:value-type="float">
            <text:p>0,52</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52" office:value-type="string" calcext:value-type="string" table:number-columns-spanned="3" table:number-rows-spanned="1">
            <text:p>TOTAL PARTIDA………………………….…………</text:p>
          </table:table-cell>
          <table:covered-table-cell table:number-columns-repeated="2"/>
          <table:table-cell table:style-name="ce177" table:formula="of:=SUM([.H229:.H234])" office:value-type="float" office:value="26.6628" calcext:value-type="float">
            <text:p>26,66</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130" office:value-type="string" calcext:value-type="string">
            <text:p>2.3.3</text:p>
          </table:table-cell>
          <table:table-cell/>
          <table:table-cell table:style-name="ce125" office:value-type="string" calcext:value-type="string">
            <text:p>ud</text:p>
          </table:table-cell>
          <table:table-cell table:style-name="ce125" office:value-type="string" calcext:value-type="string">
            <text:p>Pantalla estanca led</text:p>
          </table:table-cell>
          <table:table-cell/>
          <table:table-cell table:style-name="ce76" table:number-columns-repeated="3"/>
          <table:table-cell table:number-columns-repeated="9"/>
          <table:table-cell table:style-name="ce76" table:number-columns-repeated="16366"/>
        </table:table-row>
        <table:table-row table:style-name="ro12">
          <table:table-cell/>
          <table:table-cell table:style-name="ce131"/>
          <table:table-cell table:number-columns-repeated="2"/>
          <table:table-cell table:style-name="ce116" office:value-type="string" calcext:value-type="string" table:number-columns-spanned="4" table:number-rows-spanned="1">
            <text:p>Pantalla estanca LED 2x1200mm, 8 clips gris clar de 127cm x 12,5cm x 8,8cm. Inclou tub LED, tub corrugat 2221 de diàmetre 20, cable 1,5 mm² H07ZK1.</text:p>
          </table:table-cell>
          <table:covered-table-cell/>
          <table:covered-table-cell table:number-columns-repeated="2" table:style-name="ce76"/>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PANT</text:p>
          </table:table-cell>
          <table:table-cell office:value-type="float" office:value="1" calcext:value-type="float">
            <text:p>1,000</text:p>
          </table:table-cell>
          <table:table-cell table:formula="of:=INDEX([$'preus unitaris'.$D$1:.$G$115];MATCH([.B240];[$'preus unitaris'.$D$1:.$D$115];0);2)" office:value-type="string" office:string-value="ud" calcext:value-type="string">
            <text:p>ud</text:p>
          </table:table-cell>
          <table:table-cell table:formula="of:=INDEX([$'preus unitaris'.$D$1:.$G$115];MATCH([.B240];[$'preus unitaris'.$D$1:.$D$115];0);3)" office:value-type="string" office:string-value="Pantalla estanca" calcext:value-type="string">
            <text:p>Pantalla estanca</text:p>
          </table:table-cell>
          <table:table-cell/>
          <table:table-cell table:style-name="ce118" table:formula="of:=INDEX([$'preus unitaris'.$D$1:.$G$115];MATCH([.B240];[$'preus unitaris'.$D$1:.$D$115];0);4)" office:value-type="float" office:value="31.24" calcext:value-type="float">
            <text:p>31,24</text:p>
          </table:table-cell>
          <table:table-cell table:formula="of:=[.C240]*[.G240]" office:value-type="float" office:value="31.24" calcext:value-type="float">
            <text:p>31,24</text:p>
          </table:table-cell>
          <table:table-cell table:style-name="ce76"/>
          <table:table-cell table:number-columns-repeated="9"/>
          <table:table-cell table:style-name="ce76" table:number-columns-repeated="16366"/>
        </table:table-row>
        <table:table-row table:style-name="ro2">
          <table:table-cell/>
          <table:table-cell table:style-name="ce129" office:value-type="string" calcext:value-type="string">
            <text:p>TØ20_2221</text:p>
          </table:table-cell>
          <table:table-cell office:value-type="float" office:value="6" calcext:value-type="float">
            <text:p>6,000</text:p>
          </table:table-cell>
          <table:table-cell table:formula="of:=INDEX([$'preus unitaris'.$D$1:.$G$115];MATCH([.B241];[$'preus unitaris'.$D$1:.$D$115];0);2)" office:value-type="string" office:string-value="m" calcext:value-type="string">
            <text:p>m</text:p>
          </table:table-cell>
          <table:table-cell table:formula="of:=INDEX([$'preus unitaris'.$D$1:.$G$115];MATCH([.B241];[$'preus unitaris'.$D$1:.$D$115];0);3)" office:value-type="string" office:string-value="Tub corrugat 2221 de diàmetre 20 mm" calcext:value-type="string">
            <text:p>Tub corrugat 2221 de diàmetre 20 mm</text:p>
          </table:table-cell>
          <table:table-cell/>
          <table:table-cell table:style-name="ce118" table:formula="of:=INDEX([$'preus unitaris'.$D$1:.$G$115];MATCH([.B241];[$'preus unitaris'.$D$1:.$D$115];0);4)" office:value-type="float" office:value="0.81" calcext:value-type="float">
            <text:p>0,81</text:p>
          </table:table-cell>
          <table:table-cell table:formula="of:=[.C241]*[.G241]" office:value-type="float" office:value="4.86" calcext:value-type="float">
            <text:p>4,86</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H07Z1-K_2_5</text:p>
          </table:table-cell>
          <table:table-cell office:value-type="float" office:value="5" calcext:value-type="float">
            <text:p>5,000</text:p>
          </table:table-cell>
          <table:table-cell table:formula="of:=INDEX([$'preus unitaris'.$D$1:.$G$115];MATCH([.B242];[$'preus unitaris'.$D$1:.$D$115];0);2)" office:value-type="string" office:string-value="m" calcext:value-type="string">
            <text:p>m</text:p>
          </table:table-cell>
          <table:table-cell table:formula="of:=INDEX([$'preus unitaris'.$D$1:.$G$115];MATCH([.B242];[$'preus unitaris'.$D$1:.$D$115];0);3)" office:value-type="string" office:string-value="Cable 2,5 mm² H07Z1-K (AS) 750 / 1 kV" calcext:value-type="string">
            <text:p>Cable 2,5 mm² H07Z1-K (AS) 750 / 1 kV</text:p>
          </table:table-cell>
          <table:table-cell/>
          <table:table-cell table:style-name="ce118" table:formula="of:=INDEX([$'preus unitaris'.$D$1:.$G$115];MATCH([.B242];[$'preus unitaris'.$D$1:.$D$115];0);4)" office:value-type="float" office:value="0.906" calcext:value-type="float">
            <text:p>0,91</text:p>
          </table:table-cell>
          <table:table-cell table:formula="of:=[.C242]*[.G242]" office:value-type="float" office:value="4.53" calcext:value-type="float">
            <text:p>4,53</text:p>
          </table:table-cell>
          <table:table-cell table:style-name="ce76"/>
          <table:table-cell table:number-columns-repeated="9"/>
          <table:table-cell table:style-name="ce76" table:number-columns-repeated="16366"/>
        </table:table-row>
        <table:table-row table:style-name="ro2">
          <table:table-cell/>
          <table:table-cell table:style-name="ce132" office:value-type="string" calcext:value-type="string">
            <text:p>MO_ELEC_1</text:p>
          </table:table-cell>
          <table:table-cell office:value-type="float" office:value="0.3" calcext:value-type="float">
            <text:p>0,300</text:p>
          </table:table-cell>
          <table:table-cell table:formula="of:=INDEX([$'preus unitaris'.$D$1:.$G$115];MATCH([.B243];[$'preus unitaris'.$D$1:.$D$115];0);2)" office:value-type="string" office:string-value="h" calcext:value-type="string">
            <text:p>h</text:p>
          </table:table-cell>
          <table:table-cell table:formula="of:=INDEX([$'preus unitaris'.$D$1:.$G$115];MATCH([.B243];[$'preus unitaris'.$D$1:.$D$115];0);3)" office:value-type="string" office:string-value="Oficial 1a electricista" calcext:value-type="string">
            <text:p>Oficial 1a electricista</text:p>
          </table:table-cell>
          <table:table-cell/>
          <table:table-cell table:style-name="ce118" table:formula="of:=INDEX([$'preus unitaris'.$D$1:.$G$115];MATCH([.B243];[$'preus unitaris'.$D$1:.$D$115];0);4)" office:value-type="float" office:value="0" calcext:value-type="float">
            <text:p>0,00</text:p>
          </table:table-cell>
          <table:table-cell table:formula="of:=[.C243]*[.G243]"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6" office:value-type="string" calcext:value-type="string">
            <text:p>MO_ELEC_P</text:p>
          </table:table-cell>
          <table:table-cell office:value-type="float" office:value="0.1" calcext:value-type="float">
            <text:p>0,100</text:p>
          </table:table-cell>
          <table:table-cell table:formula="of:=INDEX([$'preus unitaris'.$D$1:.$G$115];MATCH([.B244];[$'preus unitaris'.$D$1:.$D$115];0);2)" office:value-type="string" office:string-value="h" calcext:value-type="string">
            <text:p>h</text:p>
          </table:table-cell>
          <table:table-cell table:formula="of:=INDEX([$'preus unitaris'.$D$1:.$G$115];MATCH([.B244];[$'preus unitaris'.$D$1:.$D$115];0);3)" office:value-type="string" office:string-value="Peó electricista" calcext:value-type="string">
            <text:p>Peó electricista</text:p>
          </table:table-cell>
          <table:table-cell/>
          <table:table-cell table:style-name="ce118" table:formula="of:=INDEX([$'preus unitaris'.$D$1:.$G$115];MATCH([.B244];[$'preus unitaris'.$D$1:.$D$115];0);4)" office:value-type="float" office:value="0" calcext:value-type="float">
            <text:p>0,00</text:p>
          </table:table-cell>
          <table:table-cell table:formula="of:=[.C244]*[.G244]" office:value-type="float" office:value="0" calcext:value-type="float">
            <text:p>0,00</text:p>
          </table:table-cell>
          <table:table-cell table:style-name="ce76"/>
          <table:table-cell table:number-columns-repeated="9"/>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45];[$'preus unitaris'.$D$1:.$D$115];0);2)" office:value-type="string" office:string-value="%" calcext:value-type="string">
            <text:p>%</text:p>
          </table:table-cell>
          <table:table-cell table:formula="of:=INDEX([$'preus unitaris'.$D$1:.$G$115];MATCH([.B245];[$'preus unitaris'.$D$1:.$D$115];0);3)" office:value-type="string" office:string-value="Mitjans auxiliars" calcext:value-type="string">
            <text:p>Mitjans auxiliars</text:p>
          </table:table-cell>
          <table:table-cell/>
          <table:table-cell table:formula="of:=SUM([.H236:.H243])" office:value-type="float" office:value="40.63" calcext:value-type="float">
            <text:p>40,63</text:p>
          </table:table-cell>
          <table:table-cell table:style-name="ce166" table:formula="of:=[.C245]/100*[.G245]" office:value-type="float" office:value="0.8126" calcext:value-type="float">
            <text:p>0,81</text:p>
          </table:table-cell>
          <table:table-cell table:style-name="ce172"/>
          <table:table-cell table:number-columns-repeated="9"/>
          <table:table-cell table:style-name="ce76" table:number-columns-repeated="16366"/>
        </table:table-row>
        <table:table-row table:style-name="ro2">
          <table:table-cell/>
          <table:table-cell table:style-name="ce105"/>
          <table:table-cell table:number-columns-repeated="5"/>
          <table:table-cell table:style-name="ce167"/>
          <table:table-cell table:style-name="ce175"/>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52" office:value-type="string" calcext:value-type="string" table:number-columns-spanned="3" table:number-rows-spanned="1">
            <text:p>TOTAL PARTIDA………………………….…………</text:p>
          </table:table-cell>
          <table:covered-table-cell table:number-columns-repeated="2"/>
          <table:table-cell table:style-name="ce177" table:formula="of:=SUM([.H240:.H245])" office:value-type="float" office:value="41.4426" calcext:value-type="float">
            <text:p>41,44</text:p>
          </table:table-cell>
          <table:table-cell table:number-columns-repeated="9"/>
          <table:table-cell table:style-name="ce76" table:number-columns-repeated="16366"/>
        </table:table-row>
        <table:table-row table:style-name="ro2">
          <table:table-cell/>
          <table:table-cell table:style-name="ce131"/>
          <table:table-cell table:number-columns-repeated="3"/>
          <table:table-cell table:style-name="ce125" table:number-columns-repeated="3"/>
          <table:table-cell table:style-name="ce177"/>
          <table:table-cell table:number-columns-repeated="9"/>
          <table:table-cell table:style-name="ce76" table:number-columns-repeated="16366"/>
        </table:table-row>
        <table:table-row table:style-name="ro2">
          <table:table-cell/>
          <table:table-cell table:style-name="ce35" office:value-type="string" calcext:value-type="string" table:number-columns-spanned="8" table:number-rows-spanned="1">
            <text:p>2.4.0 QUADRES</text:p>
          </table:table-cell>
          <table:covered-table-cell table:style-name="ce141"/>
          <table:covered-table-cell table:number-columns-repeated="3" table:style-name="ce128"/>
          <table:covered-table-cell table:number-columns-repeated="3" table:style-name="ce161"/>
          <table:table-cell table:number-columns-repeated="9"/>
          <table:table-cell table:style-name="ce76" table:number-columns-repeated="16366"/>
        </table:table-row>
        <table:table-row table:style-name="ro2">
          <table:table-cell/>
          <table:table-cell table:style-name="ce125" office:value-type="string" calcext:value-type="string">
            <text:p>2.4.1</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Quadre general electrificació elevada</text:p>
          </table:table-cell>
          <table:covered-table-cell table:style-name="ce125"/>
          <table:table-cell table:style-name="ce55" table:number-columns-repeated="3"/>
          <table:table-cell table:number-columns-repeated="9"/>
          <table:table-cell table:style-name="ce76" table:number-columns-repeated="16366"/>
        </table:table-row>
        <table:table-row table:style-name="ro13">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ENV_3_36</text:p>
          </table:table-cell>
          <table:table-cell office:value-type="float" office:value="1" calcext:value-type="float">
            <text:p>1,000</text:p>
          </table:table-cell>
          <table:table-cell table:formula="of:=INDEX([$'preus unitaris'.$D$1:.$G$115];MATCH([.B252];[$'preus unitaris'.$D$1:.$D$115];0);2)" office:value-type="string" office:string-value="ud" calcext:value-type="string">
            <text:p>ud</text:p>
          </table:table-cell>
          <table:table-cell table:formula="of:=INDEX([$'preus unitaris'.$D$1:.$G$115];MATCH([.B252];[$'preus unitaris'.$D$1:.$D$115];0);3)" office:value-type="string" office:string-value="Caixa encastable quadre - 3 files - 36 mòduls" calcext:value-type="string">
            <text:p>Caixa encastable quadre - 3 files - 36 mòduls</text:p>
          </table:table-cell>
          <table:table-cell/>
          <table:table-cell table:style-name="ce118" table:formula="of:=INDEX([$'preus unitaris'.$D$1:.$G$115];MATCH([.B252];[$'preus unitaris'.$D$1:.$D$115];0);4)" office:value-type="float" office:value="114.47" calcext:value-type="float">
            <text:p>114,47</text:p>
          </table:table-cell>
          <table:table-cell table:formula="of:=[.C252]*[.G252]" office:value-type="float" office:value="114.47" calcext:value-type="float">
            <text:p>114,47</text:p>
          </table:table-cell>
          <table:table-cell table:number-columns-repeated="10"/>
          <table:table-cell table:style-name="ce76" table:number-columns-repeated="16366"/>
        </table:table-row>
        <table:table-row table:style-name="ro4">
          <table:table-cell/>
          <table:table-cell table:style-name="ce133" office:value-type="string" calcext:value-type="string">
            <text:p>PTS40</text:p>
          </table:table-cell>
          <table:table-cell table:style-name="ce146" office:value-type="float" office:value="1" calcext:value-type="float">
            <text:p>1,000</text:p>
          </table:table-cell>
          <table:table-cell table:formula="of:=INDEX([$'preus unitaris'.$D$1:.$G$115];MATCH([.B253];[$'preus unitaris'.$D$1:.$D$115];0);2)" office:value-type="string" office:string-value="ud" calcext:value-type="string">
            <text:p>ud</text:p>
          </table:table-cell>
          <table:table-cell table:formula="of:=INDEX([$'preus unitaris'.$D$1:.$G$115];MATCH([.B253];[$'preus unitaris'.$D$1:.$D$115];0);3)" office:value-type="string" office:string-value="PTS 40A" calcext:value-type="string">
            <text:p>PTS 40A</text:p>
          </table:table-cell>
          <table:table-cell/>
          <table:table-cell table:style-name="ce118" table:formula="of:=INDEX([$'preus unitaris'.$D$1:.$G$115];MATCH([.B253];[$'preus unitaris'.$D$1:.$D$115];0);4)" office:value-type="float" office:value="0" calcext:value-type="float">
            <text:p>0,00</text:p>
          </table:table-cell>
          <table:table-cell table:style-name="ce120" table:formula="of:=[.C253]*[.G25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6" office:value-type="string" calcext:value-type="string">
            <text:p>ID40_30</text:p>
          </table:table-cell>
          <table:table-cell office:value-type="float" office:value="3" calcext:value-type="float">
            <text:p>3,000</text:p>
          </table:table-cell>
          <table:table-cell table:formula="of:=INDEX([$'preus unitaris'.$D$1:.$G$115];MATCH([.B254];[$'preus unitaris'.$D$1:.$D$115];0);2)" office:value-type="string" office:string-value="ud" calcext:value-type="string">
            <text:p>ud</text:p>
          </table:table-cell>
          <table:table-cell table:formula="of:=INDEX([$'preus unitaris'.$D$1:.$G$115];MATCH([.B254];[$'preus unitaris'.$D$1:.$D$115];0);3)" office:value-type="string" office:string-value="ID 2P 40A 30mA AC residencial" calcext:value-type="string">
            <text:p>ID 2P 40A 30mA AC residencial</text:p>
          </table:table-cell>
          <table:table-cell/>
          <table:table-cell table:style-name="ce118" table:formula="of:=INDEX([$'preus unitaris'.$D$1:.$G$115];MATCH([.B254];[$'preus unitaris'.$D$1:.$D$115];0);4)" office:value-type="float" office:value="115.83" calcext:value-type="float">
            <text:p>115,83</text:p>
          </table:table-cell>
          <table:table-cell table:formula="of:=[.C254]*[.G254]" office:value-type="float" office:value="347.49" calcext:value-type="float">
            <text:p>347,49</text:p>
          </table:table-cell>
          <table:table-cell table:number-columns-repeated="10"/>
          <table:table-cell table:style-name="ce76" table:number-columns-repeated="16366"/>
        </table:table-row>
        <table:table-row table:style-name="ro2">
          <table:table-cell/>
          <table:table-cell table:style-name="ce6" office:value-type="string" calcext:value-type="string">
            <text:p>MT_10C</text:p>
          </table:table-cell>
          <table:table-cell office:value-type="float" office:value="1" calcext:value-type="float">
            <text:p>1,000</text:p>
          </table:table-cell>
          <table:table-cell table:formula="of:=INDEX([$'preus unitaris'.$D$1:.$G$115];MATCH([.B255];[$'preus unitaris'.$D$1:.$D$115];0);2)" office:value-type="string" office:string-value="ud" calcext:value-type="string">
            <text:p>ud</text:p>
          </table:table-cell>
          <table:table-cell table:formula="of:=INDEX([$'preus unitaris'.$D$1:.$G$115];MATCH([.B255];[$'preus unitaris'.$D$1:.$D$115];0);3)" office:value-type="string" office:string-value="Interruptor Magnetotèrmic; Resi9; 1P+N; 10 A" calcext:value-type="string">
            <text:p>Interruptor Magnetotèrmic; Resi9; 1P+N; 10 A</text:p>
          </table:table-cell>
          <table:table-cell/>
          <table:table-cell table:style-name="ce118" table:formula="of:=INDEX([$'preus unitaris'.$D$1:.$G$115];MATCH([.B255];[$'preus unitaris'.$D$1:.$D$115];0);4)" office:value-type="float" office:value="19.87" calcext:value-type="float">
            <text:p>19,87</text:p>
          </table:table-cell>
          <table:table-cell table:formula="of:=[.C255]*[.G255]"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6" office:value-type="string" calcext:value-type="string">
            <text:p>MT_16C</text:p>
          </table:table-cell>
          <table:table-cell office:value-type="float" office:value="6" calcext:value-type="float">
            <text:p>6,000</text:p>
          </table:table-cell>
          <table:table-cell table:formula="of:=INDEX([$'preus unitaris'.$D$1:.$G$115];MATCH([.B256];[$'preus unitaris'.$D$1:.$D$115];0);2)" office:value-type="string" office:string-value="ud" calcext:value-type="string">
            <text:p>ud</text:p>
          </table:table-cell>
          <table:table-cell table:formula="of:=INDEX([$'preus unitaris'.$D$1:.$G$115];MATCH([.B256];[$'preus unitaris'.$D$1:.$D$115];0);3)" office:value-type="string" office:string-value="Interruptor Magnetotèrmic; Resi9; 1P+N; 16 A" calcext:value-type="string">
            <text:p>Interruptor Magnetotèrmic; Resi9; 1P+N; 16 A</text:p>
          </table:table-cell>
          <table:table-cell/>
          <table:table-cell table:style-name="ce118" table:formula="of:=INDEX([$'preus unitaris'.$D$1:.$G$115];MATCH([.B256];[$'preus unitaris'.$D$1:.$D$115];0);4)" office:value-type="float" office:value="20.09" calcext:value-type="float">
            <text:p>20,09</text:p>
          </table:table-cell>
          <table:table-cell table:formula="of:=[.C256]*[.G256]" office:value-type="float" office:value="120.54" calcext:value-type="float">
            <text:p>120,54</text:p>
          </table:table-cell>
          <table:table-cell table:number-columns-repeated="10"/>
          <table:table-cell table:style-name="ce76" table:number-columns-repeated="16366"/>
        </table:table-row>
        <table:table-row table:style-name="ro14">
          <table:table-cell/>
          <table:table-cell table:style-name="ce6" office:value-type="string" calcext:value-type="string">
            <text:p>MT_25C</text:p>
          </table:table-cell>
          <table:table-cell office:value-type="float" office:value="1" calcext:value-type="float">
            <text:p>1,000</text:p>
          </table:table-cell>
          <table:table-cell table:formula="of:=INDEX([$'preus unitaris'.$D$1:.$G$115];MATCH([.B257];[$'preus unitaris'.$D$1:.$D$115];0);2)" office:value-type="string" office:string-value="ud" calcext:value-type="string">
            <text:p>ud</text:p>
          </table:table-cell>
          <table:table-cell table:formula="of:=INDEX([$'preus unitaris'.$D$1:.$G$115];MATCH([.B257];[$'preus unitaris'.$D$1:.$D$115];0);3)" office:value-type="string" office:string-value="Interruptor Magnetotèrmic; Resi9; 1P+N; 25 A" calcext:value-type="string">
            <text:p>Interruptor Magnetotèrmic; Resi9; 1P+N; 25 A</text:p>
          </table:table-cell>
          <table:table-cell/>
          <table:table-cell table:style-name="ce118" table:formula="of:=INDEX([$'preus unitaris'.$D$1:.$G$115];MATCH([.B257];[$'preus unitaris'.$D$1:.$D$115];0);4)" office:value-type="float" office:value="20.45" calcext:value-type="float">
            <text:p>20,45</text:p>
          </table:table-cell>
          <table:table-cell table:formula="of:=[.C257]*[.G257]"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6</text:p>
          </table:table-cell>
          <table:table-cell office:value-type="float" office:value="5" calcext:value-type="float">
            <text:p>5,000</text:p>
          </table:table-cell>
          <table:table-cell table:formula="of:=INDEX([$'preus unitaris'.$D$1:.$G$115];MATCH([.B258];[$'preus unitaris'.$D$1:.$D$115];0);2)" office:value-type="string" office:string-value="m" calcext:value-type="string">
            <text:p>m</text:p>
          </table:table-cell>
          <table:table-cell table:formula="of:=INDEX([$'preus unitaris'.$D$1:.$G$115];MATCH([.B258];[$'preus unitaris'.$D$1:.$D$115];0);3)" office:value-type="string" office:string-value="Cable 6 mm² H07ZK1" calcext:value-type="string">
            <text:p>Cable 6 mm² H07ZK1</text:p>
          </table:table-cell>
          <table:table-cell/>
          <table:table-cell table:style-name="ce118" table:formula="of:=INDEX([$'preus unitaris'.$D$1:.$G$115];MATCH([.B258];[$'preus unitaris'.$D$1:.$D$115];0);4)" office:value-type="float" office:value="1.4" calcext:value-type="float">
            <text:p>1,40</text:p>
          </table:table-cell>
          <table:table-cell table:formula="of:=[.C258]*[.G258]" office:value-type="float" office:value="7" calcext:value-type="float">
            <text:p>7,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1" calcext:value-type="float">
            <text:p>1,000</text:p>
          </table:table-cell>
          <table:table-cell table:formula="of:=INDEX([$'preus unitaris'.$D$1:.$G$115];MATCH([.B259];[$'preus unitaris'.$D$1:.$D$115];0);2)" office:value-type="string" office:string-value="h" calcext:value-type="string">
            <text:p>h</text:p>
          </table:table-cell>
          <table:table-cell table:formula="of:=INDEX([$'preus unitaris'.$D$1:.$G$115];MATCH([.B259];[$'preus unitaris'.$D$1:.$D$115];0);3)" office:value-type="string" office:string-value="Oficial 1a electricista" calcext:value-type="string">
            <text:p>Oficial 1a electricista</text:p>
          </table:table-cell>
          <table:table-cell table:style-name="ce155"/>
          <table:table-cell table:style-name="ce118" table:formula="of:=INDEX([$'preus unitaris'.$D$1:.$G$115];MATCH([.B259];[$'preus unitaris'.$D$1:.$D$115];0);4)" office:value-type="float" office:value="0" calcext:value-type="float">
            <text:p>0,00</text:p>
          </table:table-cell>
          <table:table-cell table:formula="of:=[.C259]*[.G259]"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60];[$'preus unitaris'.$D$1:.$D$115];0);2)" office:value-type="string" office:string-value="%" calcext:value-type="string">
            <text:p>%</text:p>
          </table:table-cell>
          <table:table-cell table:formula="of:=INDEX([$'preus unitaris'.$D$1:.$G$115];MATCH([.B260];[$'preus unitaris'.$D$1:.$D$115];0);3)" office:value-type="string" office:string-value="Mitjans auxiliars" calcext:value-type="string">
            <text:p>Mitjans auxiliars</text:p>
          </table:table-cell>
          <table:table-cell/>
          <table:table-cell table:formula="of:=SUM([.H252:.H259])" office:value-type="float" office:value="629.82" calcext:value-type="float">
            <text:p>629,82</text:p>
          </table:table-cell>
          <table:table-cell table:formula="of:=[.G260]*[.C260]/100" office:value-type="float" office:value="12.5964" calcext:value-type="float">
            <text:p>12,60</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252:.H260])" office:value-type="float" office:value="642.4164" calcext:value-type="float">
            <text:p>642,42</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4.2</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Quadre general electrificació bàsica</text:p>
          </table:table-cell>
          <table:covered-table-cell table:style-name="ce125"/>
          <table:table-cell table:style-name="ce55" table:number-columns-repeated="3"/>
          <table:table-cell table:number-columns-repeated="9"/>
          <table:table-cell table:style-name="ce76" table:number-columns-repeated="16366"/>
        </table:table-row>
        <table:table-row table:style-name="ro13">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ENV_3_36</text:p>
          </table:table-cell>
          <table:table-cell office:value-type="float" office:value="1" calcext:value-type="float">
            <text:p>1,000</text:p>
          </table:table-cell>
          <table:table-cell table:formula="of:=INDEX([$'preus unitaris'.$D$1:.$G$115];MATCH([.B266];[$'preus unitaris'.$D$1:.$D$115];0);2)" office:value-type="string" office:string-value="ud" calcext:value-type="string">
            <text:p>ud</text:p>
          </table:table-cell>
          <table:table-cell table:formula="of:=INDEX([$'preus unitaris'.$D$1:.$G$115];MATCH([.B266];[$'preus unitaris'.$D$1:.$D$115];0);3)" office:value-type="string" office:string-value="Caixa encastable quadre - 3 files - 36 mòduls" calcext:value-type="string">
            <text:p>Caixa encastable quadre - 3 files - 36 mòduls</text:p>
          </table:table-cell>
          <table:table-cell/>
          <table:table-cell table:style-name="ce118" table:formula="of:=INDEX([$'preus unitaris'.$D$1:.$G$115];MATCH([.B266];[$'preus unitaris'.$D$1:.$D$115];0);4)" office:value-type="float" office:value="114.47" calcext:value-type="float">
            <text:p>114,47</text:p>
          </table:table-cell>
          <table:table-cell table:formula="of:=[.C266]*[.G266]" office:value-type="float" office:value="114.47" calcext:value-type="float">
            <text:p>114,47</text:p>
          </table:table-cell>
          <table:table-cell table:number-columns-repeated="10"/>
          <table:table-cell table:style-name="ce76" table:number-columns-repeated="16366"/>
        </table:table-row>
        <table:table-row table:style-name="ro4">
          <table:table-cell/>
          <table:table-cell table:style-name="ce133" office:value-type="string" calcext:value-type="string">
            <text:p>PTS25</text:p>
          </table:table-cell>
          <table:table-cell table:style-name="ce146" office:value-type="float" office:value="1" calcext:value-type="float">
            <text:p>1,000</text:p>
          </table:table-cell>
          <table:table-cell table:formula="of:=INDEX([$'preus unitaris'.$D$1:.$G$115];MATCH([.B267];[$'preus unitaris'.$D$1:.$D$115];0);2)" office:value-type="string" office:string-value="ud" calcext:value-type="string">
            <text:p>ud</text:p>
          </table:table-cell>
          <table:table-cell table:formula="of:=INDEX([$'preus unitaris'.$D$1:.$G$115];MATCH([.B267];[$'preus unitaris'.$D$1:.$D$115];0);3)" office:value-type="string" office:string-value="PTS 25A" calcext:value-type="string">
            <text:p>PTS 25A</text:p>
          </table:table-cell>
          <table:table-cell/>
          <table:table-cell table:style-name="ce118" table:formula="of:=INDEX([$'preus unitaris'.$D$1:.$G$115];MATCH([.B267];[$'preus unitaris'.$D$1:.$D$115];0);4)" office:value-type="float" office:value="190.02" calcext:value-type="float">
            <text:p>190,02</text:p>
          </table:table-cell>
          <table:table-cell table:style-name="ce120" table:formula="of:=[.C267]*[.G267]" office:value-type="float" office:value="190.02" calcext:value-type="float">
            <text:p>190,02</text:p>
          </table:table-cell>
          <table:table-cell table:number-columns-repeated="10"/>
          <table:table-cell table:style-name="ce76" table:number-columns-repeated="16366"/>
        </table:table-row>
        <table:table-row table:style-name="ro2">
          <table:table-cell/>
          <table:table-cell table:style-name="ce6" office:value-type="string" calcext:value-type="string">
            <text:p>ID40_30</text:p>
          </table:table-cell>
          <table:table-cell office:value-type="float" office:value="1" calcext:value-type="float">
            <text:p>1,000</text:p>
          </table:table-cell>
          <table:table-cell table:formula="of:=INDEX([$'preus unitaris'.$D$1:.$G$115];MATCH([.B268];[$'preus unitaris'.$D$1:.$D$115];0);2)" office:value-type="string" office:string-value="ud" calcext:value-type="string">
            <text:p>ud</text:p>
          </table:table-cell>
          <table:table-cell table:formula="of:=INDEX([$'preus unitaris'.$D$1:.$G$115];MATCH([.B268];[$'preus unitaris'.$D$1:.$D$115];0);3)" office:value-type="string" office:string-value="ID 2P 40A 30mA AC residencial" calcext:value-type="string">
            <text:p>ID 2P 40A 30mA AC residencial</text:p>
          </table:table-cell>
          <table:table-cell/>
          <table:table-cell table:style-name="ce118" table:formula="of:=INDEX([$'preus unitaris'.$D$1:.$G$115];MATCH([.B268];[$'preus unitaris'.$D$1:.$D$115];0);4)" office:value-type="float" office:value="115.83" calcext:value-type="float">
            <text:p>115,83</text:p>
          </table:table-cell>
          <table:table-cell table:formula="of:=[.C268]*[.G268]" office:value-type="float" office:value="115.83" calcext:value-type="float">
            <text:p>115,83</text:p>
          </table:table-cell>
          <table:table-cell table:number-columns-repeated="10"/>
          <table:table-cell table:style-name="ce76" table:number-columns-repeated="16366"/>
        </table:table-row>
        <table:table-row table:style-name="ro2">
          <table:table-cell/>
          <table:table-cell table:style-name="ce6" office:value-type="string" calcext:value-type="string">
            <text:p>MT_10C</text:p>
          </table:table-cell>
          <table:table-cell office:value-type="float" office:value="1" calcext:value-type="float">
            <text:p>1,000</text:p>
          </table:table-cell>
          <table:table-cell table:formula="of:=INDEX([$'preus unitaris'.$D$1:.$G$115];MATCH([.B269];[$'preus unitaris'.$D$1:.$D$115];0);2)" office:value-type="string" office:string-value="ud" calcext:value-type="string">
            <text:p>ud</text:p>
          </table:table-cell>
          <table:table-cell table:formula="of:=INDEX([$'preus unitaris'.$D$1:.$G$115];MATCH([.B269];[$'preus unitaris'.$D$1:.$D$115];0);3)" office:value-type="string" office:string-value="Interruptor Magnetotèrmic; Resi9; 1P+N; 10 A" calcext:value-type="string">
            <text:p>Interruptor Magnetotèrmic; Resi9; 1P+N; 10 A</text:p>
          </table:table-cell>
          <table:table-cell/>
          <table:table-cell table:style-name="ce118" table:formula="of:=INDEX([$'preus unitaris'.$D$1:.$G$115];MATCH([.B269];[$'preus unitaris'.$D$1:.$D$115];0);4)" office:value-type="float" office:value="19.87" calcext:value-type="float">
            <text:p>19,87</text:p>
          </table:table-cell>
          <table:table-cell table:formula="of:=[.C269]*[.G269]"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6" office:value-type="string" calcext:value-type="string">
            <text:p>MT_16C</text:p>
          </table:table-cell>
          <table:table-cell office:value-type="float" office:value="5" calcext:value-type="float">
            <text:p>5,000</text:p>
          </table:table-cell>
          <table:table-cell table:formula="of:=INDEX([$'preus unitaris'.$D$1:.$G$115];MATCH([.B270];[$'preus unitaris'.$D$1:.$D$115];0);2)" office:value-type="string" office:string-value="ud" calcext:value-type="string">
            <text:p>ud</text:p>
          </table:table-cell>
          <table:table-cell table:formula="of:=INDEX([$'preus unitaris'.$D$1:.$G$115];MATCH([.B270];[$'preus unitaris'.$D$1:.$D$115];0);3)" office:value-type="string" office:string-value="Interruptor Magnetotèrmic; Resi9; 1P+N; 16 A" calcext:value-type="string">
            <text:p>Interruptor Magnetotèrmic; Resi9; 1P+N; 16 A</text:p>
          </table:table-cell>
          <table:table-cell/>
          <table:table-cell table:style-name="ce118" table:formula="of:=INDEX([$'preus unitaris'.$D$1:.$G$115];MATCH([.B270];[$'preus unitaris'.$D$1:.$D$115];0);4)" office:value-type="float" office:value="20.09" calcext:value-type="float">
            <text:p>20,09</text:p>
          </table:table-cell>
          <table:table-cell table:formula="of:=[.C270]*[.G270]" office:value-type="float" office:value="100.45" calcext:value-type="float">
            <text:p>100,45</text:p>
          </table:table-cell>
          <table:table-cell table:number-columns-repeated="10"/>
          <table:table-cell table:style-name="ce76" table:number-columns-repeated="16366"/>
        </table:table-row>
        <table:table-row table:style-name="ro14">
          <table:table-cell/>
          <table:table-cell table:style-name="ce6" office:value-type="string" calcext:value-type="string">
            <text:p>MT_25C</text:p>
          </table:table-cell>
          <table:table-cell office:value-type="float" office:value="1" calcext:value-type="float">
            <text:p>1,000</text:p>
          </table:table-cell>
          <table:table-cell table:formula="of:=INDEX([$'preus unitaris'.$D$1:.$G$115];MATCH([.B271];[$'preus unitaris'.$D$1:.$D$115];0);2)" office:value-type="string" office:string-value="ud" calcext:value-type="string">
            <text:p>ud</text:p>
          </table:table-cell>
          <table:table-cell table:formula="of:=INDEX([$'preus unitaris'.$D$1:.$G$115];MATCH([.B271];[$'preus unitaris'.$D$1:.$D$115];0);3)" office:value-type="string" office:string-value="Interruptor Magnetotèrmic; Resi9; 1P+N; 25 A" calcext:value-type="string">
            <text:p>Interruptor Magnetotèrmic; Resi9; 1P+N; 25 A</text:p>
          </table:table-cell>
          <table:table-cell/>
          <table:table-cell table:style-name="ce118" table:formula="of:=INDEX([$'preus unitaris'.$D$1:.$G$115];MATCH([.B271];[$'preus unitaris'.$D$1:.$D$115];0);4)" office:value-type="float" office:value="20.45" calcext:value-type="float">
            <text:p>20,45</text:p>
          </table:table-cell>
          <table:table-cell table:formula="of:=[.C271]*[.G271]"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6</text:p>
          </table:table-cell>
          <table:table-cell office:value-type="float" office:value="5" calcext:value-type="float">
            <text:p>5,000</text:p>
          </table:table-cell>
          <table:table-cell table:formula="of:=INDEX([$'preus unitaris'.$D$1:.$G$115];MATCH([.B272];[$'preus unitaris'.$D$1:.$D$115];0);2)" office:value-type="string" office:string-value="m" calcext:value-type="string">
            <text:p>m</text:p>
          </table:table-cell>
          <table:table-cell table:formula="of:=INDEX([$'preus unitaris'.$D$1:.$G$115];MATCH([.B272];[$'preus unitaris'.$D$1:.$D$115];0);3)" office:value-type="string" office:string-value="Cable 6 mm² H07ZK1" calcext:value-type="string">
            <text:p>Cable 6 mm² H07ZK1</text:p>
          </table:table-cell>
          <table:table-cell/>
          <table:table-cell table:style-name="ce118" table:formula="of:=INDEX([$'preus unitaris'.$D$1:.$G$115];MATCH([.B272];[$'preus unitaris'.$D$1:.$D$115];0);4)" office:value-type="float" office:value="1.4" calcext:value-type="float">
            <text:p>1,40</text:p>
          </table:table-cell>
          <table:table-cell table:formula="of:=[.C272]*[.G272]" office:value-type="float" office:value="7" calcext:value-type="float">
            <text:p>7,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1" calcext:value-type="float">
            <text:p>1,000</text:p>
          </table:table-cell>
          <table:table-cell table:formula="of:=INDEX([$'preus unitaris'.$D$1:.$G$115];MATCH([.B273];[$'preus unitaris'.$D$1:.$D$115];0);2)" office:value-type="string" office:string-value="h" calcext:value-type="string">
            <text:p>h</text:p>
          </table:table-cell>
          <table:table-cell table:formula="of:=INDEX([$'preus unitaris'.$D$1:.$G$115];MATCH([.B273];[$'preus unitaris'.$D$1:.$D$115];0);3)" office:value-type="string" office:string-value="Oficial 1a electricista" calcext:value-type="string">
            <text:p>Oficial 1a electricista</text:p>
          </table:table-cell>
          <table:table-cell table:style-name="ce155"/>
          <table:table-cell table:style-name="ce118" table:formula="of:=INDEX([$'preus unitaris'.$D$1:.$G$115];MATCH([.B273];[$'preus unitaris'.$D$1:.$D$115];0);4)" office:value-type="float" office:value="0" calcext:value-type="float">
            <text:p>0,00</text:p>
          </table:table-cell>
          <table:table-cell table:formula="of:=[.C273]*[.G273]"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74];[$'preus unitaris'.$D$1:.$D$115];0);2)" office:value-type="string" office:string-value="%" calcext:value-type="string">
            <text:p>%</text:p>
          </table:table-cell>
          <table:table-cell table:formula="of:=INDEX([$'preus unitaris'.$D$1:.$G$115];MATCH([.B274];[$'preus unitaris'.$D$1:.$D$115];0);3)" office:value-type="string" office:string-value="Mitjans auxiliars" calcext:value-type="string">
            <text:p>Mitjans auxiliars</text:p>
          </table:table-cell>
          <table:table-cell/>
          <table:table-cell table:formula="of:=SUM([.H266:.H273])" office:value-type="float" office:value="568.09" calcext:value-type="float">
            <text:p>568,09</text:p>
          </table:table-cell>
          <table:table-cell table:formula="of:=[.G274]*[.C274]/100" office:value-type="float" office:value="11.3618" calcext:value-type="float">
            <text:p>11,36</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266:.H274])" office:value-type="float" office:value="579.4518" calcext:value-type="float">
            <text:p>579,45</text:p>
          </table:table-cell>
          <table:table-cell table:number-columns-repeated="9"/>
          <table:table-cell table:style-name="ce76" table:number-columns-repeated="16366"/>
        </table:table-row>
        <table:table-row table:style-name="ro2">
          <table:table-cell table:number-columns-repeated="18"/>
          <table:table-cell table:style-name="ce76" table:number-columns-repeated="16366"/>
        </table:table-row>
        <table:table-row table:style-name="ro2">
          <table:table-cell/>
          <table:table-cell table:style-name="ce125" office:value-type="string" calcext:value-type="string">
            <text:p>2.4.3</text:p>
          </table:table-cell>
          <table:table-cell table:style-name="ce41"/>
          <table:table-cell table:style-name="ce125" office:value-type="string" calcext:value-type="string">
            <text:p>ud</text:p>
          </table:table-cell>
          <table:table-cell table:style-name="ce125" office:value-type="string" calcext:value-type="string" table:number-columns-spanned="2" table:number-rows-spanned="1">
            <text:p>Quadre general zones comunes</text:p>
          </table:table-cell>
          <table:covered-table-cell table:style-name="ce125"/>
          <table:table-cell table:style-name="ce55" table:number-columns-repeated="3"/>
          <table:table-cell table:number-columns-repeated="9"/>
          <table:table-cell table:style-name="ce76" table:number-columns-repeated="16366"/>
        </table:table-row>
        <table:table-row table:style-name="ro13">
          <table:table-cell table:number-columns-repeated="4"/>
          <table:table-cell table:style-name="ce150"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text:p>
          </table:table-cell>
          <table:covered-table-cell table:number-columns-repeated="3"/>
          <table:table-cell table:number-columns-repeated="10"/>
          <table:table-cell table:style-name="ce76" table:number-columns-repeated="16366"/>
        </table:table-row>
        <table:table-row table:style-name="ro2">
          <table:table-cell/>
          <table:table-cell table:style-name="ce6" office:value-type="string" calcext:value-type="string">
            <text:p>ENV_2_24</text:p>
          </table:table-cell>
          <table:table-cell office:value-type="float" office:value="1" calcext:value-type="float">
            <text:p>1,000</text:p>
          </table:table-cell>
          <table:table-cell table:formula="of:=INDEX([$'preus unitaris'.$D$1:.$G$115];MATCH([.B280];[$'preus unitaris'.$D$1:.$D$115];0);2)" office:value-type="string" office:string-value="ud" calcext:value-type="string">
            <text:p>ud</text:p>
          </table:table-cell>
          <table:table-cell table:formula="of:=INDEX([$'preus unitaris'.$D$1:.$G$115];MATCH([.B280];[$'preus unitaris'.$D$1:.$D$115];0);3)" office:value-type="string" office:string-value="Caixa encastable quadre - 2 files – 24 mòduls" calcext:value-type="string">
            <text:p>Caixa encastable quadre - 2 files – 24 mòduls</text:p>
          </table:table-cell>
          <table:table-cell/>
          <table:table-cell table:style-name="ce118" table:formula="of:=INDEX([$'preus unitaris'.$D$1:.$G$115];MATCH([.B280];[$'preus unitaris'.$D$1:.$D$115];0);4)" office:value-type="float" office:value="173.1" calcext:value-type="float">
            <text:p>173,10</text:p>
          </table:table-cell>
          <table:table-cell table:formula="of:=[.C280]*[.G280]" office:value-type="float" office:value="173.1" calcext:value-type="float">
            <text:p>173,10</text:p>
          </table:table-cell>
          <table:table-cell table:number-columns-repeated="10"/>
          <table:table-cell table:style-name="ce76" table:number-columns-repeated="16366"/>
        </table:table-row>
        <table:table-row table:style-name="ro4">
          <table:table-cell/>
          <table:table-cell table:style-name="ce133" office:value-type="string" calcext:value-type="string">
            <text:p>PTS25</text:p>
          </table:table-cell>
          <table:table-cell table:style-name="ce146" office:value-type="float" office:value="1" calcext:value-type="float">
            <text:p>1,000</text:p>
          </table:table-cell>
          <table:table-cell table:formula="of:=INDEX([$'preus unitaris'.$D$1:.$G$115];MATCH([.B281];[$'preus unitaris'.$D$1:.$D$115];0);2)" office:value-type="string" office:string-value="ud" calcext:value-type="string">
            <text:p>ud</text:p>
          </table:table-cell>
          <table:table-cell table:formula="of:=INDEX([$'preus unitaris'.$D$1:.$G$115];MATCH([.B281];[$'preus unitaris'.$D$1:.$D$115];0);3)" office:value-type="string" office:string-value="PTS 25A" calcext:value-type="string">
            <text:p>PTS 25A</text:p>
          </table:table-cell>
          <table:table-cell/>
          <table:table-cell table:style-name="ce118" table:formula="of:=INDEX([$'preus unitaris'.$D$1:.$G$115];MATCH([.B281];[$'preus unitaris'.$D$1:.$D$115];0);4)" office:value-type="float" office:value="190.02" calcext:value-type="float">
            <text:p>190,02</text:p>
          </table:table-cell>
          <table:table-cell table:style-name="ce120" table:formula="of:=[.C281]*[.G281]" office:value-type="float" office:value="190.02" calcext:value-type="float">
            <text:p>190,02</text:p>
          </table:table-cell>
          <table:table-cell table:number-columns-repeated="10"/>
          <table:table-cell table:style-name="ce76" table:number-columns-repeated="16366"/>
        </table:table-row>
        <table:table-row table:style-name="ro2">
          <table:table-cell/>
          <table:table-cell table:style-name="ce6" office:value-type="string" calcext:value-type="string">
            <text:p>ID40_30</text:p>
          </table:table-cell>
          <table:table-cell office:value-type="float" office:value="1" calcext:value-type="float">
            <text:p>1,000</text:p>
          </table:table-cell>
          <table:table-cell table:formula="of:=INDEX([$'preus unitaris'.$D$1:.$G$115];MATCH([.B282];[$'preus unitaris'.$D$1:.$D$115];0);2)" office:value-type="string" office:string-value="ud" calcext:value-type="string">
            <text:p>ud</text:p>
          </table:table-cell>
          <table:table-cell table:formula="of:=INDEX([$'preus unitaris'.$D$1:.$G$115];MATCH([.B282];[$'preus unitaris'.$D$1:.$D$115];0);3)" office:value-type="string" office:string-value="ID 2P 40A 30mA AC residencial" calcext:value-type="string">
            <text:p>ID 2P 40A 30mA AC residencial</text:p>
          </table:table-cell>
          <table:table-cell/>
          <table:table-cell table:style-name="ce118" table:formula="of:=INDEX([$'preus unitaris'.$D$1:.$G$115];MATCH([.B282];[$'preus unitaris'.$D$1:.$D$115];0);4)" office:value-type="float" office:value="115.83" calcext:value-type="float">
            <text:p>115,83</text:p>
          </table:table-cell>
          <table:table-cell table:formula="of:=[.C282]*[.G282]" office:value-type="float" office:value="115.83" calcext:value-type="float">
            <text:p>115,83</text:p>
          </table:table-cell>
          <table:table-cell table:number-columns-repeated="10"/>
          <table:table-cell table:style-name="ce76" table:number-columns-repeated="16366"/>
        </table:table-row>
        <table:table-row table:style-name="ro2">
          <table:table-cell/>
          <table:table-cell table:style-name="ce6" office:value-type="string" calcext:value-type="string">
            <text:p>MT_10C</text:p>
          </table:table-cell>
          <table:table-cell office:value-type="float" office:value="1" calcext:value-type="float">
            <text:p>1,000</text:p>
          </table:table-cell>
          <table:table-cell table:formula="of:=INDEX([$'preus unitaris'.$D$1:.$G$115];MATCH([.B283];[$'preus unitaris'.$D$1:.$D$115];0);2)" office:value-type="string" office:string-value="ud" calcext:value-type="string">
            <text:p>ud</text:p>
          </table:table-cell>
          <table:table-cell table:formula="of:=INDEX([$'preus unitaris'.$D$1:.$G$115];MATCH([.B283];[$'preus unitaris'.$D$1:.$D$115];0);3)" office:value-type="string" office:string-value="Interruptor Magnetotèrmic; Resi9; 1P+N; 10 A" calcext:value-type="string">
            <text:p>Interruptor Magnetotèrmic; Resi9; 1P+N; 10 A</text:p>
          </table:table-cell>
          <table:table-cell/>
          <table:table-cell table:style-name="ce118" table:formula="of:=INDEX([$'preus unitaris'.$D$1:.$G$115];MATCH([.B283];[$'preus unitaris'.$D$1:.$D$115];0);4)" office:value-type="float" office:value="19.87" calcext:value-type="float">
            <text:p>19,87</text:p>
          </table:table-cell>
          <table:table-cell table:formula="of:=[.C283]*[.G283]" office:value-type="float" office:value="19.87" calcext:value-type="float">
            <text:p>19,87</text:p>
          </table:table-cell>
          <table:table-cell table:number-columns-repeated="10"/>
          <table:table-cell table:style-name="ce76" table:number-columns-repeated="16366"/>
        </table:table-row>
        <table:table-row table:style-name="ro2">
          <table:table-cell/>
          <table:table-cell table:style-name="ce6" office:value-type="string" calcext:value-type="string">
            <text:p>MT_16C</text:p>
          </table:table-cell>
          <table:table-cell office:value-type="float" office:value="1" calcext:value-type="float">
            <text:p>1,000</text:p>
          </table:table-cell>
          <table:table-cell table:formula="of:=INDEX([$'preus unitaris'.$D$1:.$G$115];MATCH([.B284];[$'preus unitaris'.$D$1:.$D$115];0);2)" office:value-type="string" office:string-value="ud" calcext:value-type="string">
            <text:p>ud</text:p>
          </table:table-cell>
          <table:table-cell table:formula="of:=INDEX([$'preus unitaris'.$D$1:.$G$115];MATCH([.B284];[$'preus unitaris'.$D$1:.$D$115];0);3)" office:value-type="string" office:string-value="Interruptor Magnetotèrmic; Resi9; 1P+N; 16 A" calcext:value-type="string">
            <text:p>Interruptor Magnetotèrmic; Resi9; 1P+N; 16 A</text:p>
          </table:table-cell>
          <table:table-cell/>
          <table:table-cell table:style-name="ce118" table:formula="of:=INDEX([$'preus unitaris'.$D$1:.$G$115];MATCH([.B284];[$'preus unitaris'.$D$1:.$D$115];0);4)" office:value-type="float" office:value="20.09" calcext:value-type="float">
            <text:p>20,09</text:p>
          </table:table-cell>
          <table:table-cell table:formula="of:=[.C284]*[.G284]" office:value-type="float" office:value="20.09" calcext:value-type="float">
            <text:p>20,09</text:p>
          </table:table-cell>
          <table:table-cell table:number-columns-repeated="10"/>
          <table:table-cell table:style-name="ce76" table:number-columns-repeated="16366"/>
        </table:table-row>
        <table:table-row table:style-name="ro14">
          <table:table-cell/>
          <table:table-cell table:style-name="ce6" office:value-type="string" calcext:value-type="string">
            <text:p>MT_25C</text:p>
          </table:table-cell>
          <table:table-cell office:value-type="float" office:value="1" calcext:value-type="float">
            <text:p>1,000</text:p>
          </table:table-cell>
          <table:table-cell table:formula="of:=INDEX([$'preus unitaris'.$D$1:.$G$115];MATCH([.B285];[$'preus unitaris'.$D$1:.$D$115];0);2)" office:value-type="string" office:string-value="ud" calcext:value-type="string">
            <text:p>ud</text:p>
          </table:table-cell>
          <table:table-cell table:formula="of:=INDEX([$'preus unitaris'.$D$1:.$G$115];MATCH([.B285];[$'preus unitaris'.$D$1:.$D$115];0);3)" office:value-type="string" office:string-value="Interruptor Magnetotèrmic; Resi9; 1P+N; 25 A" calcext:value-type="string">
            <text:p>Interruptor Magnetotèrmic; Resi9; 1P+N; 25 A</text:p>
          </table:table-cell>
          <table:table-cell/>
          <table:table-cell table:style-name="ce118" table:formula="of:=INDEX([$'preus unitaris'.$D$1:.$G$115];MATCH([.B285];[$'preus unitaris'.$D$1:.$D$115];0);4)" office:value-type="float" office:value="20.45" calcext:value-type="float">
            <text:p>20,45</text:p>
          </table:table-cell>
          <table:table-cell table:formula="of:=[.C285]*[.G285]" office:value-type="float" office:value="20.45" calcext:value-type="float">
            <text:p>20,45</text:p>
          </table:table-cell>
          <table:table-cell table:number-columns-repeated="10"/>
          <table:table-cell table:style-name="ce76" table:number-columns-repeated="16366"/>
        </table:table-row>
        <table:table-row table:style-name="ro2">
          <table:table-cell/>
          <table:table-cell table:style-name="ce6" office:value-type="string" calcext:value-type="string">
            <text:p>H07Z1-K_6</text:p>
          </table:table-cell>
          <table:table-cell office:value-type="float" office:value="5" calcext:value-type="float">
            <text:p>5,000</text:p>
          </table:table-cell>
          <table:table-cell table:formula="of:=INDEX([$'preus unitaris'.$D$1:.$G$115];MATCH([.B286];[$'preus unitaris'.$D$1:.$D$115];0);2)" office:value-type="string" office:string-value="m" calcext:value-type="string">
            <text:p>m</text:p>
          </table:table-cell>
          <table:table-cell table:formula="of:=INDEX([$'preus unitaris'.$D$1:.$G$115];MATCH([.B286];[$'preus unitaris'.$D$1:.$D$115];0);3)" office:value-type="string" office:string-value="Cable 6 mm² H07ZK1" calcext:value-type="string">
            <text:p>Cable 6 mm² H07ZK1</text:p>
          </table:table-cell>
          <table:table-cell/>
          <table:table-cell table:style-name="ce118" table:formula="of:=INDEX([$'preus unitaris'.$D$1:.$G$115];MATCH([.B286];[$'preus unitaris'.$D$1:.$D$115];0);4)" office:value-type="float" office:value="1.4" calcext:value-type="float">
            <text:p>1,40</text:p>
          </table:table-cell>
          <table:table-cell table:formula="of:=[.C286]*[.G286]" office:value-type="float" office:value="7" calcext:value-type="float">
            <text:p>7,00</text:p>
          </table:table-cell>
          <table:table-cell table:number-columns-repeated="10"/>
          <table:table-cell table:style-name="ce76" table:number-columns-repeated="16366"/>
        </table:table-row>
        <table:table-row table:style-name="ro2">
          <table:table-cell/>
          <table:table-cell table:style-name="ce6" office:value-type="string" calcext:value-type="string">
            <text:p>MO_ELEC_1</text:p>
          </table:table-cell>
          <table:table-cell office:value-type="float" office:value="1" calcext:value-type="float">
            <text:p>1,000</text:p>
          </table:table-cell>
          <table:table-cell table:formula="of:=INDEX([$'preus unitaris'.$D$1:.$G$115];MATCH([.B287];[$'preus unitaris'.$D$1:.$D$115];0);2)" office:value-type="string" office:string-value="h" calcext:value-type="string">
            <text:p>h</text:p>
          </table:table-cell>
          <table:table-cell table:formula="of:=INDEX([$'preus unitaris'.$D$1:.$G$115];MATCH([.B287];[$'preus unitaris'.$D$1:.$D$115];0);3)" office:value-type="string" office:string-value="Oficial 1a electricista" calcext:value-type="string">
            <text:p>Oficial 1a electricista</text:p>
          </table:table-cell>
          <table:table-cell table:style-name="ce155"/>
          <table:table-cell table:style-name="ce118" table:formula="of:=INDEX([$'preus unitaris'.$D$1:.$G$115];MATCH([.B287];[$'preus unitaris'.$D$1:.$D$115];0);4)" office:value-type="float" office:value="0" calcext:value-type="float">
            <text:p>0,00</text:p>
          </table:table-cell>
          <table:table-cell table:formula="of:=[.C287]*[.G287]" office:value-type="float" office:value="0" calcext:value-type="float">
            <text:p>0,00</text:p>
          </table:table-cell>
          <table:table-cell table:number-columns-repeated="10"/>
          <table:table-cell table:style-name="ce76" table:number-columns-repeated="16366"/>
        </table:table-row>
        <table:table-row table:style-name="ro2">
          <table:table-cell/>
          <table:table-cell table:style-name="ce105" office:value-type="string" calcext:value-type="string">
            <text:p>%0200</text:p>
          </table:table-cell>
          <table:table-cell office:value-type="float" office:value="2" calcext:value-type="float">
            <text:p>2,000</text:p>
          </table:table-cell>
          <table:table-cell table:formula="of:=INDEX([$'preus unitaris'.$D$1:.$G$115];MATCH([.B288];[$'preus unitaris'.$D$1:.$D$115];0);2)" office:value-type="string" office:string-value="%" calcext:value-type="string">
            <text:p>%</text:p>
          </table:table-cell>
          <table:table-cell table:formula="of:=INDEX([$'preus unitaris'.$D$1:.$G$115];MATCH([.B288];[$'preus unitaris'.$D$1:.$D$115];0);3)" office:value-type="string" office:string-value="Mitjans auxiliars" calcext:value-type="string">
            <text:p>Mitjans auxiliars</text:p>
          </table:table-cell>
          <table:table-cell/>
          <table:table-cell table:formula="of:=SUM([.H280:.H287])" office:value-type="float" office:value="546.36" calcext:value-type="float">
            <text:p>546,36</text:p>
          </table:table-cell>
          <table:table-cell table:formula="of:=[.G288]*[.C288]/100" office:value-type="float" office:value="10.9272" calcext:value-type="float">
            <text:p>10,93</text:p>
          </table:table-cell>
          <table:table-cell table:style-name="ce169"/>
          <table:table-cell table:number-columns-repeated="9"/>
          <table:table-cell table:style-name="ce76" table:number-columns-repeated="16366"/>
        </table:table-row>
        <table:table-row table:style-name="ro2">
          <table:table-cell table:number-columns-repeated="5"/>
          <table:table-cell table:style-name="ce151"/>
          <table:table-cell table:style-name="ce55"/>
          <table:table-cell table:style-name="ce162"/>
          <table:table-cell table:number-columns-repeated="10"/>
          <table:table-cell table:style-name="ce76" table:number-columns-repeated="16366"/>
        </table:table-row>
        <table:table-row table:style-name="ro2">
          <table:table-cell table:number-columns-repeated="5"/>
          <table:table-cell table:style-name="ce52" office:value-type="string" calcext:value-type="string" table:number-columns-spanned="3" table:number-rows-spanned="1">
            <text:p>TOTAL PARTIDA………………………….…………</text:p>
          </table:table-cell>
          <table:covered-table-cell table:number-columns-repeated="2"/>
          <table:table-cell table:style-name="ce170" table:formula="of:=SUM([.H280:.H288])" office:value-type="float" office:value="557.2872" calcext:value-type="float">
            <text:p>557,29</text:p>
          </table:table-cell>
          <table:table-cell table:number-columns-repeated="9"/>
          <table:table-cell table:style-name="ce76" table:number-columns-repeated="16366"/>
        </table:table-row>
        <table:table-row table:style-name="ro2" table:number-rows-repeated="1048278">
          <table:table-cell table:number-columns-repeated="18"/>
          <table:table-cell table:style-name="ce76" table:number-columns-repeated="16366"/>
        </table:table-row>
        <table:table-row table:style-name="ro15" table:number-rows-repeated="7">
          <table:table-cell table:number-columns-repeated="18"/>
          <table:table-cell table:style-name="ce76" table:number-columns-repeated="16366"/>
        </table:table-row>
        <table:table-row table:style-name="ro15">
          <table:table-cell table:number-columns-repeated="18"/>
          <table:table-cell table:style-name="ce76" table:number-columns-repeated="16366"/>
        </table:table-row>
      </table:table>
      <table:table table:name="pressupost" table:style-name="ta1">
        <table:table-column table:style-name="co14" table:default-cell-style-name="ce76"/>
        <table:table-column table:style-name="co6" table:default-cell-style-name="ce76"/>
        <table:table-column table:style-name="co15" table:default-cell-style-name="ce76"/>
        <table:table-column table:style-name="co16" table:default-cell-style-name="ce76"/>
        <table:table-column table:style-name="co6" table:number-columns-repeated="2" table:default-cell-style-name="ce184"/>
        <table:table-column table:style-name="co6" table:number-columns-repeated="2" table:default-cell-style-name="ce76"/>
        <table:table-column table:style-name="co6" table:number-columns-repeated="2" table:default-cell-style-name="ce184"/>
        <table:table-column table:style-name="co6" table:default-cell-style-name="ce207"/>
        <table:table-column table:style-name="co6" table:default-cell-style-name="ce184"/>
        <table:table-column table:style-name="co6" table:number-columns-repeated="20" table:default-cell-style-name="ce76"/>
        <table:table-column table:style-name="co6" table:number-columns-repeated="16352"/>
        <table:table-row table:style-name="ro2" table:number-rows-repeated="2">
          <table:table-cell table:style-name="ce111" table:number-columns-repeated="4"/>
          <table:table-cell table:number-columns-repeated="2"/>
          <table:table-cell table:style-name="ce111" table:number-columns-repeated="2"/>
          <table:table-cell table:number-columns-repeated="4"/>
          <table:table-cell table:style-name="ce111" table:number-columns-repeated="20"/>
          <table:table-cell table:style-name="Default" table:number-columns-repeated="16352"/>
        </table:table-row>
        <table:table-row table:style-name="ro2">
          <table:table-cell table:style-name="ce111"/>
          <table:table-cell table:style-name="ce178" office:value-type="string" calcext:value-type="string">
            <text:p>CODI</text:p>
          </table:table-cell>
          <table:table-cell table:style-name="ce178" office:value-type="string" calcext:value-type="string">
            <text:p>UD</text:p>
          </table:table-cell>
          <table:table-cell table:style-name="ce178" office:value-type="string" calcext:value-type="string">
            <text:p>RESUM</text:p>
          </table:table-cell>
          <table:table-cell table:style-name="ce71" office:value-type="string" calcext:value-type="string">
            <text:p>UDS</text:p>
          </table:table-cell>
          <table:table-cell table:style-name="ce71" office:value-type="string" calcext:value-type="string">
            <text:p>LONGITUD</text:p>
          </table:table-cell>
          <table:table-cell table:style-name="ce151" office:value-type="string" calcext:value-type="string">
            <text:p>AMPLE</text:p>
          </table:table-cell>
          <table:table-cell table:style-name="ce151" office:value-type="string" calcext:value-type="string">
            <text:p>ALTURA</text:p>
          </table:table-cell>
          <table:table-cell table:style-name="ce71" office:value-type="string" calcext:value-type="string">
            <text:p>PARCIALS</text:p>
          </table:table-cell>
          <table:table-cell table:style-name="ce71" office:value-type="string" calcext:value-type="string">
            <text:p>QUANTITAT</text:p>
          </table:table-cell>
          <table:table-cell table:style-name="ce151" office:value-type="string" calcext:value-type="string">
            <text:p>PREU</text:p>
          </table:table-cell>
          <table:table-cell table:style-name="ce71" office:value-type="string" calcext:value-type="string">
            <text:p>IMPORT</text:p>
          </table:table-cell>
          <table:table-cell table:style-name="ce178" table:number-columns-repeated="7"/>
          <table:table-cell table:style-name="ce111" table:number-columns-repeated="13"/>
          <table:table-cell table:style-name="Default" table:number-columns-repeated="16352"/>
        </table:table-row>
        <table:table-row table:style-name="ro2">
          <table:table-cell table:style-name="ce111"/>
          <table:table-cell table:style-name="ce179" table:number-columns-repeated="3"/>
          <table:table-cell table:style-name="ce204" table:number-columns-repeated="2"/>
          <table:table-cell table:style-name="ce179" table:number-columns-repeated="2"/>
          <table:table-cell table:style-name="ce204" table:number-columns-repeated="2"/>
          <table:table-cell table:style-name="ce229"/>
          <table:table-cell table:style-name="ce204"/>
          <table:table-cell table:style-name="ce178" table:number-columns-repeated="7"/>
          <table:table-cell table:style-name="ce111" table:number-columns-repeated="13"/>
          <table:table-cell table:style-name="Default" table:number-columns-repeated="16352"/>
        </table:table-row>
        <table:table-row table:style-name="ro2">
          <table:table-cell/>
          <table:table-cell table:style-name="ce127" table:formula="of:=[$descompost.B77]" office:value-type="string" office:string-value="CAPÍTULO 2 OBRA ELÉCTRICA" calcext:value-type="string" table:number-columns-spanned="11" table:number-rows-spanned="1">
            <text:p>CAPÍTULO 2 OBRA ELÉCTRICA</text:p>
          </table:table-cell>
          <table:covered-table-cell table:style-name="ce127"/>
          <table:covered-table-cell table:number-columns-repeated="3"/>
          <table:covered-table-cell table:style-name="ce52"/>
          <table:covered-table-cell table:number-columns-repeated="2"/>
          <table:covered-table-cell table:style-name="ce222"/>
          <table:covered-table-cell table:style-name="ce151"/>
          <table:covered-table-cell table:style-name="ce71"/>
          <table:table-cell table:number-columns-repeated="20"/>
          <table:table-cell table:style-name="ce76" table:number-columns-repeated="16352"/>
        </table:table-row>
        <table:table-row table:style-name="ro2">
          <table:table-cell/>
          <table:table-cell table:style-name="ce68" table:formula="of:=[$descompost.B78]" office:value-type="string" office:string-value="2.1.0 MECANISMES" calcext:value-type="string" table:number-columns-spanned="11" table:number-rows-spanned="1">
            <text:p>2.1.0 MECANISMES</text:p>
          </table:table-cell>
          <table:covered-table-cell table:style-name="ce68"/>
          <table:covered-table-cell table:style-name="ce35"/>
          <table:covered-table-cell table:number-columns-repeated="2" table:style-name="ce205"/>
          <table:covered-table-cell table:number-columns-repeated="2" table:style-name="ce35"/>
          <table:covered-table-cell table:number-columns-repeated="2" table:style-name="ce205"/>
          <table:covered-table-cell table:style-name="ce234"/>
          <table:covered-table-cell table:style-name="ce205"/>
          <table:table-cell table:number-columns-repeated="20"/>
          <table:table-cell table:style-name="ce76" table:number-columns-repeated="16352"/>
        </table:table-row>
        <table:table-row table:style-name="ro2">
          <table:table-cell/>
          <table:table-cell table:style-name="ce125" table:formula="of:=[$descompost.B5]" office:value-type="string" office:string-value="01.01" calcext:value-type="string">
            <text:p>01.01</text:p>
          </table:table-cell>
          <table:table-cell table:style-name="ce125" table:formula="of:=[$descompost.D5]" office:value-type="string" office:string-value="m" calcext:value-type="string">
            <text:p>m</text:p>
          </table:table-cell>
          <table:table-cell table:style-name="ce125" table:formula="of:=[$descompost.E5]" office:value-type="string" office:string-value="LGA" calcext:value-type="string">
            <text:p>LGA</text:p>
          </table:table-cell>
          <table:table-cell table:number-columns-repeated="28"/>
          <table:table-cell table:style-name="ce76" table:number-columns-repeated="16352"/>
        </table:table-row>
        <table:table-row table:style-name="ro16">
          <table:table-cell table:number-columns-repeated="3"/>
          <table:table-cell table:style-name="ce148" table:formula="of:=[$descompost.E6]" office:value-type="string" office:string-value="Línia General d'Alimentació (LGA) formada per conductors unipolars de coure RZ1-K (AS), AFUMEX o similar aprovat per la DF 1000 V, secció 150 mm². Totalment instal·lat i en funcionament. Inclou material auxiliar i treballs nocturns i en cap de setmana si fosin necessaris." calcext:value-type="string" table:number-columns-spanned="7"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6"/>
          <table:table-cell table:number-columns-repeated="22"/>
          <table:table-cell table:style-name="ce76" table:number-columns-repeated="16352"/>
        </table:table-row>
        <table:table-row table:style-name="ro2">
          <table:table-cell table:number-columns-repeated="3"/>
          <table:table-cell office:value-type="string" calcext:value-type="string">
            <text:p>- LGA 1 <text:span text:style-name="T5">(</text:span>Edifici<text:span text:style-name="T5">)</text:span></text:p>
          </table:table-cell>
          <table:table-cell table:style-name="ce206" office:value-type="float" office:value="2" calcext:value-type="float">
            <text:p>2</text:p>
          </table:table-cell>
          <table:table-cell office:value-type="float" office:value="1" calcext:value-type="float">
            <text:p>1,00</text:p>
          </table:table-cell>
          <table:table-cell table:style-name="ce119"/>
          <table:table-cell/>
          <table:table-cell table:formula="of:=PRODUCT([.E9:.H9])" office:value-type="float" office:value="2" calcext:value-type="float">
            <text:p>2,00</text:p>
          </table:table-cell>
          <table:table-cell table:number-columns-repeated="23"/>
          <table:table-cell table:style-name="ce76" table:number-columns-repeated="16352"/>
        </table:table-row>
        <table:table-row table:style-name="ro2">
          <table:table-cell table:number-columns-repeated="8"/>
          <table:table-cell table:style-name="ce210"/>
          <table:table-cell table:style-name="ce222" table:formula="of:=[.I9]" office:value-type="float" office:value="2" calcext:value-type="float">
            <text:p>2,00</text:p>
          </table:table-cell>
          <table:table-cell table:style-name="ce222" table:formula="of:=[$descompost.I12]" office:value-type="float" office:value="215.12616" calcext:value-type="float">
            <text:p>215,13</text:p>
          </table:table-cell>
          <table:table-cell table:style-name="ce222" table:formula="of:=[.J10]*[.K10]" office:value-type="float" office:value="430.25232" calcext:value-type="float">
            <text:p>430,25</text:p>
          </table:table-cell>
          <table:table-cell table:number-columns-repeated="20"/>
          <table:table-cell table:style-name="ce76" table:number-columns-repeated="16352"/>
        </table:table-row>
        <table:table-row table:style-name="ro2">
          <table:table-cell/>
          <table:table-cell table:style-name="Default" table:number-columns-repeated="11"/>
          <table:table-cell table:number-columns-repeated="20"/>
          <table:table-cell table:style-name="ce76" table:number-columns-repeated="16352"/>
        </table:table-row>
        <table:table-row table:style-name="ro2">
          <table:table-cell/>
          <table:table-cell table:style-name="ce125" table:formula="of:=[$descompost.B14]" office:value-type="string" office:string-value="01.02" calcext:value-type="string">
            <text:p>01.02</text:p>
          </table:table-cell>
          <table:table-cell table:style-name="ce125" table:formula="of:=[$descompost.D14]" office:value-type="string" office:string-value="ud" calcext:value-type="string">
            <text:p>ud</text:p>
          </table:table-cell>
          <table:table-cell table:style-name="ce125" table:formula="of:=[$descompost.E14]" office:value-type="string" office:string-value="Nicho CGP+CS" calcext:value-type="string">
            <text:p>Nicho CGP+CS</text:p>
          </table:table-cell>
          <table:table-cell table:number-columns-repeated="28"/>
          <table:table-cell table:style-name="ce76" table:number-columns-repeated="16352"/>
        </table:table-row>
        <table:table-row table:style-name="ro17">
          <table:table-cell table:number-columns-repeated="3"/>
          <table:table-cell table:style-name="ce148" table:formula="of:=[$descompost.E15]" office:value-type="string" office:string-value="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arc i porta metàl·lica amb pany o cadenat, amb grau de protecció IK10 segons UNE-EN 50102, protegits de la corrosió i normalitzats per l'empresa subministradora. Totalment instal·lat i en funcionament. Inclou material auxiliar i treballs nocturns i en cap de setmana si fosin necessaris." calcext:value-type="string" table:number-columns-spanned="7" table:number-rows-spanned="1">
            <text:p>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arc i porta metàl·lica amb pany o cadenat, amb grau de protecció IK10 segons UNE-EN 50102, protegits de la corrosió i normalitzats per l'empresa subministradora. Totalment instal·lat i en funcionament. Inclou material auxiliar i treballs nocturns i en cap de setmana si fosin necessaris.</text:p>
          </table:table-cell>
          <table:covered-table-cell table:number-columns-repeated="6"/>
          <table:table-cell table:number-columns-repeated="22"/>
          <table:table-cell table:style-name="ce76" table:number-columns-repeated="16352"/>
        </table:table-row>
        <table:table-row table:style-name="ro2">
          <table:table-cell table:number-columns-repeated="3"/>
          <table:table-cell office:value-type="string" calcext:value-type="string">
            <text:p>- CGP+ninxol 1</text:p>
          </table:table-cell>
          <table:table-cell table:style-name="ce206" office:value-type="float" office:value="1" calcext:value-type="float">
            <text:p>1</text:p>
          </table:table-cell>
          <table:table-cell/>
          <table:table-cell table:style-name="ce119"/>
          <table:table-cell/>
          <table:table-cell table:formula="of:=PRODUCT([.E14:.H14])" office:value-type="float" office:value="1" calcext:value-type="float">
            <text:p>1,00</text:p>
          </table:table-cell>
          <table:table-cell table:number-columns-repeated="23"/>
          <table:table-cell table:style-name="ce76" table:number-columns-repeated="16352"/>
        </table:table-row>
        <table:table-row table:style-name="ro2">
          <table:table-cell table:number-columns-repeated="8"/>
          <table:table-cell table:style-name="ce210"/>
          <table:table-cell table:style-name="ce222" table:formula="of:=[.I14]" office:value-type="float" office:value="1" calcext:value-type="float">
            <text:p>1,00</text:p>
          </table:table-cell>
          <table:table-cell table:style-name="ce222" table:formula="of:=[$descompost.I24]" office:value-type="float" office:value="553.095" calcext:value-type="float">
            <text:p>553,10</text:p>
          </table:table-cell>
          <table:table-cell table:style-name="ce222" table:formula="of:=[.J15]*[.K15]" office:value-type="float" office:value="553.095" calcext:value-type="float">
            <text:p>553,10</text:p>
          </table:table-cell>
          <table:table-cell table:number-columns-repeated="20"/>
          <table:table-cell table:style-name="ce76" table:number-columns-repeated="16352"/>
        </table:table-row>
        <table:table-row table:style-name="ro2" table:number-rows-repeated="3">
          <table:table-cell table:number-columns-repeated="4"/>
          <table:table-cell table:style-name="ce207" table:number-columns-repeated="2"/>
          <table:table-cell table:number-columns-repeated="2"/>
          <table:table-cell table:style-name="ce207" table:number-columns-repeated="2"/>
          <table:table-cell/>
          <table:table-cell table:style-name="ce207"/>
          <table:table-cell table:number-columns-repeated="20"/>
          <table:table-cell table:style-name="ce76" table:number-columns-repeated="16352"/>
        </table:table-row>
        <table:table-row table:style-name="ro2" table:number-rows-repeated="2">
          <table:table-cell/>
          <table:table-cell table:style-name="Default" table:number-columns-repeated="11"/>
          <table:table-cell table:number-columns-repeated="20"/>
          <table:table-cell table:style-name="ce76" table:number-columns-repeated="16352"/>
        </table:table-row>
        <table:table-row table:style-name="ro2">
          <table:table-cell table:number-columns-repeated="4"/>
          <table:table-cell table:style-name="ce207" table:number-columns-repeated="2"/>
          <table:table-cell table:number-columns-repeated="2"/>
          <table:table-cell table:style-name="ce207" table:number-columns-repeated="2"/>
          <table:table-cell/>
          <table:table-cell table:style-name="ce207"/>
          <table:table-cell table:number-columns-repeated="20"/>
          <table:table-cell table:style-name="ce76" table:number-columns-repeated="16352"/>
        </table:table-row>
        <table:table-row table:style-name="ro2" table:number-rows-repeated="3">
          <table:table-cell table:number-columns-repeated="32"/>
          <table:table-cell table:style-name="ce76" table:number-columns-repeated="16352"/>
        </table:table-row>
        <table:table-row table:style-name="ro2">
          <table:table-cell table:number-columns-repeated="4"/>
          <table:table-cell table:style-name="ce207" table:number-columns-repeated="2"/>
          <table:table-cell table:number-columns-repeated="2"/>
          <table:table-cell table:style-name="ce207" table:number-columns-repeated="2"/>
          <table:table-cell/>
          <table:table-cell table:style-name="ce207"/>
          <table:table-cell table:number-columns-repeated="20"/>
          <table:table-cell table:style-name="ce76" table:number-columns-repeated="16352"/>
        </table:table-row>
        <table:table-row table:style-name="ro2">
          <table:table-cell table:number-columns-repeated="3"/>
          <table:table-cell table:style-name="ce181" office:value-type="string" calcext:value-type="string" table:number-columns-spanned="4" table:number-rows-spanned="1">
            <text:p>TOTAL 2.4.0 SUBCAPÍTOL MECANISMES</text:p>
          </table:table-cell>
          <table:covered-table-cell table:number-columns-repeated="2"/>
          <table:covered-table-cell table:style-name="ce111"/>
          <table:table-cell table:style-name="ce209" table:number-columns-spanned="4" table:number-rows-spanned="1"/>
          <table:covered-table-cell table:style-name="ce211"/>
          <table:covered-table-cell table:number-columns-repeated="2" table:style-name="ce228"/>
          <table:table-cell table:style-name="ce222" office:value-type="float" office:value="123" calcext:value-type="float">
            <text:p>123,00</text:p>
          </table:table-cell>
          <table:table-cell table:number-columns-repeated="20"/>
          <table:table-cell table:style-name="ce76" table:number-columns-repeated="16352"/>
        </table:table-row>
        <table:table-row table:style-name="ro2" table:number-rows-repeated="1048320">
          <table:table-cell table:number-columns-repeated="32"/>
          <table:table-cell table:style-name="ce76" table:number-columns-repeated="16352"/>
        </table:table-row>
        <table:table-row table:style-name="ro15" table:number-rows-repeated="229">
          <table:table-cell table:number-columns-repeated="32"/>
          <table:table-cell table:style-name="ce76" table:number-columns-repeated="16352"/>
        </table:table-row>
        <table:table-row table:style-name="ro15">
          <table:table-cell table:number-columns-repeated="32"/>
          <table:table-cell table:style-name="ce76" table:number-columns-repeated="16352"/>
        </table:table-row>
      </table:table>
      <table:table table:name="Resumen Presupuesto" table:style-name="ta1">
        <table:table-column table:style-name="co17" table:default-cell-style-name="Default"/>
        <table:table-column table:style-name="co6" table:default-cell-style-name="ce220"/>
        <table:table-column table:style-name="co18" table:default-cell-style-name="ce220"/>
        <table:table-column table:style-name="co6" table:number-columns-repeated="2" table:default-cell-style-name="ce220"/>
        <table:table-column table:style-name="co19" table:default-cell-style-name="ce220"/>
        <table:table-column table:style-name="co6" table:default-cell-style-name="ce220"/>
        <table:table-column table:style-name="co20" table:default-cell-style-name="ce220"/>
        <table:table-column table:style-name="co6" table:number-columns-repeated="3" table:default-cell-style-name="ce220"/>
        <table:table-row table:style-name="ro18">
          <table:table-cell table:number-columns-repeated="11"/>
        </table:table-row>
        <table:table-row table:style-name="ro18">
          <table:table-cell/>
          <table:table-cell table:style-name="ce221" office:value-type="string" calcext:value-type="string">
            <text:p>RESUMEN DEL PRESUPUESTO</text:p>
          </table:table-cell>
          <table:table-cell table:style-name="ce225" table:number-columns-repeated="8"/>
          <table:table-cell/>
        </table:table-row>
        <table:table-row table:style-name="ro18">
          <table:table-cell table:number-columns-repeated="11"/>
        </table:table-row>
        <table:table-row table:style-name="ro18">
          <table:table-cell/>
          <table:table-cell table:style-name="ce223" office:value-type="string" calcext:value-type="string">
            <text:p>CAPÍTULO</text:p>
          </table:table-cell>
          <table:table-cell table:style-name="ce223" office:value-type="string" calcext:value-type="string">
            <text:p>RESUMEN</text:p>
          </table:table-cell>
          <table:table-cell table:style-name="ce223" table:number-columns-repeated="5"/>
          <table:table-cell table:style-name="ce95" office:value-type="string" calcext:value-type="string">
            <text:p>EUROS</text:p>
          </table:table-cell>
          <table:table-cell table:style-name="ce95" office:value-type="string" calcext:value-type="string">
            <text:p>PORCENTAJE</text:p>
          </table:table-cell>
          <table:table-cell/>
        </table:table-row>
        <table:table-row table:style-name="ro18">
          <table:table-cell/>
          <table:table-cell office:value-type="float" office:value="1" calcext:value-type="float">
            <text:p>1</text:p>
          </table:table-cell>
          <table:table-cell table:formula="of:=#REF!" office:value-type="string" office:string-value="" calcext:value-type="error">
            <text:p>#REF!</text:p>
          </table:table-cell>
          <table:table-cell table:number-columns-spanned="5" table:number-rows-spanned="1"/>
          <table:covered-table-cell table:number-columns-repeated="4"/>
          <table:table-cell table:style-name="ce231" table:formula="of:=#REF!" office:value-type="string" office:string-value="" calcext:value-type="error">
            <text:p>#REF!</text:p>
          </table:table-cell>
          <table:table-cell table:style-name="ce227" table:formula="of:=[.I5]/[.$I$8]" office:value-type="string" office:string-value="" calcext:value-type="error">
            <text:p>#REF!</text:p>
          </table:table-cell>
          <table:table-cell/>
        </table:table-row>
        <table:table-row table:style-name="ro18">
          <table:table-cell/>
          <table:table-cell office:value-type="float" office:value="2" calcext:value-type="float">
            <text:p>2</text:p>
          </table:table-cell>
          <table:table-cell table:formula="of:=[$pressupost.B5]" office:value-type="string" office:string-value="CAPÍTULO 2 OBRA ELÉCTRICA" calcext:value-type="string">
            <text:p>CAPÍTULO 2 OBRA ELÉCTRICA</text:p>
          </table:table-cell>
          <table:table-cell table:style-name="ce226" table:number-columns-spanned="5" table:number-rows-spanned="1"/>
          <table:covered-table-cell table:number-columns-repeated="4"/>
          <table:table-cell table:style-name="ce231" table:formula="of:=[$pressupost.L13]" office:value-type="float" office:value="0" calcext:value-type="float">
            <text:p>0,00</text:p>
          </table:table-cell>
          <table:table-cell table:style-name="ce227" table:formula="of:=[.I6]/[.$I$8]" office:value-type="string" office:string-value="" calcext:value-type="error">
            <text:p>#REF!</text:p>
          </table:table-cell>
          <table:table-cell/>
        </table:table-row>
        <table:table-row table:style-name="ro18">
          <table:table-cell table:number-columns-repeated="11"/>
        </table:table-row>
        <table:table-row table:style-name="ro19">
          <table:table-cell table:number-columns-repeated="6"/>
          <table:table-cell table:style-name="ce95" office:value-type="string" calcext:value-type="string" table:number-columns-spanned="2" table:number-rows-spanned="1">
            <text:p>TOTAL <text:span text:style-name="T6">EJECUCIÓN</text:span> MATERIAL </text:p>
          </table:table-cell>
          <table:covered-table-cell table:style-name="ce95"/>
          <table:table-cell table:style-name="ce233" table:formula="of:=SUM([.I5:.I6])" office:value-type="string" office:string-value="" calcext:value-type="error">
            <text:p>#REF!</text:p>
          </table:table-cell>
          <table:table-cell table:number-columns-repeated="2"/>
        </table:table-row>
        <table:table-row table:style-name="ro18">
          <table:table-cell table:number-columns-repeated="4"/>
          <table:table-cell table:style-name="ce227" office:value-type="percentage" office:value="0.13" calcext:value-type="percentage">
            <text:p>13,00%</text:p>
          </table:table-cell>
          <table:table-cell office:value-type="string" calcext:value-type="string">
            <text:p><text:s/>Gastos Generales</text:p>
          </table:table-cell>
          <table:table-cell table:style-name="ce96"/>
          <table:table-cell table:style-name="ce231" table:formula="of:=[.$I$8]*[.E9]" office:value-type="string" office:string-value="" calcext:value-type="error">
            <text:p>#REF!</text:p>
          </table:table-cell>
          <table:table-cell table:number-columns-repeated="3"/>
        </table:table-row>
        <table:table-row table:style-name="ro18">
          <table:table-cell table:number-columns-repeated="4"/>
          <table:table-cell table:style-name="ce227" office:value-type="percentage" office:value="0.06" calcext:value-type="percentage">
            <text:p>6,00%</text:p>
          </table:table-cell>
          <table:table-cell office:value-type="string" calcext:value-type="string">
            <text:p><text:s/>Beneficio Industrial</text:p>
          </table:table-cell>
          <table:table-cell table:style-name="ce96"/>
          <table:table-cell table:style-name="ce231" table:formula="of:=[.$I$8]*[.E10]" office:value-type="string" office:string-value="" calcext:value-type="error">
            <text:p>#REF!</text:p>
          </table:table-cell>
          <table:table-cell table:number-columns-repeated="3"/>
        </table:table-row>
        <table:table-row table:style-name="ro18">
          <table:table-cell table:number-columns-repeated="4"/>
          <table:table-cell table:style-name="ce227"/>
          <table:table-cell table:number-columns-repeated="2"/>
          <table:table-cell table:style-name="ce232"/>
          <table:table-cell table:style-name="ce235"/>
          <table:table-cell table:number-columns-repeated="2"/>
        </table:table-row>
        <table:table-row table:style-name="ro18">
          <table:table-cell table:number-columns-repeated="6"/>
          <table:table-cell table:style-name="ce230" office:value-type="string" calcext:value-type="string" table:number-columns-spanned="2" table:number-rows-spanned="1">
            <text:p>SUMA B.I. y G.G.</text:p>
          </table:table-cell>
          <table:covered-table-cell/>
          <table:table-cell table:style-name="ce231" table:formula="of:=SUM([.H9:.H10])" office:value-type="string" office:string-value="" calcext:value-type="error">
            <text:p>#REF!</text:p>
          </table:table-cell>
          <table:table-cell table:number-columns-repeated="2"/>
        </table:table-row>
        <table:table-row table:style-name="ro18">
          <table:table-cell table:number-columns-repeated="11"/>
        </table:table-row>
        <table:table-row table:style-name="ro18">
          <table:table-cell table:number-columns-repeated="4"/>
          <table:table-cell table:style-name="ce227" office:value-type="percentage" office:value="0.21" calcext:value-type="percentage">
            <text:p>21,00%</text:p>
          </table:table-cell>
          <table:table-cell office:value-type="string" calcext:value-type="string">
            <text:p><text:s/>IVA</text:p>
          </table:table-cell>
          <table:table-cell table:style-name="ce96" table:number-columns-spanned="2" table:number-rows-spanned="1"/>
          <table:covered-table-cell/>
          <table:table-cell table:style-name="ce231" table:formula="of:=[.E14]*([.I12]+[.I8])" office:value-type="string" office:string-value="" calcext:value-type="error">
            <text:p>#REF!</text:p>
          </table:table-cell>
          <table:table-cell table:number-columns-repeated="2"/>
        </table:table-row>
        <table:table-row table:style-name="ro18" table:number-rows-repeated="2">
          <table:table-cell table:number-columns-repeated="11"/>
        </table:table-row>
        <table:table-row table:style-name="ro18">
          <table:table-cell table:number-columns-repeated="5"/>
          <table:table-cell table:style-name="ce95" office:value-type="string" calcext:value-type="string" table:number-columns-spanned="3" table:number-rows-spanned="1">
            <text:p>TOTAL PRESUPUESTO GENERAL</text:p>
          </table:table-cell>
          <table:covered-table-cell table:number-columns-repeated="2"/>
          <table:table-cell table:style-name="ce236" table:formula="of:=[.I8]+[.I12]+[.I14]" office:value-type="string" office:string-value="" calcext:value-type="error">
            <text:p>#REF!</text:p>
          </table:table-cell>
          <table:table-cell table:number-columns-repeated="2"/>
        </table:table-row>
        <table:table-row table:style-name="ro18" table:number-rows-repeated="2">
          <table:table-cell table:number-columns-repeated="11"/>
        </table:table-row>
        <table:table-row table:style-name="ro18">
          <table:table-cell/>
          <table:table-cell table:style-name="ce224" table:formula="of:=COM.MICROSOFT.CONCAT(&quot;Manacor, a &quot;;DAY(TODAY());&quot;/&quot;;MONTH(TODAY());&quot;/&quot;;YEAR(TODAY()))" office:value-type="string" office:string-value="Manacor, a 10/3/2026" calcext:value-type="string" table:number-columns-spanned="9" table:number-rows-spanned="1">
            <text:p>Manacor, a 10/3/2026</text:p>
          </table:table-cell>
          <table:covered-table-cell table:number-columns-repeated="8"/>
          <table:table-cell/>
        </table:table-row>
        <table:table-row table:style-name="ro18">
          <table:table-cell table:number-columns-repeated="11"/>
        </table:table-row>
        <table:table-row table:style-name="ro18">
          <table:table-cell/>
          <table:table-cell table:style-name="ce223" table:number-columns-repeated="2"/>
          <table:table-cell table:style-name="ce223" office:value-type="string" calcext:value-type="string">
            <text:p>El Promotor</text:p>
          </table:table-cell>
          <table:table-cell table:style-name="ce223" table:number-columns-repeated="3"/>
          <table:table-cell table:style-name="ce223" office:value-type="string" calcext:value-type="string">
            <text:p>La dirección facultativa</text:p>
          </table:table-cell>
          <table:table-cell table:style-name="ce223" table:number-columns-repeated="2"/>
          <table:table-cell/>
        </table:table-row>
        <table:table-row table:style-name="ro18" table:number-rows-repeated="1048553">
          <table:table-cell table:number-columns-repeated="11"/>
        </table:table-row>
        <table:table-row table:style-name="ro18">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currency-style style:name="N114P0" style:volatile="true">
      <number:number number:decimal-places="2" number:min-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4P0"/>
    </number:currency-style>
    <number:number-style style:name="N115">
      <number:number number:decimal-places="1" number:min-decimal-places="1" number:min-integer-digits="1"/>
    </number:number-style>
    <number:number-style style:name="N116">
      <number:number number:decimal-places="3" number:min-decimal-places="3" number:min-integer-digits="1"/>
    </number:number-style>
    <number:number-style style:name="N117">
      <number:number number:decimal-places="5" number:min-decimal-places="5" number:min-integer-digits="1"/>
    </number:number-style>
    <number:number-style style:name="N118">
      <number:number number:decimal-places="4" number:min-decimal-places="4" number:min-integer-digits="1"/>
    </number:number-style>
    <number:number-style style:name="N119">
      <number:number number:decimal-places="7" number:min-decimal-places="7" number:min-integer-digits="1"/>
    </number:number-style>
    <number:number-style style:name="N120">
      <number:number number:decimal-places="6" number:min-decimal-places="6" number:min-integer-digits="1"/>
    </number:number-style>
    <number:number-style style:name="N121">
      <number:number number:decimal-places="1" number:min-decimal-places="1" number:min-integer-digits="1" number:grouping="true"/>
    </number:number-style>
    <number:number-style style:name="N122">
      <number:number number:decimal-places="13" number:min-decimal-places="13" number:min-integer-digits="1"/>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15" number:min-decimal-places="15" number:min-integer-digits="1"/>
    </number:number-style>
    <number:number-style style:name="N129">
      <number:number number:decimal-places="14" number:min-decimal-places="14" number:min-integer-digits="1"/>
    </number:number-style>
    <number:number-style style:name="N130">
      <number:number number:decimal-places="16" number:min-decimal-places="16" number:min-integer-digits="1"/>
    </number:number-style>
    <number:percentage-style style:name="N131">
      <number:number number:decimal-places="2" number:min-decimal-places="2" number:min-integer-digits="1"/>
      <number:text> %</number:text>
    </number:percentag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left="1cm" fo:margin-right="1cm" style:scale-to="66%"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0">00/00/0000</text:date>, <text:time style:data-style-name="N2" text:time-value="10:02:26.01170336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8:10:11.297530800</meta:creation-date>
    <dc:date>2026-03-10T11:59:43.730457912</dc:date>
    <meta:editing-duration>P4DT1M22S</meta:editing-duration>
    <meta:editing-cycles>298</meta:editing-cycles>
    <meta:generator>LibreOffice/25.2.7.2$Linux_X86_64 LibreOffice_project/520$Build-2</meta:generator>
    <meta:print-date>2026-01-31T14:43:30.850268700</meta:print-date>
    <meta:document-statistic meta:table-count="4" meta:cell-count="1581" meta:object-count="0"/>
  </office:meta>
</office:document-meta>
</file>